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D0000000FA7AA875CC66E4547C.png" manifest:media-type="image/png"/>
  <manifest:file-entry manifest:full-path="Pictures/10000000000000BD0000009B8F1647E2D554CDC6.jpg" manifest:media-type="image/jpeg"/>
  <manifest:file-entry manifest:full-path="Pictures/10000000000001A2000001EFCD828919D73C5A61.jpg" manifest:media-type="image/jpeg"/>
  <manifest:file-entry manifest:full-path="Pictures/10000000000002A000000118A68B573868F01964.jpg" manifest:media-type="image/jpeg"/>
  <manifest:file-entry manifest:full-path="Pictures/100000000000027C0000006A0CA79D96521D5E89.jpg" manifest:media-type="image/jpeg"/>
  <manifest:file-entry manifest:full-path="Pictures/1000020100000266000000CC2216719D54C07F5D.png" manifest:media-type="image/png"/>
  <manifest:file-entry manifest:full-path="Pictures/1000000000000187000000942A1FA15A33E25A44.jpg" manifest:media-type="image/jpeg"/>
  <manifest:file-entry manifest:full-path="Pictures/100000000000014B000000D097FE9682166C1AB8.jpg" manifest:media-type="image/jpeg"/>
  <manifest:file-entry manifest:full-path="Pictures/100000000000026A0000012DE9AB4EBFF31B7B51.jpg" manifest:media-type="image/jpeg"/>
  <manifest:file-entry manifest:full-path="Pictures/1000000000000298000000DB0E998DD805F5B9A8.jpg" manifest:media-type="image/jpeg"/>
  <manifest:file-entry manifest:full-path="Pictures/100000000000017E0000003C92CE8630621F8761.jpg" manifest:media-type="image/jpeg"/>
  <manifest:file-entry manifest:full-path="Pictures/10000000000002440000003EB650762BFD83D060.jpg" manifest:media-type="image/jpeg"/>
  <manifest:file-entry manifest:full-path="Pictures/1000000000000295000000CC2DF447966AF1A22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Inter" svg:font-family="Inter, BlinkMacSystemFont, 'Segoe UI', Roboto, Oxygen, Ubuntu, Cantarell, 'Fira Sans', 'Droid Sans', 'Helvetica Neue', sans-sans"/>
    <style:font-face style:name="Mangal1" svg:font-family="Mangal"/>
    <style:font-face style:name="arial" svg:font-family="arial, sans-serif"/>
    <style:font-face style:name="Microsoft Sans Serif1" svg:font-family="'Microsoft Sans Serif'" style:font-family-generic="swiss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pt" fo:country="BR" officeooo:rsid="000460f8" officeooo:paragraph-rsid="000460f8"/>
    </style:style>
    <style:style style:name="P2" style:family="paragraph" style:parent-style-name="Standard">
      <style:paragraph-properties fo:text-align="start" style:justify-single-word="false"/>
      <style:text-properties officeooo:paragraph-rsid="0013c01d"/>
    </style:style>
    <style:style style:name="P3" style:family="paragraph" style:parent-style-name="Standard">
      <style:paragraph-properties fo:text-align="start" style:justify-single-word="false"/>
      <style:text-properties officeooo:paragraph-rsid="0011dbb3"/>
    </style:style>
    <style:style style:name="P4" style:family="paragraph" style:parent-style-name="Standard">
      <style:paragraph-properties fo:text-align="start" style:justify-single-word="false"/>
      <style:text-properties officeooo:paragraph-rsid="0030eed1"/>
    </style:style>
    <style:style style:name="P5" style:family="paragraph" style:parent-style-name="Standard">
      <style:paragraph-properties fo:text-align="start" style:justify-single-word="false"/>
      <style:text-properties officeooo:paragraph-rsid="00c47d1b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b6002" officeooo:paragraph-rsid="0014478c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officeooo:paragraph-rsid="00298b67" style:font-size-asian="14pt" style:font-weight-asian="normal" style:font-size-complex="14pt" style:font-weight-complex="normal"/>
    </style:style>
    <style:style style:name="P8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aecb0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460f8" officeooo:paragraph-rsid="009d35f9" style:font-size-asian="14pt" style:font-weight-asian="normal" style:font-size-complex="14pt" style:font-weight-complex="normal"/>
    </style:style>
    <style:style style:name="P10" style:family="paragraph" style:parent-style-name="Standard">
      <loext:graphic-properties draw:fill="none"/>
      <style:paragraph-properties style:line-height-at-least="0.582cm"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loext:graphic-properties draw:fill="none"/>
      <style:paragraph-properties style:line-height-at-least="0.582cm" fo:text-align="start" style:justify-single-word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5857b" officeooo:paragraph-rsid="00b5857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loext:graphic-properties draw:fill="none"/>
      <style:paragraph-properties style:line-height-at-least="0.582cm" fo:text-align="start" style:justify-single-word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f7dce1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171717" style:font-name="Microsoft Sans Serif" fo:font-size="14pt" fo:letter-spacing="normal" fo:language="pt" fo:country="BR" fo:font-style="normal" fo:font-weight="normal" officeooo:rsid="000c7a58" officeooo:paragraph-rsid="000c7a58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171717" style:font-name="Microsoft Sans Serif" fo:font-size="14pt" fo:letter-spacing="normal" fo:language="pt" fo:country="BR" fo:font-style="normal" fo:font-weight="normal" officeooo:rsid="000c5d1b" officeooo:paragraph-rsid="000c5d1b" style:font-size-asian="14pt" style:font-weight-asian="normal" style:font-size-complex="14pt" style:font-weight-complex="normal"/>
    </style:style>
    <style:style style:name="P15" style:family="paragraph" style:parent-style-name="Standard">
      <loext:graphic-properties draw:fill="none"/>
      <style:paragraph-properties style:line-height-at-least="0.582cm" fo:text-align="start" style:justify-single-word="false" fo:background-color="transparent"/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fo:font-weight="normal" officeooo:rsid="00b71a56" officeooo:paragraph-rsid="00b5857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008cc1" officeooo:paragraph-rsid="00008cc1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11dbb3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243c74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298b67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30eed1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2233c6" officeooo:paragraph-rsid="002233c6" style:font-size-asian="18pt" style:font-weight-asian="bold" style:font-size-complex="18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01e7a" officeooo:paragraph-rsid="000dd1af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01e7a" officeooo:paragraph-rsid="00101e7a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000000" style:font-name="Microsoft Sans Serif" fo:font-size="14pt" fo:language="pt" fo:country="BR" fo:font-weight="normal" officeooo:rsid="0011dbb3" officeooo:paragraph-rsid="0011dbb3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1dbb3" officeooo:paragraph-rsid="0011dbb3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1dbb3" officeooo:paragraph-rsid="002228cb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 fo:orphans="2" fo:widows="2"/>
      <style:text-properties fo:color="#000000" style:font-name="Microsoft Sans Serif" fo:font-size="14pt" fo:language="pt" fo:country="BR" fo:font-weight="normal" officeooo:rsid="0011dbb3" officeooo:paragraph-rsid="00bc577f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line-height="100%" fo:text-align="start" style:justify-single-word="false"/>
      <style:text-properties fo:color="#000000" style:font-name="Microsoft Sans Serif" fo:font-size="14pt" fo:language="pt" fo:country="BR" fo:font-weight="normal" officeooo:rsid="0011dbb3" officeooo:paragraph-rsid="002228cb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line-height="100%" fo:text-align="start" style:justify-single-word="false"/>
      <style:text-properties fo:color="#000000" style:font-name="Microsoft Sans Serif" fo:font-size="14pt" fo:language="pt" fo:country="BR" fo:font-weight="normal" officeooo:rsid="0011dbb3" officeooo:paragraph-rsid="002233c6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11dbb3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1f959f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30eed1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9d35f9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228cb" officeooo:paragraph-rsid="002228cb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98b67" officeooo:paragraph-rsid="00298b67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98b67" officeooo:paragraph-rsid="00a3c8f2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000000" style:font-name="Microsoft Sans Serif" fo:font-size="14pt" fo:language="pt" fo:country="BR" fo:font-weight="normal" officeooo:rsid="00298b67" officeooo:paragraph-rsid="00298b67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0460f8" officeooo:paragraph-rsid="000460f8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60a6a" officeooo:paragraph-rsid="00260a6a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30eed1" officeooo:paragraph-rsid="0030eed1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233c6" officeooo:paragraph-rsid="009d35f9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bold" officeooo:rsid="0011dbb3" officeooo:paragraph-rsid="0011dbb3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27cf" officeooo:paragraph-rsid="000627cf" style:font-size-asian="14pt" style:font-size-complex="14pt"/>
    </style:style>
    <style:style style:name="P44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7250" officeooo:paragraph-rsid="00067250" style:font-size-asian="14pt" style:font-size-complex="14pt"/>
    </style:style>
    <style:style style:name="P45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7250" officeooo:paragraph-rsid="009d35f9" style:font-size-asian="14pt" style:font-size-complex="14pt"/>
    </style:style>
    <style:style style:name="P46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082551" style:font-size-asian="14pt" style:font-size-complex="14pt"/>
    </style:style>
    <style:style style:name="P47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084753" style:font-size-asian="14pt" style:font-size-complex="14pt"/>
    </style:style>
    <style:style style:name="P48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9d35f9" style:font-size-asian="14pt" style:font-size-complex="14pt"/>
    </style:style>
    <style:style style:name="P49" style:family="paragraph" style:parent-style-name="Standard">
      <style:paragraph-properties fo:text-align="center" style:justify-single-word="false"/>
      <style:text-properties style:font-name="Microsoft Sans Serif" fo:font-size="14pt" fo:language="pt" fo:country="BR" officeooo:rsid="00084753" officeooo:paragraph-rsid="00084753" style:font-size-asian="14pt" style:font-size-complex="14pt"/>
    </style:style>
    <style:style style:name="P50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289fa" officeooo:paragraph-rsid="000289fa" style:font-size-asian="14pt" style:font-size-complex="14pt"/>
    </style:style>
    <style:style style:name="P51" style:family="paragraph" style:parent-style-name="Standard">
      <style:paragraph-properties fo:text-align="center" style:justify-single-word="false"/>
      <style:text-properties style:font-name="Microsoft Sans Serif" fo:font-size="14pt" fo:language="pt" fo:country="BR" officeooo:rsid="00008cc1" officeooo:paragraph-rsid="00008cc1" style:font-size-asian="14pt" style:font-size-complex="14pt"/>
    </style:style>
    <style:style style:name="P52" style:family="paragraph" style:parent-style-name="Standard">
      <style:paragraph-properties fo:text-align="start" style:justify-single-word="false"/>
      <style:text-properties style:font-name="Microsoft Sans Serif" fo:font-size="14pt" fo:language="pt" fo:country="BR" style:text-underline-style="solid" style:text-underline-width="auto" style:text-underline-color="font-color" officeooo:rsid="00008cc1" officeooo:paragraph-rsid="002e15bb" style:font-size-asian="14pt" style:font-size-complex="14pt"/>
    </style:style>
    <style:style style:name="P53" style:family="paragraph" style:parent-style-name="Standard">
      <style:paragraph-properties fo:text-align="start" style:justify-single-word="false"/>
      <style:text-properties style:font-name="Microsoft Sans Serif" fo:font-size="14pt" officeooo:paragraph-rsid="0014478c" style:font-size-asian="14pt" style:font-size-complex="14pt"/>
    </style:style>
    <style:style style:name="P54" style:family="paragraph" style:parent-style-name="Standard">
      <style:paragraph-properties fo:text-align="start" style:justify-single-word="false"/>
      <style:text-properties style:font-name="Microsoft Sans Serif" fo:font-size="14pt" officeooo:paragraph-rsid="000b730f" style:font-size-asian="14pt" style:font-size-complex="14pt"/>
    </style:style>
    <style:style style:name="P55" style:family="paragraph" style:parent-style-name="Standard">
      <style:paragraph-properties fo:text-align="start" style:justify-single-word="false"/>
      <style:text-properties style:font-name="Microsoft Sans Serif" fo:font-size="14pt" officeooo:paragraph-rsid="000c5d1b" style:font-size-asian="14pt" style:font-size-complex="14pt"/>
    </style:style>
    <style:style style:name="P56" style:family="paragraph" style:parent-style-name="Standard">
      <style:paragraph-properties fo:text-align="start" style:justify-single-word="false"/>
      <style:text-properties style:font-name="Microsoft Sans Serif" fo:font-size="14pt" officeooo:paragraph-rsid="002e15bb" style:font-size-asian="14pt" style:font-size-complex="14pt"/>
    </style:style>
    <style:style style:name="P57" style:family="paragraph" style:parent-style-name="Standard">
      <style:paragraph-properties fo:text-align="start" style:justify-single-word="false"/>
      <style:text-properties style:font-name="Microsoft Sans Serif" fo:font-size="14pt" officeooo:paragraph-rsid="009d35f9" style:font-size-asian="14pt" style:font-size-complex="14pt"/>
    </style:style>
    <style:style style:name="P58" style:family="paragraph" style:parent-style-name="Standard">
      <style:paragraph-properties fo:text-align="start" style:justify-single-word="false"/>
      <style:text-properties style:font-name="Microsoft Sans Serif" fo:font-size="14pt" officeooo:rsid="000c7a58" officeooo:paragraph-rsid="000c7a58" style:font-size-asian="14pt" style:font-size-complex="14pt"/>
    </style:style>
    <style:style style:name="P59" style:family="paragraph" style:parent-style-name="Standard">
      <style:paragraph-properties fo:text-align="start" style:justify-single-word="false"/>
      <style:text-properties style:font-name="Microsoft Sans Serif" fo:font-size="14pt" officeooo:rsid="000c7a58" officeooo:paragraph-rsid="000fa029" style:font-size-asian="14pt" style:font-size-complex="14pt"/>
    </style:style>
    <style:style style:name="P60" style:family="paragraph" style:parent-style-name="Standard">
      <style:paragraph-properties fo:text-align="start" style:justify-single-word="false"/>
      <style:text-properties style:font-name="Microsoft Sans Serif" fo:font-size="14pt" officeooo:rsid="000fa029" officeooo:paragraph-rsid="009d35f9" style:font-size-asian="14pt" style:font-size-complex="14pt"/>
    </style:style>
    <style:style style:name="P61" style:family="paragraph" style:parent-style-name="Standard">
      <style:paragraph-properties fo:text-align="start" style:justify-single-word="false"/>
      <style:text-properties style:font-name="Microsoft Sans Serif" fo:font-size="14pt" fo:font-weight="bold" officeooo:paragraph-rsid="002e15bb" style:font-size-asian="14pt" style:font-weight-asian="bold" style:font-size-complex="14pt" style:font-weight-complex="bold"/>
    </style:style>
    <style:style style:name="P62" style:family="paragraph" style:parent-style-name="Standard">
      <style:paragraph-properties fo:text-align="start" style:justify-single-word="false"/>
      <style:text-properties officeooo:rsid="001f959f" officeooo:paragraph-rsid="001f959f"/>
    </style:style>
    <style:style style:name="P63" style:family="paragraph" style:parent-style-name="Standard">
      <style:paragraph-properties fo:text-align="start" style:justify-single-word="false"/>
      <style:text-properties officeooo:rsid="001f959f" officeooo:paragraph-rsid="003aecb0"/>
    </style:style>
    <style:style style:name="P64" style:family="paragraph" style:parent-style-name="Standard">
      <style:paragraph-properties fo:text-align="start" style:justify-single-word="false"/>
      <style:text-properties officeooo:rsid="00260a6a" officeooo:paragraph-rsid="00260a6a"/>
    </style:style>
    <style:style style:name="P65" style:family="paragraph" style:parent-style-name="Standard">
      <style:paragraph-properties style:line-height-at-least="0.582cm"/>
      <style:text-properties fo:color="#d4d4d4" style:font-name="Consolas" fo:font-size="12pt" fo:font-weight="normal" fo:background-color="#1e1e1e"/>
    </style:style>
    <style:style style:name="P66" style:family="paragraph" style:parent-style-name="Standard">
      <style:paragraph-properties style:line-height-at-least="0.582cm"/>
      <style:text-properties fo:color="#d4d4d4" style:font-name="Consolas" fo:font-size="12pt" fo:font-weight="normal" officeooo:paragraph-rsid="0085c703" fo:background-color="#1e1e1e"/>
    </style:style>
    <style:style style:name="P67" style:family="paragraph" style:parent-style-name="Standard">
      <style:paragraph-properties style:line-height-at-least="0.582cm"/>
      <style:text-properties fo:color="#d4d4d4" fo:background-color="#1e1e1e"/>
    </style:style>
    <style:style style:name="P68" style:family="paragraph" style:parent-style-name="Standard">
      <style:paragraph-properties style:line-height-at-least="0.582cm"/>
      <style:text-properties fo:color="#d4d4d4" officeooo:paragraph-rsid="0085c703" fo:background-color="#1e1e1e"/>
    </style:style>
    <style:style style:name="P69" style:family="paragraph" style:parent-style-name="Standard">
      <style:paragraph-properties style:line-height-at-least="0.582cm"/>
      <style:text-properties fo:color="#d4d4d4" fo:language="pt" fo:country="BR" fo:background-color="#1e1e1e"/>
    </style:style>
    <style:style style:name="P70" style:family="paragraph" style:parent-style-name="Standard">
      <style:paragraph-properties style:line-height-at-least="0.582cm"/>
      <style:text-properties fo:color="#d4d4d4" fo:language="pt" fo:country="BR" officeooo:paragraph-rsid="007d9525" fo:background-color="#1e1e1e"/>
    </style:style>
    <style:style style:name="P71" style:family="paragraph" style:parent-style-name="Standard">
      <style:paragraph-properties style:line-height-at-least="0.582cm"/>
      <style:text-properties fo:color="#d4d4d4" fo:language="pt" fo:country="BR" officeooo:paragraph-rsid="007d35a0" fo:background-color="#1e1e1e"/>
    </style:style>
    <style:style style:name="P72" style:family="paragraph" style:parent-style-name="Standard">
      <style:paragraph-properties style:line-height-at-least="0.582cm"/>
      <style:text-properties fo:color="#d4d4d4" fo:language="pt" fo:country="BR" officeooo:paragraph-rsid="007b45ff" fo:background-color="#1e1e1e"/>
    </style:style>
    <style:style style:name="P73" style:family="paragraph" style:parent-style-name="Standard">
      <style:paragraph-properties style:line-height-at-least="0.582cm"/>
      <style:text-properties fo:color="#d4d4d4" fo:language="pt" fo:country="BR" officeooo:paragraph-rsid="00e0f43e" fo:background-color="#1e1e1e"/>
    </style:style>
    <style:style style:name="P74" style:family="paragraph" style:parent-style-name="Standard">
      <style:paragraph-properties style:line-height-at-least="0.582cm"/>
      <style:text-properties fo:color="#808080" style:font-name="Consolas" fo:font-size="12pt" fo:font-weight="normal" officeooo:paragraph-rsid="0085c703" fo:background-color="#1e1e1e"/>
    </style:style>
    <style:style style:name="P75" style:family="paragraph" style:parent-style-name="Standard">
      <style:paragraph-properties style:line-height-at-least="0.582cm"/>
      <style:text-properties fo:color="#6a9955" style:font-name="Consolas" fo:font-size="12pt" fo:language="pt" fo:country="BR" fo:font-weight="normal" fo:background-color="#1e1e1e"/>
    </style:style>
    <style:style style:name="P76" style:family="paragraph" style:parent-style-name="Standard">
      <loext:graphic-properties draw:fill="none"/>
      <style:paragraph-properties style:line-height-at-least="0.582cm" fo:text-align="start" style:justify-single-word="false" fo:orphans="2" fo:widows="2" fo:background-color="transparent"/>
      <style:text-properties officeooo:paragraph-rsid="00be2b6c"/>
    </style:style>
    <style:style style:name="P77" style:family="paragraph" style:parent-style-name="Standard">
      <loext:graphic-properties draw:fill="none"/>
      <style:paragraph-properties style:line-height-at-least="0.582cm" fo:text-align="start" style:justify-single-word="false" fo:background-color="transparent"/>
      <style:text-properties officeooo:paragraph-rsid="0106e4a1"/>
    </style:style>
    <style:style style:name="P78" style:family="paragraph" style:parent-style-name="Standard" style:master-page-name="">
      <loext:graphic-properties draw:fill="none"/>
      <style:paragraph-properties fo:margin-left="0cm" fo:margin-right="-0.7cm" fo:text-align="start" style:justify-single-word="false" fo:text-indent="0cm" style:auto-text-indent="false" style:page-number="auto" fo:background-color="transparent"/>
      <style:text-properties officeooo:paragraph-rsid="002c7f63"/>
    </style:style>
    <style:style style:name="P7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2c7f63"/>
    </style:style>
    <style:style style:name="P8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571439"/>
    </style:style>
    <style:style style:name="P8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5bbf3e"/>
    </style:style>
    <style:style style:name="P8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69d7eb"/>
    </style:style>
    <style:style style:name="P8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ddb981"/>
    </style:style>
    <style:style style:name="P84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officeooo:rsid="002af1eb" officeooo:paragraph-rsid="002af1eb"/>
    </style:style>
    <style:style style:name="P8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officeooo:paragraph-rsid="002af1eb" style:font-size-asian="14pt" style:font-weight-asian="normal" style:font-size-complex="14pt" style:font-weight-complex="normal"/>
    </style:style>
    <style:style style:name="P8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officeooo:paragraph-rsid="002af1eb" style:font-size-asian="14pt" style:font-weight-asian="normal" style:font-size-complex="14pt" style:font-weight-complex="normal"/>
    </style:style>
    <style:style style:name="P8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officeooo:paragraph-rsid="002cc7de" style:font-size-asian="14pt" style:font-weight-asian="normal" style:font-size-complex="14pt" style:font-weight-complex="normal"/>
    </style:style>
    <style:style style:name="P8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27d7e" officeooo:paragraph-rsid="00327d7e" style:font-size-asian="14pt" style:font-weight-asian="normal" style:font-size-complex="14pt" style:font-weight-complex="normal"/>
    </style:style>
    <style:style style:name="P8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44f32" style:font-size-asian="14pt" style:font-weight-asian="normal" style:font-size-complex="14pt" style:font-weight-complex="normal"/>
    </style:style>
    <style:style style:name="P9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aecb0" style:font-size-asian="14pt" style:font-weight-asian="normal" style:font-size-complex="14pt" style:font-weight-complex="normal"/>
    </style:style>
    <style:style style:name="P9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3f181" officeooo:paragraph-rsid="0043f181" style:font-size-asian="14pt" style:font-weight-asian="normal" style:font-size-complex="14pt" style:font-weight-complex="normal"/>
    </style:style>
    <style:style style:name="P9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01201" officeooo:paragraph-rsid="0049524a" style:font-size-asian="14pt" style:font-weight-asian="normal" style:font-size-complex="14pt" style:font-weight-complex="normal"/>
    </style:style>
    <style:style style:name="P9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01201" officeooo:paragraph-rsid="003e2068" style:font-size-asian="14pt" style:font-weight-asian="normal" style:font-size-complex="14pt" style:font-weight-complex="normal"/>
    </style:style>
    <style:style style:name="P9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01201" officeooo:paragraph-rsid="00cbfd72" style:font-size-asian="14pt" style:font-weight-asian="normal" style:font-size-complex="14pt" style:font-weight-complex="normal"/>
    </style:style>
    <style:style style:name="P9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9524a" officeooo:paragraph-rsid="0049524a" style:font-size-asian="14pt" style:font-weight-asian="normal" style:font-size-complex="14pt" style:font-weight-complex="normal"/>
    </style:style>
    <style:style style:name="P9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officeooo:paragraph-rsid="0037ee9c" style:font-size-asian="14pt" style:font-weight-asian="normal" style:font-size-complex="14pt" style:font-weight-complex="normal"/>
    </style:style>
    <style:style style:name="P9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officeooo:paragraph-rsid="0038fc69" style:font-size-asian="14pt" style:font-weight-asian="normal" style:font-size-complex="14pt" style:font-weight-complex="normal"/>
    </style:style>
    <style:style style:name="P9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8fc69" officeooo:paragraph-rsid="0038fc69" style:font-size-asian="14pt" style:font-weight-asian="normal" style:font-size-complex="14pt" style:font-weight-complex="normal"/>
    </style:style>
    <style:style style:name="P9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cc362" officeooo:paragraph-rsid="004cc362" style:font-size-asian="14pt" style:font-weight-asian="normal" style:font-size-complex="14pt" style:font-weight-complex="normal"/>
    </style:style>
    <style:style style:name="P10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f4071" officeooo:paragraph-rsid="004f4071" style:font-size-asian="14pt" style:font-weight-asian="normal" style:font-size-complex="14pt" style:font-weight-complex="normal"/>
    </style:style>
    <style:style style:name="P10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f4071" officeooo:paragraph-rsid="00cbfd72" style:font-size-asian="14pt" style:font-weight-asian="normal" style:font-size-complex="14pt" style:font-weight-complex="normal"/>
    </style:style>
    <style:style style:name="P10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f4071" officeooo:paragraph-rsid="00999657" style:font-size-asian="14pt" style:font-weight-asian="normal" style:font-size-complex="14pt" style:font-weight-complex="normal"/>
    </style:style>
    <style:style style:name="P10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8af62" officeooo:paragraph-rsid="002cc7de" fo:background-color="transparent" style:font-size-asian="14pt" style:font-weight-asian="normal" style:font-size-complex="14pt" style:font-weight-complex="normal"/>
    </style:style>
    <style:style style:name="P10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44f32" officeooo:paragraph-rsid="00344f32" style:font-size-asian="14pt" style:font-weight-asian="bold" style:font-size-complex="14pt" style:font-weight-complex="bold"/>
    </style:style>
    <style:style style:name="P10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10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4f4071" officeooo:paragraph-rsid="009fa7c7" fo:background-color="transparent" style:font-size-asian="14pt" style:font-weight-asian="normal" style:font-size-complex="14pt" style:font-weight-complex="normal"/>
    </style:style>
    <style:style style:name="P10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29f1c" fo:background-color="transparent" style:font-size-asian="14pt" style:font-weight-asian="normal" style:font-size-complex="14pt" style:font-weight-complex="normal"/>
    </style:style>
    <style:style style:name="P10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af9f16" fo:background-color="transparent" style:font-size-asian="14pt" style:font-weight-asian="normal" style:font-size-complex="14pt" style:font-weight-complex="normal"/>
    </style:style>
    <style:style style:name="P10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e9001" fo:background-color="transparent" style:font-size-asian="14pt" style:font-weight-asian="normal" style:font-size-complex="14pt" style:font-weight-complex="normal"/>
    </style:style>
    <style:style style:name="P11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d40522" fo:background-color="transparent" style:font-size-asian="14pt" style:font-weight-asian="normal" style:font-size-complex="14pt" style:font-weight-complex="normal"/>
    </style:style>
    <style:style style:name="P11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9fa7c7" fo:background-color="transparent" style:font-size-asian="14pt" style:font-weight-asian="normal" style:font-size-complex="14pt" style:font-weight-complex="normal"/>
    </style:style>
    <style:style style:name="P11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8d171" officeooo:paragraph-rsid="00ad1225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8d171" officeooo:paragraph-rsid="00b29f1c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11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4fbaf9" style:font-size-asian="14pt" style:font-weight-asian="normal" style:font-size-complex="14pt" style:font-weight-complex="normal"/>
    </style:style>
    <style:style style:name="P11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50823d" style:font-size-asian="14pt" style:font-weight-asian="normal" style:font-size-complex="14pt" style:font-weight-complex="normal"/>
    </style:style>
    <style:style style:name="P11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5119be" style:font-size-asian="14pt" style:font-weight-asian="normal" style:font-size-complex="14pt" style:font-weight-complex="normal"/>
    </style:style>
    <style:style style:name="P11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0823d" officeooo:paragraph-rsid="0050823d" style:font-size-asian="14pt" style:font-weight-asian="normal" style:font-size-complex="14pt" style:font-weight-complex="normal"/>
    </style:style>
    <style:style style:name="P12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0823d" officeooo:paragraph-rsid="0052c896" style:font-size-asian="14pt" style:font-weight-asian="normal" style:font-size-complex="14pt" style:font-weight-complex="normal"/>
    </style:style>
    <style:style style:name="P12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71439" officeooo:paragraph-rsid="00571439" style:font-size-asian="14pt" style:font-weight-asian="normal" style:font-size-complex="14pt" style:font-weight-complex="normal"/>
    </style:style>
    <style:style style:name="P12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800a5" officeooo:paragraph-rsid="005800a5" style:font-size-asian="14pt" style:font-weight-asian="normal" style:font-size-complex="14pt" style:font-weight-complex="normal"/>
    </style:style>
    <style:style style:name="P12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bbf3e" officeooo:paragraph-rsid="005bbf3e" style:font-size-asian="14pt" style:font-weight-asian="normal" style:font-size-complex="14pt" style:font-weight-complex="normal"/>
    </style:style>
    <style:style style:name="P12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6117db" style:font-size-asian="14pt" style:font-weight-asian="normal" style:font-size-complex="14pt" style:font-weight-complex="normal"/>
    </style:style>
    <style:style style:name="P12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9d35f9" style:font-size-asian="14pt" style:font-weight-asian="normal" style:font-size-complex="14pt" style:font-weight-complex="normal"/>
    </style:style>
    <style:style style:name="P12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6607e7" style:font-size-asian="14pt" style:font-weight-asian="normal" style:font-size-complex="14pt" style:font-weight-complex="normal"/>
    </style:style>
    <style:style style:name="P12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a6ece1" style:font-size-asian="14pt" style:font-weight-asian="normal" style:font-size-complex="14pt" style:font-weight-complex="normal"/>
    </style:style>
    <style:style style:name="P12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ddb981" style:font-size-asian="14pt" style:font-weight-asian="normal" style:font-size-complex="14pt" style:font-weight-complex="normal"/>
    </style:style>
    <style:style style:name="P12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039a5" officeooo:paragraph-rsid="006039a5" style:font-size-asian="14pt" style:font-weight-asian="normal" style:font-size-complex="14pt" style:font-weight-complex="normal"/>
    </style:style>
    <style:style style:name="P13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039a5" officeooo:paragraph-rsid="005d3931" style:font-size-asian="14pt" style:font-weight-asian="normal" style:font-size-complex="14pt" style:font-weight-complex="normal"/>
    </style:style>
    <style:style style:name="P13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039a5" officeooo:paragraph-rsid="00ddb981" style:font-size-asian="14pt" style:font-weight-asian="normal" style:font-size-complex="14pt" style:font-weight-complex="normal"/>
    </style:style>
    <style:style style:name="P13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6117db" style:font-size-asian="14pt" style:font-weight-asian="normal" style:font-size-complex="14pt" style:font-weight-complex="normal"/>
    </style:style>
    <style:style style:name="P13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officeooo:paragraph-rsid="006607e7" style:font-size-asian="14pt" style:font-weight-asian="normal" style:font-size-complex="14pt" style:font-weight-complex="normal"/>
    </style:style>
    <style:style style:name="P13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officeooo:paragraph-rsid="0067528a" style:font-size-asian="14pt" style:font-weight-asian="normal" style:font-size-complex="14pt" style:font-weight-complex="normal"/>
    </style:style>
    <style:style style:name="P13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1ead1" officeooo:paragraph-rsid="0071ead1" style:font-size-asian="14pt" style:font-weight-asian="normal" style:font-size-complex="14pt" style:font-weight-complex="normal"/>
    </style:style>
    <style:style style:name="P13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3708d" officeooo:paragraph-rsid="0073708d" style:font-size-asian="14pt" style:font-weight-asian="normal" style:font-size-complex="14pt" style:font-weight-complex="normal"/>
    </style:style>
    <style:style style:name="P13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3708d" officeooo:paragraph-rsid="00748482" style:font-size-asian="14pt" style:font-weight-asian="normal" style:font-size-complex="14pt" style:font-weight-complex="normal"/>
    </style:style>
    <style:style style:name="P13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854af" style:font-size-asian="14pt" style:font-weight-asian="normal" style:font-size-complex="14pt" style:font-weight-complex="normal"/>
    </style:style>
    <style:style style:name="P13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b45ff" style:font-size-asian="14pt" style:font-weight-asian="normal" style:font-size-complex="14pt" style:font-weight-complex="normal"/>
    </style:style>
    <style:style style:name="P14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425fc" officeooo:paragraph-rsid="009d35f9" style:font-size-asian="14pt" style:font-weight-asian="normal" style:font-size-complex="14pt" style:font-weight-complex="normal"/>
    </style:style>
    <style:style style:name="P14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6e225" officeooo:paragraph-rsid="0052c896" style:font-size-asian="14pt" style:font-weight-asian="normal" style:font-size-complex="14pt" style:font-weight-complex="normal"/>
    </style:style>
    <style:style style:name="P14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206c" officeooo:paragraph-rsid="00ddb981" style:font-size-asian="14pt" style:font-weight-asian="normal" style:font-size-complex="14pt" style:font-weight-complex="normal"/>
    </style:style>
    <style:style style:name="P14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3931" officeooo:paragraph-rsid="00ddb981" style:font-size-asian="14pt" style:font-weight-asian="normal" style:font-size-complex="14pt" style:font-weight-complex="normal"/>
    </style:style>
    <style:style style:name="P14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0a58d" officeooo:paragraph-rsid="005bbf3e" style:font-size-asian="14pt" style:font-weight-asian="normal" style:font-size-complex="14pt" style:font-weight-complex="normal"/>
    </style:style>
    <style:style style:name="P14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b45ff" fo:background-color="transparent" style:font-size-asian="14pt" style:font-weight-asian="normal" style:font-size-complex="14pt" style:font-weight-complex="normal"/>
    </style:style>
    <style:style style:name="P14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d35a0" fo:background-color="transparent" style:font-size-asian="14pt" style:font-weight-asian="normal" style:font-size-complex="14pt" style:font-weight-complex="normal"/>
    </style:style>
    <style:style style:name="P14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d44b7" fo:background-color="transparent" style:font-size-asian="14pt" style:font-weight-asian="normal" style:font-size-complex="14pt" style:font-weight-complex="normal"/>
    </style:style>
    <style:style style:name="P14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officeooo:paragraph-rsid="008462f3" fo:background-color="transparent" style:font-size-asian="14pt" style:font-weight-asian="normal" style:font-size-complex="14pt" style:font-weight-complex="normal"/>
    </style:style>
    <style:style style:name="P14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officeooo:paragraph-rsid="0085da85" fo:background-color="transparent" style:font-size-asian="14pt" style:font-weight-asian="normal" style:font-size-complex="14pt" style:font-weight-complex="normal"/>
    </style:style>
    <style:style style:name="P15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c850" officeooo:paragraph-rsid="0087c850" fo:background-color="transparent" style:font-size-asian="14pt" style:font-weight-asian="normal" style:font-size-complex="14pt" style:font-weight-complex="normal"/>
    </style:style>
    <style:style style:name="P15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074b8" officeooo:paragraph-rsid="008074b8" fo:background-color="transparent" style:font-size-asian="14pt" style:font-weight-asian="normal" style:font-size-complex="14pt" style:font-weight-complex="normal"/>
    </style:style>
    <style:style style:name="P15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f4f67" fo:background-color="transparent" style:font-size-asian="14pt" style:font-weight-asian="normal" style:font-size-complex="14pt" style:font-weight-complex="normal"/>
    </style:style>
    <style:style style:name="P153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f4cf6" fo:background-color="transparent" style:font-size-asian="14pt" style:font-weight-asian="normal" style:font-size-complex="14pt" style:font-weight-complex="normal"/>
    </style:style>
    <style:style style:name="P15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4f67" officeooo:paragraph-rsid="008f4f67" fo:background-color="transparent" style:font-size-asian="14pt" style:font-weight-asian="normal" style:font-size-complex="14pt" style:font-weight-complex="normal"/>
    </style:style>
    <style:style style:name="P15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99657" officeooo:paragraph-rsid="00999657" fo:background-color="transparent" style:font-size-asian="14pt" style:font-weight-asian="normal" style:font-size-complex="14pt" style:font-weight-complex="normal"/>
    </style:style>
    <style:style style:name="P15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82a9b" officeooo:paragraph-rsid="00b16f0c" fo:background-color="transparent" style:font-size-asian="14pt" style:font-weight-asian="normal" style:font-size-complex="14pt" style:font-weight-complex="normal"/>
    </style:style>
    <style:style style:name="P15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82a9b" officeooo:paragraph-rsid="010b0f5a" fo:background-color="transparent" style:font-size-asian="14pt" style:font-weight-asian="normal" style:font-size-complex="14pt" style:font-weight-complex="normal"/>
    </style:style>
    <style:style style:name="P15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officeooo:rsid="005bbf3e" officeooo:paragraph-rsid="005bbf3e" style:font-size-asian="14pt" style:font-weight-asian="normal" style:font-size-complex="14pt" style:font-weight-complex="normal"/>
    </style:style>
    <style:style style:name="P15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onospace" fo:font-size="14pt" fo:letter-spacing="normal" fo:language="pt" fo:country="BR" fo:font-style="italic" fo:font-weight="normal" officeooo:rsid="009fa7c7" officeooo:paragraph-rsid="00af9f16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16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fo:letter-spacing="normal" officeooo:paragraph-rsid="00b16f0c"/>
    </style:style>
    <style:style style:name="P16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73708d" officeooo:paragraph-rsid="0071ead1" style:font-size-asian="14pt" style:font-weight-asian="bold" style:font-size-complex="14pt" style:font-weight-complex="bold"/>
    </style:style>
    <style:style style:name="P162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2e15bb" officeooo:paragraph-rsid="00327d7e" style:font-size-asian="18pt" style:font-weight-asian="bold" style:font-size-complex="18pt" style:font-weight-complex="bold"/>
    </style:style>
    <style:style style:name="P163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79dba" officeooo:paragraph-rsid="00479dba" style:font-size-asian="18pt" style:font-weight-asian="bold" style:font-size-complex="18pt" style:font-weight-complex="bold"/>
    </style:style>
    <style:style style:name="P164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4cc362" style:font-size-asian="18pt" style:font-weight-asian="bold" style:font-size-complex="18pt" style:font-weight-complex="bold"/>
    </style:style>
    <style:style style:name="P165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59ea71" style:font-size-asian="18pt" style:font-weight-asian="bold" style:font-size-complex="18pt" style:font-weight-complex="bold"/>
    </style:style>
    <style:style style:name="P166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50823d" style:font-size-asian="18pt" style:font-weight-asian="bold" style:font-size-complex="18pt" style:font-weight-complex="bold"/>
    </style:style>
    <style:style style:name="P167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50823d" style:font-size-asian="18pt" style:font-weight-asian="bold" style:font-size-complex="18pt" style:font-weight-complex="bold"/>
    </style:style>
    <style:style style:name="P168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59ea71" style:font-size-asian="18pt" style:font-weight-asian="bold" style:font-size-complex="18pt" style:font-weight-complex="bold"/>
    </style:style>
    <style:style style:name="P169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71ead1" style:font-size-asian="18pt" style:font-weight-asian="bold" style:font-size-complex="18pt" style:font-weight-complex="bold"/>
    </style:style>
    <style:style style:name="P170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22pt" fo:letter-spacing="normal" fo:language="pt" fo:country="BR" fo:font-style="normal" fo:font-weight="bold" officeooo:rsid="00a8d171" officeooo:paragraph-rsid="00a8d171" fo:background-color="transparent" style:font-size-asian="22pt" style:font-weight-asian="bold" style:font-size-complex="22pt" style:font-weight-complex="bold"/>
    </style:style>
    <style:style style:name="P171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fo:background-color="#1e1e1e" style:font-size-asian="14pt" style:font-weight-asian="normal" style:font-size-complex="14pt" style:font-weight-complex="normal"/>
    </style:style>
    <style:style style:name="P17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73708d" officeooo:paragraph-rsid="0073708d" fo:background-color="#1e1e1e" style:font-size-asian="14pt" style:font-weight-asian="normal" style:font-size-complex="14pt" style:font-weight-complex="normal"/>
    </style:style>
    <style:style style:name="P17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87d59c" officeooo:paragraph-rsid="008f4f67" fo:background-color="#1e1e1e" style:font-size-asian="14pt" style:font-weight-asian="normal" style:font-size-complex="14pt" style:font-weight-complex="normal"/>
    </style:style>
    <style:style style:name="P17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882a9b" officeooo:paragraph-rsid="00b16f0c" fo:background-color="#1e1e1e" style:font-size-asian="14pt" style:font-weight-asian="normal" style:font-size-complex="14pt" style:font-weight-complex="normal"/>
    </style:style>
    <style:style style:name="P175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style:font-size-asian="14pt" style:font-weight-asian="normal" style:font-size-complex="14pt" style:font-weight-complex="normal"/>
    </style:style>
    <style:style style:name="P17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f00f5" style:font-name="Microsoft Sans Serif" fo:font-size="14pt" fo:letter-spacing="normal" fo:language="pt" fo:country="BR" fo:font-style="normal" fo:font-weight="normal" officeooo:rsid="00298b67" officeooo:paragraph-rsid="002c7f63" style:font-size-asian="14pt" style:font-weight-asian="normal" style:font-size-complex="14pt" style:font-weight-complex="normal"/>
    </style:style>
    <style:style style:name="P177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808080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fo:background-color="#1e1e1e" style:font-size-asian="14pt" style:font-weight-asian="normal" style:font-size-complex="14pt" style:font-weight-complex="normal"/>
    </style:style>
    <style:style style:name="P17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158466" style:text-line-through-style="none" style:text-line-through-type="none" style:font-name="Microsoft Sans Serif1" fo:font-size="14pt" fo:letter-spacing="normal" fo:language="pt" fo:country="BR" fo:font-style="normal" fo:font-weight="normal" officeooo:rsid="00949358" officeooo:paragraph-rsid="00949358" fo:background-color="transparent" style:font-size-asian="14pt" style:font-weight-asian="normal" style:font-size-complex="14pt" style:font-weight-complex="normal"/>
    </style:style>
    <style:style style:name="P17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bf0041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d40522" officeooo:paragraph-rsid="00b5857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80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color="#ce181e" style:font-name="Microsoft Sans Serif" fo:font-size="18pt" fo:language="pt" fo:country="BR" fo:font-weight="bold" officeooo:rsid="0011dbb3" officeooo:paragraph-rsid="00479dba" style:font-size-asian="18pt" style:font-weight-asian="bold" style:font-size-complex="18pt" style:font-weight-complex="bold"/>
    </style:style>
    <style:style style:name="P18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5800a5" officeooo:paragraph-rsid="005800a5"/>
    </style:style>
    <style:style style:name="P18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074b8"/>
    </style:style>
    <style:style style:name="P18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f4f67"/>
    </style:style>
    <style:style style:name="P18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98b8b3"/>
    </style:style>
    <style:style style:name="P18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officeooo:paragraph-rsid="00b16f0c"/>
    </style:style>
    <style:style style:name="P18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b0f261"/>
    </style:style>
    <style:style style:name="P18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f1f19d"/>
    </style:style>
    <style:style style:name="P188" style:family="paragraph" style:parent-style-name="Standard">
      <loext:graphic-properties draw:fill="none"/>
      <style:paragraph-properties fo:margin-left="0cm" fo:margin-right="-0.7cm" style:line-height-at-least="0.582cm" fo:text-align="justify" style:justify-single-word="false" fo:text-indent="0cm" style:auto-text-indent="false" fo:background-color="transparent"/>
      <style:text-properties officeooo:paragraph-rsid="00975697"/>
    </style:style>
    <style:style style:name="P18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074b8" officeooo:paragraph-rsid="008074b8"/>
    </style:style>
    <style:style style:name="P19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15750" officeooo:paragraph-rsid="00815750"/>
    </style:style>
    <style:style style:name="P19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2d4df" officeooo:paragraph-rsid="0082d4df"/>
    </style:style>
    <style:style style:name="P19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2d4df" officeooo:paragraph-rsid="00864a14"/>
    </style:style>
    <style:style style:name="P19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462f3" officeooo:paragraph-rsid="008462f3"/>
    </style:style>
    <style:style style:name="P19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5da85" officeooo:paragraph-rsid="0085da85"/>
    </style:style>
    <style:style style:name="P19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158466" officeooo:rsid="00949358" officeooo:paragraph-rsid="00949358"/>
    </style:style>
    <style:style style:name="P19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949358" fo:background-color="#1c1c1c"/>
    </style:style>
    <style:style style:name="P19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9cdcfe" style:font-name="Consolas" fo:font-size="12pt" fo:font-weight="normal" officeooo:rsid="008462f3" officeooo:paragraph-rsid="008462f3" fo:background-color="#1e1e1e"/>
    </style:style>
    <style:style style:name="P19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808080" style:font-name="Consolas" fo:font-size="12pt" fo:font-weight="normal" officeooo:paragraph-rsid="008f4f67" fo:background-color="#1e1e1e"/>
    </style:style>
    <style:style style:name="P19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2dab23" officeooo:paragraph-rsid="002dab23"/>
    </style:style>
    <style:style style:name="P200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reak-before="pag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e9001" fo:background-color="transparent" style:font-size-asian="14pt" style:font-weight-asian="normal" style:font-size-complex="14pt" style:font-weight-complex="normal"/>
    </style:style>
    <style:style style:name="P201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reak-before="pag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a52b8b" officeooo:paragraph-rsid="00a52b8b" fo:background-color="transparent" style:font-size-asian="18pt" style:font-weight-asian="bold" style:font-size-complex="18pt" style:font-weight-complex="bold"/>
    </style:style>
    <style:style style:name="P202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reak-before="pag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71ead1" style:font-size-asian="18pt" style:font-weight-asian="bold" style:font-size-complex="18pt" style:font-weight-complex="bold"/>
    </style:style>
    <style:style style:name="P203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reak-before="pag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4cc362" style:font-size-asian="18pt" style:font-weight-asian="bold" style:font-size-complex="18pt" style:font-weight-complex="bold"/>
    </style:style>
    <style:style style:name="P204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reak-before="page" fo:background-color="transparent"/>
      <style:text-properties fo:font-variant="normal" fo:text-transform="none" fo:color="#780373" style:text-line-through-style="none" style:text-line-through-type="none" style:font-name="Microsoft Sans Serif" fo:font-size="18pt" fo:letter-spacing="normal" fo:language="pt" fo:country="BR" fo:font-style="normal" style:text-underline-style="solid" style:text-underline-width="auto" style:text-underline-color="font-color" fo:font-weight="bold" officeooo:rsid="0059ea71" officeooo:paragraph-rsid="008f4cf6" fo:background-color="transparent" style:font-size-asian="18pt" style:font-weight-asian="bold" style:font-size-complex="18pt" style:font-weight-complex="bold"/>
    </style:style>
    <style:style style:name="P205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reak-before="page" fo:background-color="transparent"/>
      <style:text-properties fo:color="#ce181e" style:font-name="Microsoft Sans Serif" fo:font-size="18pt" fo:language="pt" fo:country="BR" fo:font-weight="bold" officeooo:rsid="0011dbb3" officeooo:paragraph-rsid="00327d7e" style:font-size-asian="18pt" style:font-weight-asian="bold" style:font-size-complex="18pt" style:font-weight-complex="bold"/>
    </style:style>
    <style:style style:name="P206" style:family="paragraph" style:parent-style-name="Standard" style:master-page-name="">
      <loext:graphic-properties draw:fill="none"/>
      <style:paragraph-properties fo:margin-left="0cm" fo:margin-right="-1.101cm" style:line-height-at-least="0.582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e9001" fo:background-color="transparent" style:font-size-asian="14pt" style:font-weight-asian="normal" style:font-size-complex="14pt" style:font-weight-complex="normal"/>
    </style:style>
    <style:style style:name="P207" style:family="paragraph" style:parent-style-name="Standard" style:master-page-name="">
      <loext:graphic-properties draw:fill="none"/>
      <style:paragraph-properties fo:margin-left="0cm" fo:margin-right="-0.6cm" fo:text-align="start" style:justify-single-word="false" fo:text-indent="0cm" style:auto-text-indent="false" style:page-number="auto" fo:background-color="transparent"/>
      <style:text-properties officeooo:paragraph-rsid="009d35f9"/>
    </style:style>
    <style:style style:name="P208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27d7e" officeooo:paragraph-rsid="00327d7e" style:font-size-asian="14pt" style:font-weight-asian="normal" style:font-size-complex="14pt" style:font-weight-complex="normal"/>
    </style:style>
    <style:style style:name="P209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cc362" officeooo:paragraph-rsid="004cc362" style:font-size-asian="14pt" style:font-weight-asian="normal" style:font-size-complex="14pt" style:font-weight-complex="normal"/>
    </style:style>
    <style:style style:name="P210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f4071" officeooo:paragraph-rsid="004f4071" style:font-size-asian="14pt" style:font-weight-asian="normal" style:font-size-complex="14pt" style:font-weight-complex="normal"/>
    </style:style>
    <style:style style:name="P21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505dcb" officeooo:paragraph-rsid="00da1861" style:font-size-asian="14pt" style:font-weight-asian="normal" style:font-size-complex="14pt" style:font-weight-complex="normal"/>
    </style:style>
    <style:style style:name="P21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505dcb" officeooo:paragraph-rsid="00505dcb" style:font-size-asian="14pt" style:font-weight-asian="normal" style:font-size-complex="14pt" style:font-weight-complex="normal"/>
    </style:style>
    <style:style style:name="P213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29f1c" fo:background-color="transparent" style:font-size-asian="14pt" style:font-weight-asian="normal" style:font-size-complex="14pt" style:font-weight-complex="normal"/>
    </style:style>
    <style:style style:name="P21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215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a8d171" officeooo:paragraph-rsid="00e2df3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1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217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344f32"/>
    </style:style>
    <style:style style:name="P218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3aecb0"/>
    </style:style>
    <style:style style:name="P219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39e13f"/>
    </style:style>
    <style:style style:name="P220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49524a"/>
    </style:style>
    <style:style style:name="P22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paragraph-rsid="004aa96c"/>
    </style:style>
    <style:style style:name="P222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officeooo:paragraph-rsid="00be9001"/>
    </style:style>
    <style:style style:name="P223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officeooo:paragraph-rsid="00b0f261"/>
    </style:style>
    <style:style style:name="P224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officeooo:paragraph-rsid="00af9f16"/>
    </style:style>
    <style:style style:name="P225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officeooo:paragraph-rsid="00d1ac93"/>
    </style:style>
    <style:style style:name="P226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text-indent="0cm" style:auto-text-indent="false" style:page-number="auto" fo:background-color="transparent"/>
      <style:text-properties officeooo:paragraph-rsid="00f33777"/>
    </style:style>
    <style:style style:name="P227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color="#000000" style:font-name="Microsoft Sans Serif" fo:font-size="14pt" fo:language="pt" fo:country="BR" fo:font-weight="normal" officeooo:rsid="003e2068" officeooo:paragraph-rsid="00a52b8b" style:font-size-asian="14pt" style:font-weight-asian="normal" style:font-size-complex="14pt" style:font-weight-complex="normal"/>
    </style:style>
    <style:style style:name="P228" style:family="paragraph" style:parent-style-name="Standard">
      <loext:graphic-properties draw:fill="none"/>
      <style:paragraph-properties fo:margin-left="0cm" fo:margin-right="0cm" style:line-height-at-least="0.582cm" fo:text-align="start" style:justify-single-word="false" fo:text-indent="0cm" style:auto-text-indent="false" fo:background-color="transparent"/>
      <style:text-properties officeooo:paragraph-rsid="00b0f261"/>
    </style:style>
    <style:style style:name="P229" style:family="paragraph" style:parent-style-name="Standard">
      <loext:graphic-properties draw:fill="none"/>
      <style:paragraph-properties fo:margin-left="0cm" fo:margin-right="0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560d5" officeooo:paragraph-rsid="00b0f26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30" style:family="paragraph" style:parent-style-name="Standard">
      <loext:graphic-properties draw:fill="none"/>
      <style:paragraph-properties fo:margin-left="0cm" fo:margin-right="0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1081011" fo:background-color="transparent" style:font-size-asian="14pt" style:font-weight-asian="normal" style:font-size-complex="14pt" style:font-weight-complex="normal"/>
    </style:style>
    <style:style style:name="P231" style:family="paragraph" style:parent-style-name="Standard" style:master-page-name="">
      <loext:graphic-properties draw:fill="none"/>
      <style:paragraph-properties fo:margin-left="0cm" fo:margin-right="-1.199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70a58d" style:font-size-asian="14pt" style:font-weight-asian="normal" style:font-size-complex="14pt" style:font-weight-complex="normal"/>
    </style:style>
    <style:style style:name="P232" style:family="paragraph" style:parent-style-name="Standard" style:master-page-name="">
      <loext:graphic-properties draw:fill="none"/>
      <style:paragraph-properties fo:margin-left="0cm" fo:margin-right="-1cm" style:line-height-at-least="0.582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f7dce1" fo:background-color="transparent" style:font-size-asian="14pt" style:font-weight-asian="normal" style:font-size-complex="14pt" style:font-weight-complex="normal"/>
    </style:style>
    <style:style style:name="P233" style:family="paragraph" style:parent-style-name="Standard" style:master-page-name="">
      <loext:graphic-properties draw:fill="none"/>
      <style:paragraph-properties fo:margin-left="0cm" fo:margin-right="-0.801cm" style:line-height-at-least="0.582cm" fo:text-align="start" style:justify-single-word="false" fo:text-indent="0cm" style:auto-text-indent="false" style:page-number="auto" fo:background-color="transparent"/>
      <style:text-properties officeooo:paragraph-rsid="01007b3a"/>
    </style:style>
    <style:style style:name="P234" style:family="paragraph" style:parent-style-name="Standard">
      <loext:graphic-properties draw:fill="none"/>
      <style:paragraph-properties fo:margin-left="0cm" fo:margin-right="-0.801cm" style:line-height-at-least="0.582cm" fo:text-align="start" style:justify-single-word="false" fo:text-indent="0cm" style:auto-text-indent="false" fo:background-color="transparent"/>
      <style:text-properties officeooo:paragraph-rsid="01007b3a"/>
    </style:style>
    <style:style style:name="P235" style:family="paragraph" style:parent-style-name="Standard">
      <loext:graphic-properties draw:fill="none"/>
      <style:paragraph-properties fo:margin-left="0cm" fo:margin-right="-0.801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ono" fo:font-size="13pt" fo:letter-spacing="normal" fo:language="pt" fo:country="BR" fo:font-style="normal" style:text-underline-style="none" fo:font-weight="normal" officeooo:rsid="00a8d171" officeooo:paragraph-rsid="01007b3a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236" style:family="paragraph" style:parent-style-name="Standard">
      <loext:graphic-properties draw:fill="none"/>
      <style:paragraph-properties fo:margin-left="0cm" fo:margin-right="-0.801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1036def" officeooo:paragraph-rsid="01007b3a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37" style:family="paragraph" style:parent-style-name="Standard" style:list-style-name="L1">
      <style:paragraph-properties fo:text-align="start" style:justify-single-word="false"/>
      <style:text-properties officeooo:paragraph-rsid="002233c6"/>
    </style:style>
    <style:style style:name="P238" style:family="paragraph" style:parent-style-name="Standard" style:list-style-name="L3">
      <style:paragraph-properties fo:text-align="start" style:justify-single-word="false"/>
      <style:text-properties officeooo:paragraph-rsid="003c342f"/>
    </style:style>
    <style:style style:name="P239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officeooo:paragraph-rsid="003aecb0"/>
    </style:style>
    <style:style style:name="P240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officeooo:paragraph-rsid="0067528a"/>
    </style:style>
    <style:style style:name="P241" style:family="paragraph" style:parent-style-name="Standard" style:list-style-name="L1">
      <style:paragraph-properties fo:text-align="start" style:justify-single-word="false"/>
      <style:text-properties fo:font-weight="normal" officeooo:paragraph-rsid="009d35f9" style:font-weight-asian="normal" style:font-weight-complex="normal"/>
    </style:style>
    <style:style style:name="P242" style:family="paragraph" style:parent-style-name="Standard" style:list-style-name="L2">
      <style:paragraph-properties fo:text-align="start" style:justify-single-word="false"/>
      <style:text-properties style:font-name="Microsoft Sans Serif" fo:font-size="14pt" officeooo:paragraph-rsid="001630a1" style:font-size-asian="14pt" style:font-size-complex="14pt"/>
    </style:style>
    <style:style style:name="P243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7528a" officeooo:paragraph-rsid="0067528a" style:font-size-asian="14pt" style:font-weight-asian="normal" style:font-size-complex="14pt" style:font-weight-complex="normal"/>
    </style:style>
    <style:style style:name="P244" style:family="paragraph" style:parent-style-name="Standard" style:list-style-name="L13">
      <loext:graphic-properties draw:fill="none"/>
      <style:paragraph-properties style:line-height-at-least="0.582cm"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45" style:family="paragraph" style:parent-style-name="Standard" style:list-style-name="L13">
      <loext:graphic-properties draw:fill="none"/>
      <style:paragraph-properties style:line-height-at-least="0.582cm"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edb1e8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46" style:family="paragraph" style:parent-style-name="Standard" style:list-style-name="L13">
      <loext:graphic-properties draw:fill="none"/>
      <style:paragraph-properties style:line-height-at-least="0.582cm"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ef14a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47" style:family="paragraph" style:parent-style-name="Standard" style:list-style-name="L16">
      <loext:graphic-properties draw:fill="none"/>
      <style:paragraph-properties style:line-height-at-least="0.582cm" fo:text-align="start" style:justify-single-word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5857b" officeooo:paragraph-rsid="00b5857b" fo:background-color="transparent" style:font-size-asian="14pt" style:font-weight-asian="normal" style:font-size-complex="14pt" style:font-weight-complex="normal"/>
    </style:style>
    <style:style style:name="P248" style:family="paragraph" style:parent-style-name="Standard">
      <loext:graphic-properties draw:fill="none"/>
      <style:paragraph-properties style:line-height-at-least="0.582cm" fo:text-align="start" style:justify-single-word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106e4a1" fo:background-color="transparent" style:font-size-asian="14pt" style:font-weight-asian="normal" style:font-size-complex="14pt" style:font-weight-complex="normal"/>
    </style:style>
    <style:style style:name="P249" style:family="paragraph" style:parent-style-name="Standard" style:list-style-name="L6">
      <loext:graphic-properties draw:fill="none"/>
      <style:paragraph-properties style:line-height-at-least="0.582cm" fo:text-align="start" style:justify-single-word="false" fo:background-color="transparent"/>
      <style:text-properties officeooo:rsid="009d35f9" officeooo:paragraph-rsid="009d35f9"/>
    </style:style>
    <style:style style:name="P250" style:family="paragraph" style:parent-style-name="Standard" style:list-style-name="L6">
      <loext:graphic-properties draw:fill="none"/>
      <style:paragraph-properties style:line-height-at-least="0.582cm" fo:text-align="start" style:justify-single-word="false" fo:background-color="transparent"/>
      <style:text-properties officeooo:paragraph-rsid="009d35f9"/>
    </style:style>
    <style:style style:name="P251" style:family="paragraph" style:parent-style-name="Standard" style:list-style-name="L7">
      <loext:graphic-properties draw:fill="none"/>
      <style:paragraph-properties style:line-height-at-least="0.582cm" fo:text-align="start" style:justify-single-word="false" fo:background-color="transparent"/>
      <style:text-properties officeooo:paragraph-rsid="007d44b7"/>
    </style:style>
    <style:style style:name="P252" style:family="paragraph" style:parent-style-name="Standard" style:list-style-name="L9">
      <loext:graphic-properties draw:fill="none"/>
      <style:paragraph-properties style:line-height-at-least="0.582cm" fo:text-align="start" style:justify-single-word="false" fo:background-color="transparent"/>
      <style:text-properties officeooo:paragraph-rsid="00bfeef9"/>
    </style:style>
    <style:style style:name="P253" style:family="paragraph" style:parent-style-name="Standard" style:list-style-name="L10">
      <loext:graphic-properties draw:fill="none"/>
      <style:paragraph-properties style:line-height-at-least="0.582cm" fo:text-align="start" style:justify-single-word="false" fo:background-color="transparent"/>
      <style:text-properties officeooo:paragraph-rsid="00bfeef9"/>
    </style:style>
    <style:style style:name="P254" style:family="paragraph" style:parent-style-name="Standard" style:list-style-name="L10">
      <loext:graphic-properties draw:fill="none"/>
      <style:paragraph-properties style:line-height-at-least="0.582cm" fo:text-align="start" style:justify-single-word="false" fo:background-color="transparent"/>
      <style:text-properties officeooo:paragraph-rsid="00c14d64"/>
    </style:style>
    <style:style style:name="P255" style:family="paragraph" style:parent-style-name="Standard" style:list-style-name="L11">
      <loext:graphic-properties draw:fill="none"/>
      <style:paragraph-properties style:line-height-at-least="0.582cm" fo:text-align="start" style:justify-single-word="false" fo:background-color="transparent"/>
      <style:text-properties officeooo:paragraph-rsid="00c043b6"/>
    </style:style>
    <style:style style:name="P256" style:family="paragraph" style:parent-style-name="Standard" style:list-style-name="L12">
      <loext:graphic-properties draw:fill="none"/>
      <style:paragraph-properties style:line-height-at-least="0.582cm" fo:text-align="start" style:justify-single-word="false" fo:background-color="transparent"/>
      <style:text-properties officeooo:paragraph-rsid="00bfeef9"/>
    </style:style>
    <style:style style:name="P257" style:family="paragraph" style:parent-style-name="Standard" style:list-style-name="L14">
      <loext:graphic-properties draw:fill="none"/>
      <style:paragraph-properties style:line-height-at-least="0.582cm" fo:text-align="start" style:justify-single-word="false" fo:orphans="2" fo:widows="2" fo:background-color="transparent"/>
      <style:text-properties officeooo:paragraph-rsid="00be2b6c"/>
    </style:style>
    <style:style style:name="P258" style:family="paragraph" style:parent-style-name="Standard" style:list-style-name="L14">
      <loext:graphic-properties draw:fill="none"/>
      <style:paragraph-properties style:line-height-at-least="0.582cm" fo:text-align="start" style:justify-single-word="false" fo:orphans="2" fo:widows="2" fo:background-color="transparent"/>
      <style:text-properties officeooo:paragraph-rsid="00be9001"/>
    </style:style>
    <style:style style:name="P259" style:family="paragraph" style:parent-style-name="Standard" style:list-style-name="L15">
      <loext:graphic-properties draw:fill="none"/>
      <style:paragraph-properties style:line-height-at-least="0.582cm" fo:text-align="start" style:justify-single-word="false" fo:background-color="transparent"/>
      <style:text-properties officeooo:paragraph-rsid="00f7dce1"/>
    </style:style>
    <style:style style:name="P260" style:family="paragraph" style:parent-style-name="Standard" style:list-style-name="L10">
      <loext:graphic-properties draw:fill="none"/>
      <style:paragraph-properties style:line-height-at-least="0.582cm" fo:text-align="start" style:justify-single-word="false" fo:background-color="transparent"/>
      <style:text-properties officeooo:rsid="00fbc45d" officeooo:paragraph-rsid="00fbc45d"/>
    </style:style>
    <style:style style:name="P261" style:family="paragraph" style:parent-style-name="Standard" style:list-style-name="L10">
      <loext:graphic-properties draw:fill="none"/>
      <style:paragraph-properties style:line-height-at-least="0.582cm" fo:text-align="start" style:justify-single-word="false" fo:background-color="transparent"/>
      <style:text-properties officeooo:rsid="00c14d64" officeooo:paragraph-rsid="00c14d64"/>
    </style:style>
    <style:style style:name="P262" style:family="paragraph" style:parent-style-name="Standard" style:list-style-name="L10">
      <loext:graphic-properties draw:fill="none"/>
      <style:paragraph-properties style:line-height-at-least="0.582cm" fo:text-align="start" style:justify-single-word="false" fo:background-color="transparent"/>
      <style:text-properties officeooo:rsid="00fa40f0" officeooo:paragraph-rsid="00fa40f0"/>
    </style:style>
    <style:style style:name="P263" style:family="paragraph" style:parent-style-name="Standard" style:list-style-name="L10">
      <loext:graphic-properties draw:fill="none"/>
      <style:paragraph-properties style:line-height-at-least="0.582cm" fo:text-align="start" style:justify-single-word="false" fo:background-color="transparent"/>
      <style:text-properties officeooo:rsid="01066a63" officeooo:paragraph-rsid="01066a63"/>
    </style:style>
    <style:style style:name="P264" style:family="paragraph" style:parent-style-name="Standard" style:list-style-name="L14">
      <loext:graphic-properties draw:fill="none"/>
      <style:paragraph-properties fo:background-color="transparent"/>
      <style:text-properties officeooo:paragraph-rsid="00edb1e8"/>
    </style:style>
    <style:style style:name="P265" style:family="paragraph" style:parent-style-name="Standard" style:list-style-name="L8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5da85"/>
    </style:style>
    <style:style style:name="P26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039a5" officeooo:paragraph-rsid="010f2ec9" style:font-size-asian="14pt" style:font-weight-asian="normal" style:font-size-complex="14pt" style:font-weight-complex="normal"/>
    </style:style>
    <style:style style:name="P26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b45ff" style:font-size-asian="14pt" style:font-weight-asian="normal" style:font-size-complex="14pt" style:font-weight-complex="normal"/>
    </style:style>
    <style:style style:name="P26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onospace" fo:font-size="14pt" fo:letter-spacing="normal" fo:language="pt" fo:country="BR" fo:font-style="italic" fo:font-weight="normal" officeooo:rsid="009fa7c7" officeooo:paragraph-rsid="00af9f16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26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d40522" fo:background-color="transparent" style:font-size-asian="14pt" style:font-weight-asian="normal" style:font-size-complex="14pt" style:font-weight-complex="normal"/>
    </style:style>
    <style:style style:name="P270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22pt" fo:letter-spacing="normal" fo:language="pt" fo:country="BR" fo:font-style="normal" fo:font-weight="bold" officeooo:rsid="00a8d171" officeooo:paragraph-rsid="00a8d171" fo:background-color="transparent" style:font-size-asian="22pt" style:font-weight-asian="bold" style:font-size-complex="22pt" style:font-weight-complex="bold"/>
    </style:style>
    <style:style style:name="P27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reak-before="pag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7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reak-before="pag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7854af" officeooo:paragraph-rsid="007b45ff" style:font-size-asian="14pt" style:font-weight-asian="normal" style:font-size-complex="14pt" style:font-weight-complex="normal"/>
    </style:style>
    <style:style style:name="P273" style:family="paragraph" style:parent-style-name="Standard" style:list-style-name="L14" style:master-page-name="">
      <loext:graphic-properties draw:fill="none"/>
      <style:paragraph-properties fo:margin-left="0.9cm" fo:margin-right="-0.9cm" style:line-height-at-least="0.582cm" fo:text-align="start" style:justify-single-word="false" fo:orphans="2" fo:widows="2" fo:text-indent="-0.3cm" style:auto-text-indent="false" style:page-number="auto" fo:background-color="transparent"/>
      <style:text-properties officeooo:paragraph-rsid="00be9001"/>
    </style:style>
    <style:style style:name="P27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rsid="0037ee9c" officeooo:paragraph-rsid="009d35f9"/>
    </style:style>
    <style:style style:name="P275" style:family="paragraph" style:parent-style-name="Standard" style:master-page-name="">
      <loext:graphic-properties draw:fill="none"/>
      <style:paragraph-properties fo:margin-left="0cm" fo:margin-right="0cm" style:line-height-at-least="0.582cm" fo:text-align="start" style:justify-single-word="false" fo:orphans="2" fo:widows="2" fo:text-indent="0cm" style:auto-text-indent="false" style:page-number="auto" fo:background-color="transparent"/>
      <style:text-properties officeooo:paragraph-rsid="00f33777"/>
    </style:style>
    <style:style style:name="P276" style:family="paragraph" style:parent-style-name="Standard">
      <loext:graphic-properties draw:fill="none"/>
      <style:paragraph-properties fo:margin-left="0cm" fo:margin-right="0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a9064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77" style:family="paragraph" style:parent-style-name="Standard">
      <loext:graphic-properties draw:fill="none"/>
      <style:paragraph-properties fo:margin-left="0cm" fo:margin-right="0cm" style:line-height-at-least="0.582cm" fo:text-align="start" style:justify-single-word="false" fo:text-indent="0cm" style:auto-text-indent="false" fo:break-before="pag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110953a" fo:background-color="transparent" style:font-size-asian="14pt" style:font-weight-asian="normal" style:font-size-complex="14pt" style:font-weight-complex="normal"/>
    </style:style>
    <style:style style:name="P278" style:family="paragraph" style:parent-style-name="Standard">
      <loext:graphic-properties draw:fill="none"/>
      <style:paragraph-properties fo:margin-left="0cm" fo:margin-right="0cm" style:line-height-at-least="0.582cm" fo:text-align="start" style:justify-single-word="false" fo:text-indent="0cm" style:auto-text-indent="false" fo:break-before="page" fo:background-color="transparent"/>
      <style:text-properties officeooo:paragraph-rsid="00c043b6"/>
    </style:style>
    <style:style style:name="T1" style:family="text">
      <style:text-properties officeooo:rsid="000460f8"/>
    </style:style>
    <style:style style:name="T2" style:family="text">
      <style:text-properties officeooo:rsid="00067250"/>
    </style:style>
    <style:style style:name="T3" style:family="text">
      <style:text-properties officeooo:rsid="00072123"/>
    </style:style>
    <style:style style:name="T4" style:family="text">
      <style:text-properties officeooo:rsid="00084753"/>
    </style:style>
    <style:style style:name="T5" style:family="text">
      <style:text-properties fo:language="pt" fo:country="BR" officeooo:rsid="00008cc1"/>
    </style:style>
    <style:style style:name="T6" style:family="text">
      <style:text-properties fo:language="pt" fo:country="BR" officeooo:rsid="000289fa"/>
    </style:style>
    <style:style style:name="T7" style:family="text">
      <style:text-properties fo:language="pt" fo:country="BR" officeooo:rsid="00084753"/>
    </style:style>
    <style:style style:name="T8" style:family="text">
      <style:text-properties fo:language="pt" fo:country="BR" style:text-underline-style="solid" style:text-underline-width="auto" style:text-underline-color="font-color" officeooo:rsid="00008cc1"/>
    </style:style>
    <style:style style:name="T9" style:family="text">
      <style:text-properties fo:language="pt" fo:country="BR" fo:font-weight="normal" officeooo:rsid="009d35f9" style:font-weight-asian="normal" style:font-weight-complex="normal"/>
    </style:style>
    <style:style style:name="T10" style:family="text">
      <style:text-properties fo:font-variant="normal" fo:text-transform="none" fo:color="#202124" fo:letter-spacing="normal"/>
    </style:style>
    <style:style style:name="T1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44f32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aecb0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a0e48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9524a" style:font-size-asian="14pt" style:font-weight-asian="bold" style:font-size-complex="14pt" style:font-weight-complex="bold"/>
    </style:style>
    <style:style style:name="T1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a57a0" style:font-size-asian="14pt" style:font-weight-asian="bold" style:font-size-complex="14pt" style:font-weight-complex="bold"/>
    </style:style>
    <style:style style:name="T1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1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101e7a" style:font-size-asian="14pt" style:font-weight-asian="normal" style:font-size-complex="14pt" style:font-weight-complex="normal"/>
    </style:style>
    <style:style style:name="T1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460f8" style:font-size-asian="14pt" style:font-weight-asian="normal" style:font-size-complex="14pt" style:font-weight-complex="normal"/>
    </style:style>
    <style:style style:name="T1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c7f63" style:font-size-asian="14pt" style:font-weight-asian="normal" style:font-size-complex="14pt" style:font-weight-complex="normal"/>
    </style:style>
    <style:style style:name="T2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cc7de" style:font-size-asian="14pt" style:font-weight-asian="normal" style:font-size-complex="14pt" style:font-weight-complex="normal"/>
    </style:style>
    <style:style style:name="T2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style:font-size-asian="14pt" style:font-weight-asian="normal" style:font-size-complex="14pt" style:font-weight-complex="normal"/>
    </style:style>
    <style:style style:name="T2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5f92b" style:font-size-asian="14pt" style:font-weight-asian="normal" style:font-size-complex="14pt" style:font-weight-complex="normal"/>
    </style:style>
    <style:style style:name="T2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9e13f" style:font-size-asian="14pt" style:font-weight-asian="normal" style:font-size-complex="14pt" style:font-weight-complex="normal"/>
    </style:style>
    <style:style style:name="T2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style:font-size-asian="14pt" style:font-weight-asian="normal" style:font-size-complex="14pt" style:font-weight-complex="normal"/>
    </style:style>
    <style:style style:name="T2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aecb0" style:font-size-asian="14pt" style:font-weight-asian="normal" style:font-size-complex="14pt" style:font-weight-complex="normal"/>
    </style:style>
    <style:style style:name="T2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de2f4" style:font-size-asian="14pt" style:font-weight-asian="normal" style:font-size-complex="14pt" style:font-weight-complex="normal"/>
    </style:style>
    <style:style style:name="T2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0e48" style:font-size-asian="14pt" style:font-weight-asian="normal" style:font-size-complex="14pt" style:font-weight-complex="normal"/>
    </style:style>
    <style:style style:name="T30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a96c" style:font-size-asian="14pt" style:font-weight-asian="normal" style:font-size-complex="14pt" style:font-weight-complex="normal"/>
    </style:style>
    <style:style style:name="T3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9524a" style:font-size-asian="14pt" style:font-weight-asian="normal" style:font-size-complex="14pt" style:font-weight-complex="normal"/>
    </style:style>
    <style:style style:name="T3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57a0" style:font-size-asian="14pt" style:font-weight-asian="normal" style:font-size-complex="14pt" style:font-weight-complex="normal"/>
    </style:style>
    <style:style style:name="T3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8af62" style:font-size-asian="14pt" style:font-weight-asian="normal" style:font-size-complex="14pt" style:font-weight-complex="normal"/>
    </style:style>
    <style:style style:name="T3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e02c6" style:font-size-asian="14pt" style:font-weight-asian="normal" style:font-size-complex="14pt" style:font-weight-complex="normal"/>
    </style:style>
    <style:style style:name="T3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14478c" style:font-size-asian="14pt" style:font-weight-asian="normal" style:font-size-complex="14pt" style:font-weight-complex="normal"/>
    </style:style>
    <style:style style:name="T3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9d35f9" style:font-size-asian="14pt" style:font-weight-asian="normal" style:font-size-complex="14pt" style:font-weight-complex="normal"/>
    </style:style>
    <style:style style:name="T3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a52b8b" style:font-size-asian="14pt" style:font-weight-asian="normal" style:font-size-complex="14pt" style:font-weight-complex="normal"/>
    </style:style>
    <style:style style:name="T3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cb2193" style:font-size-asian="14pt" style:font-weight-asian="normal" style:font-size-complex="14pt" style:font-weight-complex="normal"/>
    </style:style>
    <style:style style:name="T3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cbfd72" style:font-size-asian="14pt" style:font-weight-asian="normal" style:font-size-complex="14pt" style:font-weight-complex="normal"/>
    </style:style>
    <style:style style:name="T40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d9f798" style:font-size-asian="14pt" style:font-weight-asian="normal" style:font-size-complex="14pt" style:font-weight-complex="normal"/>
    </style:style>
    <style:style style:name="T4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da1861" style:font-size-asian="14pt" style:font-weight-asian="normal" style:font-size-complex="14pt" style:font-weight-complex="normal"/>
    </style:style>
    <style:style style:name="T42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43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344f32" style:font-size-asian="14pt" style:font-weight-asian="normal" style:font-size-complex="14pt" style:font-weight-complex="normal"/>
    </style:style>
    <style:style style:name="T44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4a0e48" style:font-size-asian="14pt" style:font-weight-asian="normal" style:font-size-complex="14pt" style:font-weight-complex="normal"/>
    </style:style>
    <style:style style:name="T45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4aa96c" style:font-size-asian="14pt" style:font-weight-asian="normal" style:font-size-complex="14pt" style:font-weight-complex="normal"/>
    </style:style>
    <style:style style:name="T46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0460f8" style:font-size-asian="14pt" style:font-weight-asian="normal" style:font-size-complex="14pt" style:font-weight-complex="normal"/>
    </style:style>
    <style:style style:name="T47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0460f8" style:font-size-asian="14pt" style:font-weight-asian="bold" style:font-size-complex="14pt" style:font-weight-complex="bold"/>
    </style:style>
    <style:style style:name="T48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4a0e48" style:font-size-asian="14pt" style:font-weight-asian="bold" style:font-size-complex="14pt" style:font-weight-complex="bold"/>
    </style:style>
    <style:style style:name="T49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none" fo:font-weight="normal" officeooo:rsid="004a0e48" style:font-size-asian="14pt" style:font-weight-asian="normal" style:font-size-complex="14pt" style:font-weight-complex="normal"/>
    </style:style>
    <style:style style:name="T50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none" fo:font-weight="normal" officeooo:rsid="00344f32" style:font-size-asian="14pt" style:font-weight-asian="normal" style:font-size-complex="14pt" style:font-weight-complex="normal"/>
    </style:style>
    <style:style style:name="T51" style:family="text">
      <style:text-properties fo:font-variant="normal" fo:text-transform="none" fo:color="#000000" fo:letter-spacing="normal" fo:language="pt" fo:country="BR" fo:font-style="normal" fo:font-weight="normal" officeooo:rsid="0014478c" style:font-weight-asian="normal" style:font-weight-complex="normal"/>
    </style:style>
    <style:style style:name="T52" style:family="text">
      <style:text-properties fo:font-variant="normal" fo:text-transform="none" fo:color="#000000" fo:letter-spacing="normal" fo:language="pt" fo:country="BR" fo:font-style="normal" fo:font-weight="normal" officeooo:rsid="001630a1" style:font-weight-asian="normal" style:font-weight-complex="normal"/>
    </style:style>
    <style:style style:name="T53" style:family="text">
      <style:text-properties fo:font-variant="normal" fo:text-transform="none" fo:color="#000000" fo:letter-spacing="normal" fo:language="pt" fo:country="BR" fo:font-style="normal" fo:font-weight="normal" officeooo:rsid="000c7a58" style:font-weight-asian="normal" style:font-weight-complex="normal"/>
    </style:style>
    <style:style style:name="T54" style:family="text">
      <style:text-properties fo:font-variant="normal" fo:text-transform="none" fo:color="#000000" fo:letter-spacing="normal" fo:language="pt" fo:country="BR" fo:font-style="normal" fo:font-weight="normal" officeooo:rsid="000b6002" style:font-weight-asian="normal" style:font-weight-complex="normal"/>
    </style:style>
    <style:style style:name="T55" style:family="text">
      <style:text-properties fo:font-variant="normal" fo:text-transform="none" fo:color="#000000" fo:letter-spacing="normal" fo:language="pt" fo:country="BR" fo:font-style="normal" fo:font-weight="normal" officeooo:rsid="000b730f" style:font-weight-asian="normal" style:font-weight-complex="normal"/>
    </style:style>
    <style:style style:name="T56" style:family="text">
      <style:text-properties fo:font-variant="normal" fo:text-transform="none" fo:color="#000000" fo:letter-spacing="normal" fo:language="pt" fo:country="BR" fo:font-style="normal" fo:font-weight="normal" officeooo:rsid="000dd1af" style:font-weight-asian="normal" style:font-weight-complex="normal"/>
    </style:style>
    <style:style style:name="T57" style:family="text">
      <style:text-properties fo:font-variant="normal" fo:text-transform="none" fo:color="#000000" fo:letter-spacing="normal" fo:language="pt" fo:country="BR" fo:font-style="normal" fo:font-weight="normal" officeooo:rsid="000c5d1b" style:font-weight-asian="normal" style:font-weight-complex="normal"/>
    </style:style>
    <style:style style:name="T58" style:family="text">
      <style:text-properties fo:font-variant="normal" fo:text-transform="none" fo:color="#000000" fo:letter-spacing="normal" fo:language="pt" fo:country="BR" fo:font-style="normal" fo:font-weight="normal" officeooo:rsid="009d35f9" style:font-weight-asian="normal" style:font-weight-complex="normal"/>
    </style:style>
    <style:style style:name="T59" style:family="text">
      <style:text-properties fo:font-variant="normal" fo:text-transform="none" fo:color="#000000" fo:letter-spacing="normal" fo:language="pt" fo:country="BR" fo:font-style="normal" fo:font-weight="normal" officeooo:rsid="00c5cce9" style:font-weight-asian="normal" style:font-weight-complex="normal"/>
    </style:style>
    <style:style style:name="T60" style:family="text">
      <style:text-properties fo:font-variant="normal" fo:text-transform="none" fo:color="#000000" fo:letter-spacing="normal" fo:language="pt" fo:country="BR" fo:font-style="normal" fo:font-weight="bold" officeooo:rsid="000b6002" style:font-weight-asian="bold" style:font-weight-complex="bold"/>
    </style:style>
    <style:style style:name="T61" style:family="text">
      <style:text-properties fo:font-variant="normal" fo:text-transform="none" fo:color="#000000" fo:letter-spacing="normal" fo:language="pt" fo:country="BR" fo:font-style="normal" fo:font-weight="bold" officeooo:rsid="000c7a58" style:font-weight-asian="bold" style:font-weight-complex="bold"/>
    </style:style>
    <style:style style:name="T62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bold" officeooo:rsid="000b6002" style:font-weight-asian="bold" style:font-weight-complex="bold"/>
    </style:style>
    <style:style style:name="T63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0b6002" style:font-weight-asian="normal" style:font-weight-complex="normal"/>
    </style:style>
    <style:style style:name="T64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1630a1" style:font-weight-asian="normal" style:font-weight-complex="normal"/>
    </style:style>
    <style:style style:name="T65" style:family="text">
      <style:text-properties fo:font-variant="normal" fo:text-transform="none" fo:color="#000000" fo:letter-spacing="normal" fo:font-style="normal" fo:font-weight="bold" officeooo:rsid="000460f8" style:font-weight-asian="bold" style:font-weight-complex="bold"/>
    </style:style>
    <style:style style:name="T66" style:family="text">
      <style:text-properties fo:font-variant="normal" fo:text-transform="none" fo:color="#000000" fo:letter-spacing="normal" fo:font-style="normal" fo:font-weight="normal" officeooo:rsid="00101e7a" style:font-weight-asian="normal" style:font-weight-complex="normal"/>
    </style:style>
    <style:style style:name="T67" style:family="text">
      <style:text-properties fo:font-variant="normal" fo:text-transform="none" fo:color="#000000" fo:letter-spacing="normal" fo:font-style="normal" fo:font-weight="normal" officeooo:rsid="0013c01d" style:font-weight-asian="normal" style:font-weight-complex="normal"/>
    </style:style>
    <style:style style:name="T68" style:family="text">
      <style:text-properties fo:font-variant="normal" fo:text-transform="none" fo:color="#000000" fo:letter-spacing="normal" fo:font-style="normal" fo:font-weight="normal" officeooo:rsid="0009fab9" style:font-weight-asian="normal" style:font-weight-complex="normal"/>
    </style:style>
    <style:style style:name="T69" style:family="text">
      <style:text-properties fo:font-variant="normal" fo:text-transform="none" fo:color="#000000" fo:letter-spacing="normal" fo:font-style="normal" fo:font-weight="normal" officeooo:rsid="000460f8" style:font-weight-asian="normal" style:font-weight-complex="normal"/>
    </style:style>
    <style:style style:name="T70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bold" officeooo:rsid="000460f8" style:font-weight-asian="bold" style:font-weight-complex="bold"/>
    </style:style>
    <style:style style:name="T71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officeooo:rsid="0009fab9" style:font-weight-asian="normal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71439" style:font-size-asian="14pt" style:font-weight-asian="normal" style:font-size-complex="14pt" style:font-weight-complex="normal"/>
    </style:style>
    <style:style style:name="T7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bbf3e" style:font-size-asian="14pt" style:font-weight-asian="normal" style:font-size-complex="14pt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206c" style:font-size-asian="14pt" style:font-weight-asian="normal" style:font-size-complex="14pt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3931" style:font-size-asian="14pt" style:font-weight-asian="normal" style:font-size-complex="14pt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7528a" style:font-size-asian="14pt" style:font-weight-asian="normal" style:font-size-complex="14pt" style:font-weight-complex="normal"/>
    </style:style>
    <style:style style:name="T7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style:font-size-asian="14pt" style:font-weight-asian="normal" style:font-size-complex="14pt" style:font-weight-complex="normal"/>
    </style:style>
    <style:style style:name="T7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d35f9" style:font-size-asian="14pt" style:font-weight-asian="normal" style:font-size-complex="14pt" style:font-weight-complex="normal"/>
    </style:style>
    <style:style style:name="T8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dbbd90" style:font-size-asian="14pt" style:font-weight-asian="normal" style:font-size-complex="14pt" style:font-weight-complex="normal"/>
    </style:style>
    <style:style style:name="T8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8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8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074b8" fo:background-color="transparent" loext:char-shading-value="0" style:font-size-asian="14pt" style:font-weight-asian="normal" style:font-size-complex="14pt" style:font-weight-complex="normal"/>
    </style:style>
    <style:style style:name="T8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2d4df" fo:background-color="transparent" loext:char-shading-value="0" style:font-size-asian="14pt" style:font-weight-asian="normal" style:font-size-complex="14pt" style:font-weight-complex="normal"/>
    </style:style>
    <style:style style:name="T8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fo:background-color="transparent" loext:char-shading-value="0" style:font-size-asian="14pt" style:font-weight-asian="normal" style:font-size-complex="14pt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da85" fo:background-color="transparent" loext:char-shading-value="0" style:font-size-asian="14pt" style:font-weight-asian="normal" style:font-size-complex="14pt" style:font-weight-complex="normal"/>
    </style:style>
    <style:style style:name="T8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64a14" fo:background-color="transparent" loext:char-shading-value="0" style:font-size-asian="14pt" style:font-weight-asian="normal" style:font-size-complex="14pt" style:font-weight-complex="normal"/>
    </style:style>
    <style:style style:name="T8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4f67" fo:background-color="transparent" loext:char-shading-value="0" style:font-size-asian="14pt" style:font-weight-asian="normal" style:font-size-complex="14pt" style:font-weight-complex="normal"/>
    </style:style>
    <style:style style:name="T8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8147" fo:background-color="transparent" loext:char-shading-value="0" style:font-size-asian="14pt" style:font-weight-asian="normal" style:font-size-complex="14pt" style:font-weight-complex="normal"/>
    </style:style>
    <style:style style:name="T9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15fef" fo:background-color="transparent" loext:char-shading-value="0" style:font-size-asian="14pt" style:font-weight-asian="normal" style:font-size-complex="14pt" style:font-weight-complex="normal"/>
    </style:style>
    <style:style style:name="T9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9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3318d" fo:background-color="transparent" loext:char-shading-value="0" style:font-size-asian="14pt" style:font-weight-asian="normal" style:font-size-complex="14pt" style:font-weight-complex="normal"/>
    </style:style>
    <style:style style:name="T9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57b11" fo:background-color="transparent" loext:char-shading-value="0" style:font-size-asian="14pt" style:font-weight-asian="normal" style:font-size-complex="14pt" style:font-weight-complex="normal"/>
    </style:style>
    <style:style style:name="T9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67cd1" fo:background-color="transparent" loext:char-shading-value="0" style:font-size-asian="14pt" style:font-weight-asian="normal" style:font-size-complex="14pt" style:font-weight-complex="normal"/>
    </style:style>
    <style:style style:name="T9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75697" fo:background-color="transparent" loext:char-shading-value="0" style:font-size-asian="14pt" style:font-weight-asian="normal" style:font-size-complex="14pt" style:font-weight-complex="normal"/>
    </style:style>
    <style:style style:name="T9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8b8b3" fo:background-color="transparent" loext:char-shading-value="0" style:font-size-asian="14pt" style:font-weight-asian="normal" style:font-size-complex="14pt" style:font-weight-complex="normal"/>
    </style:style>
    <style:style style:name="T9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99657" fo:background-color="transparent" loext:char-shading-value="0" style:font-size-asian="14pt" style:font-weight-asian="normal" style:font-size-complex="14pt" style:font-weight-complex="normal"/>
    </style:style>
    <style:style style:name="T9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aee63" fo:background-color="transparent" loext:char-shading-value="0" style:font-size-asian="14pt" style:font-weight-asian="normal" style:font-size-complex="14pt" style:font-weight-complex="normal"/>
    </style:style>
    <style:style style:name="T9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d35f9" fo:background-color="transparent" loext:char-shading-value="0" style:font-size-asian="14pt" style:font-weight-asian="normal" style:font-size-complex="14pt" style:font-weight-complex="normal"/>
    </style:style>
    <style:style style:name="T10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67cd1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0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75697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0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10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074b8" fo:background-color="transparent" loext:char-shading-value="0" style:font-size-asian="14pt" style:font-weight-asian="bold" style:font-size-complex="14pt" style:font-weight-complex="bold"/>
    </style:style>
    <style:style style:name="T10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36983" fo:background-color="transparent" loext:char-shading-value="0" style:font-size-asian="14pt" style:font-weight-asian="bold" style:font-size-complex="14pt" style:font-weight-complex="bold"/>
    </style:style>
    <style:style style:name="T10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98b8b3" fo:background-color="transparent" loext:char-shading-value="0" style:font-size-asian="14pt" style:font-weight-asian="bold" style:font-size-complex="14pt" style:font-weight-complex="bold"/>
    </style:style>
    <style:style style:name="T10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59d6e" fo:background-color="transparent" loext:char-shading-value="0" style:font-size-asian="14pt" style:font-weight-asian="bold" style:font-size-complex="14pt" style:font-weight-complex="bold"/>
    </style:style>
    <style:style style:name="T10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fo:background-color="transparent" loext:char-shading-value="0" style:font-size-asian="14pt" style:font-weight-asian="normal" style:font-size-complex="14pt" style:font-weight-complex="normal"/>
    </style:style>
    <style:style style:name="T10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999657" fo:background-color="transparent" loext:char-shading-value="0" style:font-size-asian="14pt" style:font-weight-asian="normal" style:font-size-complex="14pt" style:font-weight-complex="normal"/>
    </style:style>
    <style:style style:name="T10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074b8" fo:background-color="transparent" loext:char-shading-value="0" style:font-size-asian="14pt" style:font-weight-asian="normal" style:font-size-complex="14pt" style:font-weight-complex="normal"/>
    </style:style>
    <style:style style:name="T11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2d4df" fo:background-color="transparent" loext:char-shading-value="0" style:font-size-asian="14pt" style:font-weight-asian="normal" style:font-size-complex="14pt" style:font-weight-complex="normal"/>
    </style:style>
    <style:style style:name="T11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f4f67" fo:background-color="transparent" loext:char-shading-value="0" style:font-size-asian="14pt" style:font-weight-asian="normal" style:font-size-complex="14pt" style:font-weight-complex="normal"/>
    </style:style>
    <style:style style:name="T11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93318d" fo:background-color="transparent" loext:char-shading-value="0" style:font-size-asian="14pt" style:font-weight-asian="normal" style:font-size-complex="14pt" style:font-weight-complex="normal"/>
    </style:style>
    <style:style style:name="T11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f8147" fo:background-color="transparent" loext:char-shading-value="0" style:font-size-asian="14pt" style:font-weight-asian="normal" style:font-size-complex="14pt" style:font-weight-complex="normal"/>
    </style:style>
    <style:style style:name="T11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571439" style:font-size-asian="14pt" style:font-weight-asian="normal" style:font-size-complex="14pt" style:font-weight-complex="normal"/>
    </style:style>
    <style:style style:name="T11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8f4f67" fo:background-color="transparent" loext:char-shading-value="0" style:font-size-asian="14pt" style:font-weight-asian="bold" style:font-size-complex="14pt" style:font-weight-complex="bold"/>
    </style:style>
    <style:style style:name="T11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87d59c" fo:background-color="transparent" loext:char-shading-value="0" style:font-size-asian="14pt" style:font-weight-asian="bold" style:font-size-complex="14pt" style:font-weight-complex="bold"/>
    </style:style>
    <style:style style:name="T11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571439" style:font-size-asian="14pt" style:font-weight-asian="bold" style:font-size-complex="14pt" style:font-weight-complex="bold"/>
    </style:style>
    <style:style style:name="T11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fo:background-color="transparent" loext:char-shading-value="0" style:font-size-asian="14pt" style:font-weight-asian="normal" style:font-size-complex="14pt" style:font-weight-complex="normal"/>
    </style:style>
    <style:style style:name="T11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560d5" fo:background-color="transparent" loext:char-shading-value="0" style:font-size-asian="14pt" style:font-weight-asian="normal" style:font-size-complex="14pt" style:font-weight-complex="normal"/>
    </style:style>
    <style:style style:name="T120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f9f16" fo:background-color="transparent" loext:char-shading-value="0" style:font-size-asian="14pt" style:font-weight-asian="normal" style:font-size-complex="14pt" style:font-weight-complex="normal"/>
    </style:style>
    <style:style style:name="T121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0f261" fo:background-color="transparent" loext:char-shading-value="0" style:font-size-asian="14pt" style:font-weight-asian="normal" style:font-size-complex="14pt" style:font-weight-complex="normal"/>
    </style:style>
    <style:style style:name="T12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f1f19d" fo:background-color="transparent" loext:char-shading-value="0" style:font-size-asian="14pt" style:font-weight-asian="normal" style:font-size-complex="14pt" style:font-weight-complex="normal"/>
    </style:style>
    <style:style style:name="T123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f7dce1" fo:background-color="transparent" loext:char-shading-value="0" style:font-size-asian="14pt" style:font-weight-asian="normal" style:font-size-complex="14pt" style:font-weight-complex="normal"/>
    </style:style>
    <style:style style:name="T124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d40522" fo:background-color="transparent" loext:char-shading-value="0" style:font-size-asian="14pt" style:font-weight-asian="normal" style:font-size-complex="14pt" style:font-weight-complex="normal"/>
    </style:style>
    <style:style style:name="T125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6ece1" fo:background-color="transparent" loext:char-shading-value="0" style:font-size-asian="14pt" style:font-weight-asian="normal" style:font-size-complex="14pt" style:font-weight-complex="normal"/>
    </style:style>
    <style:style style:name="T126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29f1c" fo:background-color="transparent" loext:char-shading-value="0" style:font-size-asian="14pt" style:font-weight-asian="normal" style:font-size-complex="14pt" style:font-weight-complex="normal"/>
    </style:style>
    <style:style style:name="T127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106e4a1" fo:background-color="transparent" loext:char-shading-value="0" style:font-size-asian="14pt" style:font-weight-asian="normal" style:font-size-complex="14pt" style:font-weight-complex="normal"/>
    </style:style>
    <style:style style:name="T12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560d5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0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f9f16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1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6ece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3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16f0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4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e2b6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5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6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e900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7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d59334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ed39e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f1f19d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0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f3377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1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110953a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3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4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add74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5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b29f1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6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7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fcc3e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fe031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100aa69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0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9fa7c7" fo:background-color="transparent" loext:char-shading-value="0" style:font-size-asian="14pt" style:font-weight-asian="normal" style:font-size-complex="14pt" style:font-weight-complex="normal"/>
    </style:style>
    <style:style style:name="T151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a6ece1" fo:background-color="transparent" loext:char-shading-value="0" style:font-size-asian="14pt" style:font-weight-asian="normal" style:font-size-complex="14pt" style:font-weight-complex="normal"/>
    </style:style>
    <style:style style:name="T15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b29f1c" fo:background-color="transparent" loext:char-shading-value="0" style:font-size-asian="14pt" style:font-weight-asian="normal" style:font-size-complex="14pt" style:font-weight-complex="normal"/>
    </style:style>
    <style:style style:name="T153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4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5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affeb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6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be900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7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bfeef9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b29f1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c043b6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0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b3ec0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1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c2cef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e2df3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3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e47c8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4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d1ac9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5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b0f26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6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7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f3377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fbc45d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fcc3e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70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100375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71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100aa69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7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1020148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73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1036def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74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1049d88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75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11249cd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76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f7dce1" fo:background-color="transparent" loext:char-shading-value="0" style:font-size-asian="14pt" style:font-weight-asian="normal" style:font-size-complex="14pt" style:font-weight-complex="normal"/>
    </style:style>
    <style:style style:name="T177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bold" officeooo:rsid="0106e4a1" fo:background-color="transparent" loext:char-shading-value="0" style:font-size-asian="14pt" style:font-weight-asian="bold" style:font-size-complex="14pt" style:font-weight-complex="bold"/>
    </style:style>
    <style:style style:name="T17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italic" fo:font-weight="normal" officeooo:rsid="00a560d5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7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italic" style:text-underline-style="solid" style:text-underline-width="auto" style:text-underline-color="font-color" fo:font-weight="normal" officeooo:rsid="00bfeef9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80" style:family="text">
      <style:text-properties fo:font-variant="normal" fo:text-transform="none" fo:color="#000000" style:text-line-through-style="none" style:text-line-through-type="none" style:font-name="Microsoft Sans Serif" fo:font-size="13pt" fo:letter-spacing="normal" fo:language="pt" fo:country="BR" fo:font-style="normal" fo:font-weight="normal" officeooo:rsid="00b3ec0e" fo:background-color="transparent" loext:char-shading-value="0" style:font-size-asian="13pt" style:font-style-asian="normal" style:font-weight-asian="normal" style:font-size-complex="13pt" style:font-style-complex="normal" style:font-weight-complex="normal"/>
    </style:style>
    <style:style style:name="T181" style:family="text">
      <style:text-properties fo:font-variant="normal" fo:text-transform="none" fo:color="#000000" style:text-line-through-style="none" style:text-line-through-type="none" style:font-name="Monospace" fo:font-size="14pt" fo:letter-spacing="normal" fo:language="pt" fo:country="BR" fo:font-style="normal" fo:font-weight="normal" officeooo:rsid="00a560d5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82" style:family="text">
      <style:text-properties fo:font-variant="normal" fo:text-transform="none" fo:color="#000000" style:text-line-through-style="none" style:text-line-through-type="none" style:font-name="Monospace" fo:font-size="14pt" fo:letter-spacing="normal" fo:language="pt" fo:country="BR" fo:font-style="normal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83" style:family="text">
      <style:text-properties fo:font-variant="normal" fo:text-transform="none" fo:color="#000000" style:text-line-through-style="none" style:text-line-through-type="none" style:font-name="Monospace" fo:font-size="14pt" fo:letter-spacing="normal" fo:language="pt" fo:country="BR" fo:font-style="normal" fo:font-weight="normal" officeooo:rsid="00f1f19d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84" style:family="text">
      <style:text-properties fo:font-variant="normal" fo:text-transform="none" fo:color="#000000" style:text-line-through-style="none" style:text-line-through-type="none" style:font-name="Monospace" fo:font-size="14pt" fo:letter-spacing="normal" fo:language="pt" fo:country="BR" fo:font-style="italic" fo:font-weight="normal" officeooo:rsid="009fa7c7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85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186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187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officeooo:rsid="00915fef" fo:background-color="transparent" loext:char-shading-value="0" style:font-size-asian="14pt" style:font-weight-asian="normal" style:font-size-complex="14pt" style:font-weight-complex="normal"/>
    </style:style>
    <style:style style:name="T188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officeooo:rsid="0098b8b3" fo:background-color="transparent" loext:char-shading-value="0" style:font-size-asian="14pt" style:font-weight-asian="normal" style:font-size-complex="14pt" style:font-weight-complex="normal"/>
    </style:style>
    <style:style style:name="T189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officeooo:rsid="00f1f19d" fo:background-color="transparent" loext:char-shading-value="0" style:font-size-asian="14pt" style:font-weight-asian="normal" style:font-size-complex="14pt" style:font-weight-complex="normal"/>
    </style:style>
    <style:style style:name="T190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officeooo:rsid="009fa7c7" fo:background-color="transparent" loext:char-shading-value="0" style:font-size-asian="14pt" style:font-weight-asian="normal" style:font-size-complex="14pt" style:font-weight-complex="normal"/>
    </style:style>
    <style:style style:name="T191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officeooo:rsid="00d1ac93" fo:background-color="transparent" loext:char-shading-value="0" style:font-size-asian="14pt" style:font-weight-asian="normal" style:font-size-complex="14pt" style:font-weight-complex="normal"/>
    </style:style>
    <style:style style:name="T192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fo:font-weight="normal" officeooo:rsid="00b3ec0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93" style:family="text">
      <style:text-properties fo:font-variant="normal" fo:text-transform="none" fo:color="#000000" style:text-line-through-style="none" style:text-line-through-type="none" style:font-name="Mono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94" style:family="text">
      <style:text-properties fo:font-variant="normal" fo:text-transform="none" fo:color="#000000" style:text-line-through-style="none" style:text-line-through-type="none" style:font-name="Mono" fo:font-size="13pt" fo:letter-spacing="normal" fo:language="pt" fo:country="BR" fo:font-style="normal" style:text-underline-style="none" fo:font-weight="normal" officeooo:rsid="00a8d171" fo:background-color="transparent" loext:char-shading-value="0" style:font-size-asian="13pt" style:font-style-asian="normal" style:font-weight-asian="normal" style:font-size-complex="13pt" style:font-style-complex="normal" style:font-weight-complex="normal"/>
    </style:style>
    <style:style style:name="T195" style:family="text">
      <style:text-properties fo:font-variant="normal" fo:text-transform="none" fo:color="#000000" style:text-line-through-style="none" style:text-line-through-type="none" style:font-name="Mono" fo:font-size="13pt" fo:letter-spacing="normal" fo:language="pt" fo:country="BR" fo:font-style="normal" style:text-underline-style="none" fo:font-weight="normal" officeooo:rsid="00e47c83" fo:background-color="transparent" loext:char-shading-value="0" style:font-size-asian="13pt" style:font-style-asian="normal" style:font-weight-asian="normal" style:font-size-complex="13pt" style:font-style-complex="normal" style:font-weight-complex="normal"/>
    </style:style>
    <style:style style:name="T196" style:family="text">
      <style:text-properties fo:font-variant="normal" fo:text-transform="none" fo:color="#000000" style:font-name="Monospace" fo:font-size="14pt" fo:letter-spacing="normal" fo:language="pt" fo:country="BR" fo:font-style="normal" fo:font-weight="bold" officeooo:rsid="0049524a" style:font-size-asian="14pt" style:font-weight-asian="bold" style:font-size-complex="14pt" style:font-weight-complex="bold"/>
    </style:style>
    <style:style style:name="T197" style:family="text">
      <style:text-properties fo:font-variant="normal" fo:text-transform="none" fo:color="#000000" style:font-name="Mono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198" style:family="text">
      <style:text-properties fo:font-variant="normal" fo:text-transform="none" fo:color="#000000" style:font-name="Mono" fo:font-size="14pt" fo:letter-spacing="normal" fo:language="pt" fo:country="BR" fo:font-style="normal" fo:font-weight="normal" officeooo:rsid="0068af62" style:font-size-asian="14pt" style:font-weight-asian="normal" style:font-size-complex="14pt" style:font-weight-complex="normal"/>
    </style:style>
    <style:style style:name="T199" style:family="text">
      <style:text-properties fo:font-variant="normal" fo:text-transform="none" fo:color="#000000" style:font-name="Mono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200" style:family="text">
      <style:text-properties fo:font-variant="normal" fo:text-transform="none" fo:color="#171717" fo:letter-spacing="normal" fo:language="pt" fo:country="BR" fo:font-style="normal" fo:font-weight="bold" style:font-weight-asian="bold" style:font-weight-complex="bold"/>
    </style:style>
    <style:style style:name="T201" style:family="text">
      <style:text-properties fo:font-variant="normal" fo:text-transform="none" fo:color="#171717" fo:letter-spacing="normal" fo:language="pt" fo:country="BR" fo:font-style="normal" fo:font-weight="normal" style:font-weight-asian="normal" style:font-weight-complex="normal"/>
    </style:style>
    <style:style style:name="T202" style:family="text">
      <style:text-properties fo:font-variant="normal" fo:text-transform="none" fo:color="#171717" fo:letter-spacing="normal" fo:language="pt" fo:country="BR" fo:font-style="normal" fo:font-weight="normal" officeooo:rsid="000b730f" style:font-weight-asian="normal" style:font-weight-complex="normal"/>
    </style:style>
    <style:style style:name="T203" style:family="text">
      <style:text-properties fo:font-variant="normal" fo:text-transform="none" fo:color="#171717" fo:letter-spacing="normal" fo:language="pt" fo:country="BR" fo:font-style="normal" fo:font-weight="normal" officeooo:rsid="000c5d1b" style:font-weight-asian="normal" style:font-weight-complex="normal"/>
    </style:style>
    <style:style style:name="T204" style:family="text">
      <style:text-properties fo:font-variant="normal" fo:text-transform="none" fo:color="#171717" fo:letter-spacing="normal" fo:language="pt" fo:country="BR" fo:font-style="normal" fo:font-weight="normal" officeooo:rsid="000dd1af" style:font-weight-asian="normal" style:font-weight-complex="normal"/>
    </style:style>
    <style:style style:name="T205" style:family="text">
      <style:text-properties fo:font-variant="normal" fo:text-transform="none" fo:color="#171717" fo:letter-spacing="normal" fo:language="pt" fo:country="BR" fo:font-style="normal" fo:font-weight="normal" officeooo:rsid="00189878" style:font-weight-asian="normal" style:font-weight-complex="normal"/>
    </style:style>
    <style:style style:name="T206" style:family="text">
      <style:text-properties fo:font-variant="normal" fo:text-transform="none" fo:color="#171717" fo:letter-spacing="normal" fo:language="pt" fo:country="BR" fo:font-style="normal" fo:font-weight="normal" officeooo:rsid="009d35f9" style:font-weight-asian="normal" style:font-weight-complex="normal"/>
    </style:style>
    <style:style style:name="T207" style:family="text">
      <style:text-properties fo:font-variant="normal" fo:text-transform="none" fo:color="#171717" fo:letter-spacing="normal" fo:language="pt" fo:country="BR" fo:font-style="normal" fo:font-weight="normal" officeooo:rsid="0014478c" style:font-weight-asian="normal" style:font-weight-complex="normal"/>
    </style:style>
    <style:style style:name="T208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style:font-weight-asian="bold" style:font-weight-complex="bold"/>
    </style:style>
    <style:style style:name="T209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9d35f9" style:font-weight-asian="bold" style:font-weight-complex="bold"/>
    </style:style>
    <style:style style:name="T210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0c5d1b" style:font-weight-asian="bold" style:font-weight-complex="bold"/>
    </style:style>
    <style:style style:name="T211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0dd1af" style:font-weight-asian="bold" style:font-weight-complex="bold"/>
    </style:style>
    <style:style style:name="T212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normal" style:font-weight-asian="normal" style:font-weight-complex="normal"/>
    </style:style>
    <style:style style:name="T213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normal" officeooo:rsid="000dd1af" style:font-weight-asian="normal" style:font-weight-complex="normal"/>
    </style:style>
    <style:style style:name="T214" style:family="text">
      <style:text-properties fo:font-variant="normal" fo:text-transform="none" fo:color="#ff4000" fo:letter-spacing="normal" fo:language="pt" fo:country="BR" fo:font-style="normal" fo:font-weight="bold" style:font-weight-asian="bold" style:font-weight-complex="bold"/>
    </style:style>
    <style:style style:name="T215" style:family="text">
      <style:text-properties fo:font-variant="normal" fo:text-transform="none" fo:color="#ff4000" fo:letter-spacing="normal" fo:language="pt" fo:country="BR" fo:font-style="normal" fo:font-weight="bold" officeooo:rsid="000b730f" style:font-weight-asian="bold" style:font-weight-complex="bold"/>
    </style:style>
    <style:style style:name="T216" style:family="text">
      <style:text-properties fo:font-variant="normal" fo:text-transform="none" fo:color="#ff4000" style:text-line-through-style="none" style:text-line-through-type="none" style:font-name="Microsoft Sans Serif" fo:font-size="14pt" fo:letter-spacing="normal" fo:language="pt" fo:country="BR" fo:font-style="italic" fo:font-weight="normal" officeooo:rsid="00a560d5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217" style:family="text">
      <style:text-properties fo:font-variant="normal" fo:text-transform="none" fo:color="#ff4000" style:text-line-through-style="none" style:text-line-through-type="none" style:font-name="Mono" fo:font-size="14pt" fo:letter-spacing="normal" fo:language="pt" fo:country="BR" fo:font-style="normal" fo:font-weight="normal" officeooo:rsid="005bbf3e" style:font-size-asian="14pt" style:font-weight-asian="normal" style:font-size-complex="14pt" style:font-weight-complex="normal"/>
    </style:style>
    <style:style style:name="T218" style:family="text">
      <style:text-properties fo:font-variant="normal" fo:text-transform="none" fo:color="#ff4000" style:text-line-through-style="none" style:text-line-through-type="none" style:font-name="Mono" fo:font-size="14pt" fo:letter-spacing="normal" fo:language="pt" fo:country="BR" fo:font-style="normal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19" style:family="text">
      <style:text-properties fo:font-variant="normal" fo:text-transform="none" fo:color="#ff4000" style:text-line-through-style="none" style:text-line-through-type="none" style:font-name="Mono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20" style:family="text">
      <style:text-properties fo:font-variant="normal" fo:text-transform="none" fo:color="#ff4000" style:font-name="Mono" fo:font-size="13pt" fo:letter-spacing="normal" fo:font-style="normal" fo:font-weight="bold" style:font-size-asian="13pt" style:font-weight-asian="bold" style:font-size-complex="13pt" style:font-weight-complex="bold"/>
    </style:style>
    <style:style style:name="T221" style:family="text">
      <style:text-properties fo:font-variant="normal" fo:text-transform="none" fo:color="#ff4000" style:font-name="Mono" fo:font-size="14pt" fo:letter-spacing="normal" fo:language="pt" fo:country="BR" fo:font-style="normal" fo:font-weight="normal" officeooo:rsid="006e02c6" style:font-size-asian="14pt" style:font-weight-asian="normal" style:font-size-complex="14pt" style:font-weight-complex="normal"/>
    </style:style>
    <style:style style:name="T222" style:family="text">
      <style:text-properties fo:font-variant="normal" fo:text-transform="none" fo:color="#ff4000" style:font-name="Mono" fo:font-size="14pt" fo:letter-spacing="normal" fo:language="pt" fo:country="BR" fo:font-style="normal" fo:font-weight="bold" officeooo:rsid="0068af62" fo:background-color="transparent" loext:char-shading-value="0" style:font-size-asian="14pt" style:font-weight-asian="bold" style:font-size-complex="14pt" style:font-weight-complex="bold"/>
    </style:style>
    <style:style style:name="T223" style:family="text">
      <style:text-properties fo:font-variant="normal" fo:text-transform="none" fo:color="#800080" fo:letter-spacing="normal" fo:language="pt" fo:country="BR" fo:font-style="normal" fo:font-weight="bold" style:font-weight-asian="bold" style:font-weight-complex="bold"/>
    </style:style>
    <style:style style:name="T224" style:family="text">
      <style:text-properties fo:font-variant="normal" fo:text-transform="none" fo:color="#800080" fo:letter-spacing="normal" fo:language="pt" fo:country="BR" fo:font-style="normal" fo:font-weight="bold" officeooo:rsid="000b730f" style:font-weight-asian="bold" style:font-weight-complex="bold"/>
    </style:style>
    <style:style style:name="T225" style:family="text">
      <style:text-properties fo:font-variant="normal" fo:text-transform="none" fo:color="#800080" fo:letter-spacing="normal" fo:font-style="normal" fo:font-weight="bold" style:font-weight-asian="bold" style:font-weight-complex="bold"/>
    </style:style>
    <style:style style:name="T226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227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5bbf3e" fo:background-color="transparent" loext:char-shading-value="0" style:font-size-asian="14pt" style:font-weight-asian="bold" style:font-size-complex="14pt" style:font-weight-complex="bold"/>
    </style:style>
    <style:style style:name="T228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229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fo:font-weight="bold" officeooo:rsid="00571439" style:font-size-asian="14pt" style:font-weight-asian="bold" style:font-size-complex="14pt" style:font-weight-complex="bold"/>
    </style:style>
    <style:style style:name="T230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fo:font-weight="bold" officeooo:rsid="005bbf3e" style:font-size-asian="14pt" style:font-weight-asian="bold" style:font-size-complex="14pt" style:font-weight-complex="bold"/>
    </style:style>
    <style:style style:name="T231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232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fo:font-weight="bold" officeooo:rsid="00915fef" fo:background-color="transparent" loext:char-shading-value="0" style:font-size-asian="14pt" style:font-weight-asian="bold" style:font-size-complex="14pt" style:font-weight-complex="bold"/>
    </style:style>
    <style:style style:name="T233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fo:font-weight="bold" officeooo:rsid="005bbf3e" fo:background-color="transparent" loext:char-shading-value="0" style:font-size-asian="14pt" style:font-weight-asian="bold" style:font-size-complex="14pt" style:font-weight-complex="bold"/>
    </style:style>
    <style:style style:name="T234" style:family="text">
      <style:text-properties fo:font-variant="normal" fo:text-transform="none" fo:color="#800080" style:text-line-through-style="none" style:text-line-through-type="none" style:font-name="Mono" fo:font-size="14pt" fo:letter-spacing="normal" fo:language="pt" fo:country="BR" fo:font-style="normal" fo:font-weight="bold" officeooo:rsid="005bbf3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35" style:family="text">
      <style:text-properties fo:font-variant="normal" fo:text-transform="none" fo:color="#800080" style:font-name="Mono" fo:letter-spacing="normal" fo:font-style="normal" fo:font-weight="bold" style:font-weight-asian="bold" style:font-weight-complex="bold"/>
    </style:style>
    <style:style style:name="T236" style:family="text">
      <style:text-properties fo:font-variant="normal" fo:text-transform="none" fo:color="#800080" style:font-name="Mono" fo:font-size="13pt" fo:letter-spacing="normal" fo:font-style="normal" fo:font-weight="bold" style:font-size-asian="13pt" style:font-weight-asian="bold" style:font-size-complex="13pt" style:font-weight-complex="bold"/>
    </style:style>
    <style:style style:name="T237" style:family="text">
      <style:text-properties fo:font-variant="normal" fo:text-transform="none" fo:color="#800080" style:font-name="Mono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238" style:family="text">
      <style:text-properties fo:font-variant="normal" fo:text-transform="none" fo:color="#800080" style:font-name="Mono" fo:font-size="14pt" fo:letter-spacing="normal" fo:language="pt" fo:country="BR" fo:font-style="normal" fo:font-weight="bold" officeooo:rsid="00344f32" style:font-size-asian="14pt" style:font-weight-asian="bold" style:font-size-complex="14pt" style:font-weight-complex="bold"/>
    </style:style>
    <style:style style:name="T239" style:family="text">
      <style:text-properties fo:font-variant="normal" fo:text-transform="none" fo:color="#800080" style:font-name="Mono" fo:font-size="14pt" fo:letter-spacing="normal" fo:language="pt" fo:country="BR" fo:font-style="normal" fo:font-weight="bold" officeooo:rsid="006e02c6" style:font-size-asian="14pt" style:font-weight-asian="bold" style:font-size-complex="14pt" style:font-weight-complex="bold"/>
    </style:style>
    <style:style style:name="T240" style:family="text">
      <style:text-properties fo:font-variant="normal" fo:text-transform="none" fo:color="#800080" style:font-name="Mono" fo:font-size="14pt" fo:letter-spacing="normal" fo:language="pt" fo:country="BR" fo:font-style="normal" fo:font-weight="bold" officeooo:rsid="0068af62" style:font-size-asian="14pt" style:font-weight-asian="bold" style:font-size-complex="14pt" style:font-weight-complex="bold"/>
    </style:style>
    <style:style style:name="T241" style:family="text">
      <style:text-properties fo:font-variant="normal" fo:text-transform="none" fo:color="#800080" style:font-name="Mono" fo:font-size="14pt" fo:letter-spacing="normal" fo:language="pt" fo:country="BR" fo:font-style="normal" fo:font-weight="bold" officeooo:rsid="0068af62" fo:background-color="transparent" loext:char-shading-value="0" style:font-size-asian="14pt" style:font-weight-asian="bold" style:font-size-complex="14pt" style:font-weight-complex="bold"/>
    </style:style>
    <style:style style:name="T242" style:family="text">
      <style:text-properties fo:font-variant="normal" fo:text-transform="none" fo:color="#158466" fo:letter-spacing="normal" fo:language="pt" fo:country="BR" fo:font-style="normal" fo:font-weight="bold" style:font-weight-asian="bold" style:font-weight-complex="bold"/>
    </style:style>
    <style:style style:name="T243" style:family="text">
      <style:text-properties fo:font-variant="normal" fo:text-transform="none" fo:color="#158466" fo:letter-spacing="normal" fo:language="pt" fo:country="BR" fo:font-style="normal" fo:font-weight="bold" officeooo:rsid="000b730f" style:font-weight-asian="bold" style:font-weight-complex="bold"/>
    </style:style>
    <style:style style:name="T244" style:family="text">
      <style:text-properties fo:font-variant="normal" fo:text-transform="none" fo:color="#158466" style:font-name="Mono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245" style:family="text">
      <style:text-properties fo:font-variant="normal" fo:text-transform="none" fo:color="#2a6099" fo:letter-spacing="normal" fo:language="pt" fo:country="BR" fo:font-style="normal" fo:font-weight="bold" style:font-weight-asian="bold" style:font-weight-complex="bold"/>
    </style:style>
    <style:style style:name="T246" style:family="text">
      <style:text-properties fo:font-variant="normal" fo:text-transform="none" fo:color="#2a6099" fo:letter-spacing="normal" fo:language="pt" fo:country="BR" fo:font-style="normal" fo:font-weight="bold" officeooo:rsid="000c5d1b" style:font-weight-asian="bold" style:font-weight-complex="bold"/>
    </style:style>
    <style:style style:name="T247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859d6e" fo:background-color="transparent" loext:char-shading-value="0" style:font-size-asian="14pt" style:font-weight-asian="bold" style:font-size-complex="14pt" style:font-weight-complex="bold"/>
    </style:style>
    <style:style style:name="T248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967cd1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49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style:text-underline-style="none" fo:font-weight="normal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50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c14d64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51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fo:font-weight="bold" officeooo:rsid="004e6dfe" style:font-size-asian="14pt" style:font-weight-asian="bold" style:font-size-complex="14pt" style:font-weight-complex="bold"/>
    </style:style>
    <style:style style:name="T252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fo:font-weight="bold" officeooo:rsid="007854af" fo:background-color="transparent" loext:char-shading-value="0" style:font-size-asian="14pt" style:font-weight-asian="bold" style:font-size-complex="14pt" style:font-weight-complex="bold"/>
    </style:style>
    <style:style style:name="T253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fo:font-weight="bold" officeooo:rsid="007d44b7" fo:background-color="transparent" loext:char-shading-value="0" style:font-size-asian="14pt" style:font-weight-asian="bold" style:font-size-complex="14pt" style:font-weight-complex="bold"/>
    </style:style>
    <style:style style:name="T254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fo:font-weight="bold" officeooo:rsid="00859d6e" fo:background-color="transparent" loext:char-shading-value="0" style:font-size-asian="14pt" style:font-weight-asian="bold" style:font-size-complex="14pt" style:font-weight-complex="bold"/>
    </style:style>
    <style:style style:name="T255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fo:font-weight="bold" officeooo:rsid="0085da85" fo:background-color="transparent" loext:char-shading-value="0" style:font-size-asian="14pt" style:font-weight-asian="bold" style:font-size-complex="14pt" style:font-weight-complex="bold"/>
    </style:style>
    <style:style style:name="T256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57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58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style:text-underline-style="none" fo:font-weight="bold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59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style:text-underline-style="none" fo:font-weight="bold" officeooo:rsid="00a8d171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60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style:text-underline-style="none" fo:font-weight="bold" officeooo:rsid="00c14d64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61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style:text-underline-style="none" fo:font-weight="bold" officeooo:rsid="00b3ec0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62" style:family="text">
      <style:text-properties fo:font-variant="normal" fo:text-transform="none" fo:color="#2a6099" style:text-line-through-style="none" style:text-line-through-type="none" style:font-name="Monospace" fo:font-size="14pt" fo:letter-spacing="normal" fo:language="pt" fo:country="BR" fo:font-style="normal" style:text-underline-style="solid" style:text-underline-width="auto" style:text-underline-color="font-color" fo:font-weight="bold" officeooo:rsid="00a8d171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63" style:family="text">
      <style:text-properties fo:font-variant="normal" fo:text-transform="none" fo:color="#2a6099" style:text-line-through-style="none" style:text-line-through-type="none" style:font-name="Monospace" fo:font-size="16pt" fo:letter-spacing="normal" fo:language="pt" fo:country="BR" fo:font-style="normal" style:text-underline-style="none" fo:font-weight="bold" officeooo:rsid="00b3ec0e" fo:background-color="transparent" loext:char-shading-value="0" style:font-size-asian="16pt" style:font-style-asian="normal" style:font-weight-asian="bold" style:font-size-complex="16pt" style:font-style-complex="normal" style:font-weight-complex="bold"/>
    </style:style>
    <style:style style:name="T264" style:family="text">
      <style:text-properties fo:font-variant="normal" fo:text-transform="none" fo:color="#2a6099" style:text-line-through-style="none" style:text-line-through-type="none" style:font-name="Monospace" fo:font-size="16pt" fo:letter-spacing="normal" fo:language="pt" fo:country="BR" fo:font-style="normal" style:text-underline-style="none" fo:font-weight="bold" officeooo:rsid="00be2b6c" fo:background-color="transparent" loext:char-shading-value="0" style:font-size-asian="16pt" style:font-style-asian="normal" style:font-weight-asian="bold" style:font-size-complex="16pt" style:font-style-complex="normal" style:font-weight-complex="bold"/>
    </style:style>
    <style:style style:name="T265" style:family="text">
      <style:text-properties fo:font-variant="normal" fo:text-transform="none" fo:color="#2a6099" style:text-line-through-style="none" style:text-line-through-type="none" style:font-name="Mono" fo:font-size="14pt" fo:letter-spacing="normal" fo:language="pt" fo:country="BR" fo:font-style="normal" fo:font-weight="bold" officeooo:rsid="006607e7" style:font-size-asian="14pt" style:font-weight-asian="bold" style:font-size-complex="14pt" style:font-weight-complex="bold"/>
    </style:style>
    <style:style style:name="T266" style:family="text">
      <style:text-properties fo:font-variant="normal" fo:text-transform="none" fo:color="#2a6099" style:text-line-through-style="none" style:text-line-through-type="none" style:font-name="Mono" fo:font-size="14pt" fo:letter-spacing="normal" fo:language="pt" fo:country="BR" fo:font-style="normal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67" style:family="text">
      <style:text-properties fo:font-variant="normal" fo:text-transform="none" fo:color="#2a6099" style:text-line-through-style="none" style:text-line-through-type="none" style:font-name="Mono" fo:font-size="14pt" fo:letter-spacing="normal" fo:language="pt" fo:country="BR" fo:font-style="normal" fo:font-weight="bold" officeooo:rsid="009fa7c7" fo:background-color="transparent" loext:char-shading-value="0" style:font-size-asian="14pt" style:font-weight-asian="bold" style:font-size-complex="14pt" style:font-weight-complex="bold"/>
    </style:style>
    <style:style style:name="T268" style:family="text">
      <style:text-properties fo:font-variant="normal" fo:text-transform="none" fo:color="#2a6099" style:text-line-through-style="none" style:text-line-through-type="none" style:font-name="Mono" fo:font-size="14pt" fo:letter-spacing="normal" fo:language="pt" fo:country="BR" fo:font-style="normal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69" style:family="text">
      <style:text-properties fo:font-variant="normal" fo:text-transform="none" fo:color="#2a6099" style:text-line-through-style="none" style:text-line-through-type="none" style:font-name="Mono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70" style:family="text">
      <style:text-properties fo:font-variant="normal" fo:text-transform="none" fo:letter-spacing="normal" fo:language="pt" fo:country="BR" fo:font-style="normal" fo:font-weight="bold" style:font-weight-asian="bold" style:font-weight-complex="bold"/>
    </style:style>
    <style:style style:name="T271" style:family="text">
      <style:text-properties fo:font-variant="normal" fo:text-transform="none" fo:letter-spacing="normal" fo:font-style="normal"/>
    </style:style>
    <style:style style:name="T272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73" style:family="text">
      <style:text-properties fo:font-variant="normal" fo:text-transform="none" fo:letter-spacing="normal" fo:font-style="normal" fo:font-weight="bold" officeooo:rsid="002e15bb" style:font-weight-asian="bold" style:font-weight-complex="bold"/>
    </style:style>
    <style:style style:name="T274" style:family="text">
      <style:text-properties fo:font-variant="normal" fo:text-transform="none" fo:letter-spacing="normal" fo:font-style="normal" fo:font-weight="bold" officeooo:rsid="00401201" style:font-weight-asian="bold" style:font-weight-complex="bold"/>
    </style:style>
    <style:style style:name="T275" style:family="text">
      <style:text-properties fo:font-variant="normal" fo:text-transform="none" fo:letter-spacing="normal" fo:font-style="normal" officeooo:rsid="002e15bb"/>
    </style:style>
    <style:style style:name="T276" style:family="text">
      <style:text-properties fo:font-variant="normal" fo:text-transform="none" fo:letter-spacing="normal" fo:font-style="normal" officeooo:rsid="00401201"/>
    </style:style>
    <style:style style:name="T277" style:family="text">
      <style:text-properties fo:font-variant="normal" fo:text-transform="none" fo:letter-spacing="normal" fo:font-style="normal" officeooo:rsid="00479dba"/>
    </style:style>
    <style:style style:name="T278" style:family="text">
      <style:text-properties fo:font-variant="normal" fo:text-transform="none" fo:letter-spacing="normal" fo:font-style="normal" officeooo:rsid="009d35f9"/>
    </style:style>
    <style:style style:name="T279" style:family="text">
      <style:text-properties fo:font-variant="normal" fo:text-transform="none" fo:letter-spacing="normal" fo:font-style="normal" officeooo:rsid="009eb1ab"/>
    </style:style>
    <style:style style:name="T280" style:family="text">
      <style:text-properties fo:font-variant="normal" fo:text-transform="none" fo:letter-spacing="normal" fo:font-style="normal" officeooo:rsid="00a52b8b"/>
    </style:style>
    <style:style style:name="T281" style:family="text">
      <style:text-properties fo:font-variant="normal" fo:text-transform="none" fo:letter-spacing="normal" fo:font-style="normal" officeooo:rsid="00c93311"/>
    </style:style>
    <style:style style:name="T282" style:family="text">
      <style:text-properties fo:font-variant="normal" fo:text-transform="none" fo:letter-spacing="normal" fo:font-style="normal" officeooo:rsid="00da1861"/>
    </style:style>
    <style:style style:name="T283" style:family="text">
      <style:text-properties fo:font-variant="normal" fo:text-transform="none" fo:color="#0f00f5" style:font-name="Microsoft Sans Serif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284" style:family="text">
      <style:text-properties fo:font-variant="normal" fo:text-transform="none" fo:color="#0f00f5" style:font-name="Microsoft Sans Serif" fo:font-size="14pt" fo:letter-spacing="normal" fo:language="pt" fo:country="BR" fo:font-style="normal" fo:font-weight="normal" officeooo:rsid="00298b67" style:font-size-asian="14pt" style:font-weight-asian="normal" style:font-size-complex="14pt" style:font-weight-complex="normal"/>
    </style:style>
    <style:style style:name="T285" style:family="text">
      <style:text-properties fo:font-variant="normal" fo:text-transform="none" fo:color="#ce181e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286" style:family="text">
      <style:text-properties fo:font-variant="normal" fo:text-transform="none" fo:color="#ce181e" style:text-line-through-style="none" style:text-line-through-type="none" style:font-name="Microsoft Sans Serif" fo:font-size="14pt" fo:letter-spacing="normal" fo:language="pt" fo:country="BR" fo:font-style="normal" fo:font-weight="bold" officeooo:rsid="00af9f16" fo:background-color="transparent" loext:char-shading-value="0" style:font-size-asian="14pt" style:font-weight-asian="bold" style:font-size-complex="14pt" style:font-weight-complex="bold"/>
    </style:style>
    <style:style style:name="T287" style:family="text">
      <style:text-properties fo:font-variant="normal" fo:text-transform="none" fo:color="#ce181e" style:text-line-through-style="none" style:text-line-through-type="none" style:font-name="Microsoft Sans Serif" fo:font-size="14pt" fo:letter-spacing="normal" fo:language="pt" fo:country="BR" fo:font-style="normal" fo:font-weight="bold" officeooo:rsid="00b0f261" fo:background-color="transparent" loext:char-shading-value="0" style:font-size-asian="14pt" style:font-weight-asian="bold" style:font-size-complex="14pt" style:font-weight-complex="bold"/>
    </style:style>
    <style:style style:name="T288" style:family="text">
      <style:text-properties fo:font-variant="normal" fo:text-transform="none" fo:color="#569cd6" style:text-line-through-style="none" style:text-line-through-type="none" fo:letter-spacing="normal" fo:language="pt" fo:country="BR" fo:font-style="normal" officeooo:rsid="00859d6e" style:font-size-asian="14pt" style:font-weight-asian="normal" style:font-size-complex="14pt" style:font-weight-complex="normal"/>
    </style:style>
    <style:style style:name="T289" style:family="text">
      <style:text-properties fo:font-variant="normal" fo:text-transform="none" fo:color="#569cd6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1036def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290" style:family="text">
      <style:text-properties fo:font-variant="normal" fo:text-transform="none" style:text-line-through-style="none" style:text-line-through-type="none" style:font-name="Microsoft Sans Serif1" fo:font-size="14pt" fo:letter-spacing="normal" fo:language="pt" fo:country="BR" fo:font-style="normal" fo:font-weight="bold" officeooo:rsid="0098b8b3" fo:background-color="transparent" loext:char-shading-value="0" style:font-size-asian="14pt" style:font-weight-asian="bold" style:font-size-complex="14pt" style:font-weight-complex="bold"/>
    </style:style>
    <style:style style:name="T291" style:family="text">
      <style:text-properties fo:font-variant="normal" fo:text-transform="none" fo:color="#ce9178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292" style:family="text">
      <style:text-properties fo:font-variant="normal" fo:text-transform="none" fo:color="#ce9178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1036def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293" style:family="text">
      <style:text-properties fo:font-variant="normal" fo:text-transform="none" fo:color="#c586c0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294" style:family="text">
      <style:text-properties fo:font-variant="normal" fo:text-transform="none" fo:color="#d4d4d4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295" style:family="text">
      <style:text-properties fo:font-variant="normal" fo:text-transform="none" fo:color="#d4d4d4" style:text-line-through-style="none" style:text-line-through-type="none" style:font-name="Microsoft Sans Serif1" fo:font-size="14pt" fo:letter-spacing="normal" fo:language="pt" fo:country="BR" fo:font-style="normal" fo:font-weight="normal" officeooo:rsid="00949358" fo:background-color="#ffffff" loext:char-shading-value="0" style:font-size-asian="14pt" style:font-weight-asian="normal" style:font-size-complex="14pt" style:font-weight-complex="normal"/>
    </style:style>
    <style:style style:name="T296" style:family="text">
      <style:text-properties fo:font-variant="normal" fo:text-transform="none" fo:color="#d4d4d4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1036def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297" style:family="text">
      <style:text-properties fo:font-variant="normal" fo:text-transform="none" fo:color="#3791ff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298" style:family="text">
      <style:text-properties fo:font-variant="normal" fo:text-transform="none" fo:color="#ffff38" style:text-line-through-style="none" style:text-line-through-type="none" fo:letter-spacing="normal" fo:language="pt" fo:country="BR" fo:font-style="normal" officeooo:rsid="00859d6e" style:font-size-asian="14pt" style:font-weight-asian="normal" style:font-size-complex="14pt" style:font-weight-complex="normal"/>
    </style:style>
    <style:style style:name="T299" style:family="text">
      <style:text-properties fo:font-variant="normal" fo:text-transform="none" fo:color="#00a933" style:text-line-through-style="none" style:text-line-through-type="none" style:font-name="Microsoft Sans Serif1" fo:font-size="14pt" fo:letter-spacing="normal" fo:language="pt" fo:country="BR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300" style:family="text">
      <style:text-properties fo:font-variant="normal" fo:text-transform="none" fo:color="#00a933" style:text-line-through-style="none" style:text-line-through-type="none" style:font-name="Microsoft Sans Serif1" fo:font-size="14pt" fo:letter-spacing="normal" fo:language="pt" fo:country="BR" fo:font-style="normal" fo:font-weight="normal" officeooo:rsid="00949358" fo:background-color="#ffffff" loext:char-shading-value="0" style:font-size-asian="14pt" style:font-weight-asian="normal" style:font-size-complex="14pt" style:font-weight-complex="normal"/>
    </style:style>
    <style:style style:name="T301" style:family="text">
      <style:text-properties fo:font-variant="normal" fo:text-transform="none" fo:color="#00a933" style:text-line-through-style="none" style:text-line-through-type="none" style:font-name="Mono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302" style:family="text">
      <style:text-properties fo:font-variant="normal" fo:text-transform="none" fo:color="#00a933" style:font-name="Microsoft Sans Serif" fo:font-size="14pt" fo:letter-spacing="normal" fo:language="pt" fo:country="BR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03" style:family="text">
      <style:text-properties fo:font-variant="normal" fo:text-transform="none" fo:color="#00a933" style:font-name="Mono" fo:font-size="14pt" fo:letter-spacing="normal" fo:language="pt" fo:country="BR" fo:font-style="normal" style:text-underline-style="none" fo:font-weight="normal" style:font-size-asian="14pt" style:font-weight-asian="normal" style:font-size-complex="14pt" style:font-weight-complex="normal"/>
    </style:style>
    <style:style style:name="T304" style:family="text">
      <style:text-properties fo:font-variant="normal" fo:text-transform="none" fo:color="#ff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2cc7de" style:font-size-asian="14pt" style:font-weight-asian="bold" style:font-size-complex="14pt" style:font-weight-complex="bold"/>
    </style:style>
    <style:style style:name="T305" style:family="text">
      <style:text-properties fo:font-variant="normal" fo:text-transform="none" fo:color="#780373" style:text-line-through-style="none" style:text-line-through-type="none" style:font-name="Microsoft Sans Serif" fo:font-size="14pt" fo:letter-spacing="normal" fo:language="pt" fo:country="BR" fo:font-style="normal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306" style:family="text">
      <style:text-properties fo:font-variant="normal" fo:text-transform="none" fo:color="#780373" style:text-line-through-style="none" style:text-line-through-type="none" style:font-name="Mono" fo:font-size="14pt" fo:letter-spacing="normal" fo:language="pt" fo:country="BR" fo:font-style="normal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307" style:family="text">
      <style:text-properties fo:font-variant="normal" fo:text-transform="none" fo:color="#780373" style:text-line-through-style="none" style:text-line-through-type="none" style:font-name="Mono" fo:font-size="14pt" fo:letter-spacing="normal" fo:language="pt" fo:country="BR" fo:font-style="normal" fo:font-weight="bold" officeooo:rsid="00f3377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308" style:family="text">
      <style:text-properties fo:font-variant="normal" fo:text-transform="none" fo:color="#780373" style:text-line-through-style="none" style:text-line-through-type="none" style:font-name="Mono" fo:font-size="14pt" fo:letter-spacing="normal" fo:language="pt" fo:country="BR" fo:font-style="normal" fo:font-weight="bold" officeooo:rsid="009fa7c7" fo:background-color="transparent" loext:char-shading-value="0" style:font-size-asian="14pt" style:font-weight-asian="bold" style:font-size-complex="14pt" style:font-weight-complex="bold"/>
    </style:style>
    <style:style style:name="T309" style:family="text">
      <style:text-properties fo:font-variant="normal" fo:text-transform="none" fo:color="#780373" style:text-line-through-style="none" style:text-line-through-type="none" style:font-name="Mono" fo:font-size="14pt" fo:letter-spacing="normal" fo:language="pt" fo:country="BR" fo:font-style="normal" style:text-underline-style="none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310" style:family="text">
      <style:text-properties fo:font-variant="normal" fo:text-transform="none" fo:color="#ffffff" style:text-line-through-style="none" style:text-line-through-type="none" style:font-name="Monospace" fo:font-size="14pt" fo:letter-spacing="normal" fo:language="pt" fo:country="BR" fo:font-style="normal" fo:font-weight="normal" officeooo:rsid="00b3ec0e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311" style:family="text">
      <style:text-properties fo:font-variant="normal" fo:text-transform="none" fo:color="#ffffff" style:text-line-through-style="none" style:text-line-through-type="none" style:font-name="Monospace" fo:font-size="13pt" fo:letter-spacing="normal" fo:language="pt" fo:country="BR" fo:font-style="normal" fo:font-weight="normal" officeooo:rsid="00b3ec0e" fo:background-color="#111111" loext:char-shading-value="0" style:font-size-asian="13pt" style:font-style-asian="normal" style:font-weight-asian="normal" style:font-size-complex="13pt" style:font-style-complex="normal" style:font-weight-complex="normal"/>
    </style:style>
    <style:style style:name="T312" style:family="text">
      <style:text-properties fo:font-variant="normal" fo:text-transform="none" fo:color="#ffff00" style:text-line-through-style="none" style:text-line-through-type="none" style:font-name="Monospace" fo:font-size="14pt" fo:letter-spacing="normal" fo:language="pt" fo:country="BR" fo:font-style="normal" fo:font-weight="normal" officeooo:rsid="00b3ec0e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313" style:family="text">
      <style:text-properties fo:font-variant="normal" fo:text-transform="none" fo:color="#ffff00" style:text-line-through-style="none" style:text-line-through-type="none" style:font-name="Monospace" fo:font-size="13pt" fo:letter-spacing="normal" fo:language="pt" fo:country="BR" fo:font-style="normal" fo:font-weight="normal" officeooo:rsid="00b3ec0e" fo:background-color="#111111" loext:char-shading-value="0" style:font-size-asian="13pt" style:font-style-asian="normal" style:font-weight-asian="normal" style:font-size-complex="13pt" style:font-style-complex="normal" style:font-weight-complex="normal"/>
    </style:style>
    <style:style style:name="T314" style:family="text">
      <style:text-properties fo:font-variant="normal" fo:text-transform="none" style:font-name="Monospace" fo:letter-spacing="normal" fo:font-style="normal" officeooo:rsid="00401201"/>
    </style:style>
    <style:style style:name="T315" style:family="text">
      <style:text-properties fo:font-variant="normal" fo:text-transform="none" style:font-name="Monospace" fo:letter-spacing="normal" fo:font-style="normal" fo:font-weight="bold" officeooo:rsid="00401201" style:font-weight-asian="bold" style:font-weight-complex="bold"/>
    </style:style>
    <style:style style:name="T316" style:family="text">
      <style:text-properties fo:font-variant="normal" fo:text-transform="none" style:font-name="Mono" fo:letter-spacing="normal" fo:font-style="normal" fo:font-weight="bold" officeooo:rsid="009eb1ab" style:font-weight-asian="bold" style:font-weight-complex="bold"/>
    </style:style>
    <style:style style:name="T317" style:family="text">
      <style:text-properties fo:font-variant="normal" fo:text-transform="none" style:font-name="Mono" fo:font-size="13pt" fo:letter-spacing="normal" fo:font-style="normal" fo:font-weight="bold" style:font-size-asian="13pt" style:font-weight-asian="bold" style:font-size-complex="13pt" style:font-weight-complex="bold"/>
    </style:style>
    <style:style style:name="T318" style:family="text">
      <style:text-properties fo:font-variant="normal" fo:text-transform="none" fo:color="#80808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1036def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319" style:family="text">
      <style:text-properties fo:font-variant="normal" fo:text-transform="none" fo:color="#9cdcfe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1036def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officeooo:rsid="000460f8" style:font-weight-asian="bold" style:font-weight-complex="bold"/>
    </style:style>
    <style:style style:name="T322" style:family="text">
      <style:text-properties fo:font-weight="bold" officeooo:rsid="00067250" style:font-weight-asian="bold" style:font-weight-complex="bold"/>
    </style:style>
    <style:style style:name="T323" style:family="text">
      <style:text-properties fo:font-weight="bold" officeooo:rsid="002228cb" style:font-weight-asian="bold" style:font-weight-complex="bold"/>
    </style:style>
    <style:style style:name="T324" style:family="text">
      <style:text-properties fo:font-weight="bold" officeooo:rsid="00344f32" style:font-weight-asian="bold" style:font-weight-complex="bold"/>
    </style:style>
    <style:style style:name="T325" style:family="text">
      <style:text-properties fo:font-weight="bold" officeooo:rsid="009d35f9" style:font-weight-asian="bold" style:font-weight-complex="bold"/>
    </style:style>
    <style:style style:name="T326" style:family="text">
      <style:text-properties fo:font-weight="bold" officeooo:rsid="00203e1f" style:font-weight-asian="bold" style:font-weight-complex="bold"/>
    </style:style>
    <style:style style:name="T327" style:family="text">
      <style:text-properties fo:font-weight="bold" officeooo:rsid="009fa7c7" style:font-weight-asian="bold" style:font-weight-complex="bold"/>
    </style:style>
    <style:style style:name="T328" style:family="text">
      <style:text-properties fo:font-weight="bold" officeooo:rsid="00b57eee" style:font-weight-asian="bold" style:font-weight-complex="bold"/>
    </style:style>
    <style:style style:name="T329" style:family="text">
      <style:text-properties fo:font-weight="bold" officeooo:rsid="00cbfd72" style:font-weight-asian="bold" style:font-weight-complex="bold"/>
    </style:style>
    <style:style style:name="T330" style:family="text">
      <style:text-properties fo:font-weight="bold" officeooo:rsid="00cc5c65" style:font-weight-asian="bold" style:font-weight-complex="bold"/>
    </style:style>
    <style:style style:name="T331" style:family="text">
      <style:text-properties fo:font-weight="bold" officeooo:rsid="00d1ac93" style:font-weight-asian="bold" style:font-weight-complex="bold"/>
    </style:style>
    <style:style style:name="T332" style:family="text">
      <style:text-properties fo:font-weight="bold" officeooo:rsid="00edb1e8" style:font-weight-asian="bold" style:font-weight-complex="bold"/>
    </style:style>
    <style:style style:name="T333" style:family="text">
      <style:text-properties fo:font-weight="bold" style:font-style-asian="normal" style:font-weight-asian="bold" style:font-style-complex="normal" style:font-weight-complex="bold"/>
    </style:style>
    <style:style style:name="T334" style:family="text">
      <style:text-properties style:font-name="Microsoft Sans Serif" fo:font-size="14pt" style:font-size-asian="14pt" style:font-size-complex="14pt"/>
    </style:style>
    <style:style style:name="T335" style:family="text">
      <style:text-properties style:font-name="Microsoft Sans Serif" fo:font-size="14pt" officeooo:rsid="009d35f9" style:font-size-asian="14pt" style:font-size-complex="14pt"/>
    </style:style>
    <style:style style:name="T336" style:family="text">
      <style:text-properties style:font-name="Microsoft Sans Serif" fo:language="pt" fo:country="BR"/>
    </style:style>
    <style:style style:name="T337" style:family="text">
      <style:text-properties style:font-name="Microsoft Sans Serif" officeooo:rsid="009fa7c7" fo:background-color="transparent" loext:char-shading-value="0"/>
    </style:style>
    <style:style style:name="T338" style:family="text">
      <style:text-properties style:font-name="Microsoft Sans Serif" officeooo:rsid="00a6ece1" fo:background-color="transparent" loext:char-shading-value="0"/>
    </style:style>
    <style:style style:name="T339" style:family="text">
      <style:text-properties style:font-name="Microsoft Sans Serif" officeooo:rsid="00ed39e7"/>
    </style:style>
    <style:style style:name="T340" style:family="text">
      <style:text-properties style:font-name="Microsoft Sans Serif" fo:font-style="italic" officeooo:rsid="00ed39e7" style:font-style-asian="italic" style:font-style-complex="italic"/>
    </style:style>
    <style:style style:name="T341" style:family="text">
      <style:text-properties fo:color="#000000" style:font-name="Microsoft Sans Serif" fo:font-size="14pt" fo:language="pt" fo:country="BR" fo:font-weight="normal" style:font-size-asian="14pt" style:font-weight-asian="normal" style:font-size-complex="14pt" style:font-weight-complex="normal"/>
    </style:style>
    <style:style style:name="T342" style:family="text">
      <style:text-properties fo:color="#000000" style:font-name="Microsoft Sans Serif" fo:font-size="14pt" fo:language="pt" fo:country="BR" fo:font-weight="normal" officeooo:rsid="0011dbb3" style:font-size-asian="14pt" style:font-weight-asian="normal" style:font-size-complex="14pt" style:font-weight-complex="normal"/>
    </style:style>
    <style:style style:name="T343" style:family="text">
      <style:text-properties fo:color="#000000" style:font-name="Microsoft Sans Serif" fo:font-size="14pt" fo:language="pt" fo:country="BR" fo:font-weight="normal" officeooo:rsid="001ed580" style:font-size-asian="14pt" style:font-weight-asian="normal" style:font-size-complex="14pt" style:font-weight-complex="normal"/>
    </style:style>
    <style:style style:name="T344" style:family="text">
      <style:text-properties fo:color="#000000" style:font-name="Microsoft Sans Serif" fo:font-size="14pt" fo:language="pt" fo:country="BR" fo:font-weight="normal" officeooo:rsid="001f959f" style:font-size-asian="14pt" style:font-weight-asian="normal" style:font-size-complex="14pt" style:font-weight-complex="normal"/>
    </style:style>
    <style:style style:name="T345" style:family="text">
      <style:text-properties fo:color="#000000" style:font-name="Microsoft Sans Serif" fo:font-size="14pt" fo:language="pt" fo:country="BR" fo:font-weight="normal" officeooo:rsid="002228cb" style:font-size-asian="14pt" style:font-weight-asian="normal" style:font-size-complex="14pt" style:font-weight-complex="normal"/>
    </style:style>
    <style:style style:name="T346" style:family="text">
      <style:text-properties fo:color="#000000" style:font-name="Microsoft Sans Serif" fo:font-size="14pt" fo:language="pt" fo:country="BR" fo:font-weight="normal" officeooo:rsid="002233c6" style:font-size-asian="14pt" style:font-weight-asian="normal" style:font-size-complex="14pt" style:font-weight-complex="normal"/>
    </style:style>
    <style:style style:name="T347" style:family="text">
      <style:text-properties fo:color="#000000" style:font-name="Microsoft Sans Serif" fo:font-size="14pt" fo:language="pt" fo:country="BR" fo:font-weight="normal" officeooo:rsid="00243c74" style:font-size-asian="14pt" style:font-weight-asian="normal" style:font-size-complex="14pt" style:font-weight-complex="normal"/>
    </style:style>
    <style:style style:name="T348" style:family="text">
      <style:text-properties fo:color="#000000" style:font-name="Microsoft Sans Serif" fo:font-size="14pt" fo:language="pt" fo:country="BR" fo:font-weight="normal" officeooo:rsid="00260a6a" style:font-size-asian="14pt" style:font-weight-asian="normal" style:font-size-complex="14pt" style:font-weight-complex="normal"/>
    </style:style>
    <style:style style:name="T349" style:family="text">
      <style:text-properties fo:color="#000000" style:font-name="Microsoft Sans Serif" fo:font-size="14pt" fo:language="pt" fo:country="BR" fo:font-weight="normal" officeooo:rsid="0027b6e0" style:font-size-asian="14pt" style:font-weight-asian="normal" style:font-size-complex="14pt" style:font-weight-complex="normal"/>
    </style:style>
    <style:style style:name="T350" style:family="text">
      <style:text-properties fo:color="#000000" style:font-name="Microsoft Sans Serif" fo:font-size="14pt" fo:language="pt" fo:country="BR" fo:font-weight="normal" officeooo:rsid="002dfecf" style:font-size-asian="14pt" style:font-weight-asian="normal" style:font-size-complex="14pt" style:font-weight-complex="normal"/>
    </style:style>
    <style:style style:name="T351" style:family="text">
      <style:text-properties fo:color="#000000" style:font-name="Microsoft Sans Serif" fo:font-size="14pt" fo:language="pt" fo:country="BR" fo:font-weight="normal" officeooo:rsid="0037ee9c" style:font-size-asian="14pt" style:font-weight-asian="normal" style:font-size-complex="14pt" style:font-weight-complex="normal"/>
    </style:style>
    <style:style style:name="T352" style:family="text">
      <style:text-properties fo:color="#000000" style:font-name="Microsoft Sans Serif" fo:font-size="14pt" fo:language="pt" fo:country="BR" fo:font-weight="normal" officeooo:rsid="003c342f" style:font-size-asian="14pt" style:font-weight-asian="normal" style:font-size-complex="14pt" style:font-weight-complex="normal"/>
    </style:style>
    <style:style style:name="T353" style:family="text">
      <style:text-properties fo:color="#000000" style:font-name="Microsoft Sans Serif" fo:font-size="14pt" fo:language="pt" fo:country="BR" fo:font-weight="normal" officeooo:rsid="009d35f9" style:font-size-asian="14pt" style:font-weight-asian="normal" style:font-size-complex="14pt" style:font-weight-complex="normal"/>
    </style:style>
    <style:style style:name="T354" style:family="text">
      <style:text-properties fo:color="#000000" style:font-name="Microsoft Sans Serif" fo:font-size="14pt" fo:language="pt" fo:country="BR" fo:font-weight="normal" officeooo:rsid="00298b67" style:font-size-asian="14pt" style:font-weight-asian="normal" style:font-size-complex="14pt" style:font-weight-complex="normal"/>
    </style:style>
    <style:style style:name="T355" style:family="text">
      <style:text-properties fo:color="#000000" style:font-name="Microsoft Sans Serif" fo:font-size="14pt" fo:language="pt" fo:country="BR" fo:font-weight="normal" officeooo:rsid="00c47d1b" style:font-size-asian="14pt" style:font-weight-asian="normal" style:font-size-complex="14pt" style:font-weight-complex="normal"/>
    </style:style>
    <style:style style:name="T356" style:family="text">
      <style:text-properties fo:color="#000000" style:font-name="Microsoft Sans Serif" fo:font-size="14pt" fo:language="pt" fo:country="BR" fo:font-weight="normal" officeooo:rsid="010cf692" style:font-size-asian="14pt" style:font-weight-asian="normal" style:font-size-complex="14pt" style:font-weight-complex="normal"/>
    </style:style>
    <style:style style:name="T357" style:family="text">
      <style:text-properties fo:color="#000000" style:font-name="Microsoft Sans Serif" fo:font-size="14pt" fo:language="pt" fo:country="BR" fo:font-weight="bold" style:font-size-asian="14pt" style:font-weight-asian="bold" style:font-size-complex="14pt" style:font-weight-complex="bold"/>
    </style:style>
    <style:style style:name="T358" style:family="text">
      <style:text-properties fo:color="#000000" style:font-name="Microsoft Sans Serif" fo:font-size="14pt" fo:language="pt" fo:country="BR" fo:font-weight="bold" officeooo:rsid="0011dbb3" style:font-size-asian="14pt" style:font-weight-asian="bold" style:font-size-complex="14pt" style:font-weight-complex="bold"/>
    </style:style>
    <style:style style:name="T359" style:family="text">
      <style:text-properties fo:color="#000000" style:font-name="Microsoft Sans Serif" fo:font-size="14pt" fo:language="pt" fo:country="BR" fo:font-weight="bold" officeooo:rsid="001f959f" style:font-size-asian="14pt" style:font-weight-asian="bold" style:font-size-complex="14pt" style:font-weight-complex="bold"/>
    </style:style>
    <style:style style:name="T360" style:family="text">
      <style:text-properties fo:color="#000000" style:font-name="Microsoft Sans Serif" fo:font-size="14pt" fo:language="pt" fo:country="BR" officeooo:rsid="002233c6" style:font-size-asian="14pt" style:font-size-complex="14pt"/>
    </style:style>
    <style:style style:name="T361" style:family="text">
      <style:text-properties fo:color="#000000" style:font-name="Microsoft Sans Serif" fo:font-size="14pt" fo:language="pt" fo:country="BR" officeooo:rsid="0023ce6e" style:font-size-asian="14pt" style:font-size-complex="14pt"/>
    </style:style>
    <style:style style:name="T362" style:family="text">
      <style:text-properties fo:color="#000000" style:font-name="Microsoft Sans Serif" fo:font-size="14pt" fo:language="pt" fo:country="BR" officeooo:rsid="009d35f9" style:font-size-asian="14pt" style:font-size-complex="14pt"/>
    </style:style>
    <style:style style:name="T363" style:family="text">
      <style:text-properties fo:color="#000000" style:font-name="Microsoft Sans Serif" fo:font-size="14pt" fo:language="pt" fo:country="BR" officeooo:rsid="00c5cce9" style:font-size-asian="14pt" style:font-size-complex="14pt"/>
    </style:style>
    <style:style style:name="T364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365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officeooo:rsid="0011dbb3" style:font-size-asian="14pt" style:font-weight-asian="normal" style:font-size-complex="14pt" style:font-weight-complex="normal"/>
    </style:style>
    <style:style style:name="T366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officeooo:rsid="00c47d1b" style:font-size-asian="14pt" style:font-weight-asian="normal" style:font-size-complex="14pt" style:font-weight-complex="normal"/>
    </style:style>
    <style:style style:name="T367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officeooo:rsid="009d35f9" style:font-size-asian="14pt" style:font-weight-asian="normal" style:font-size-complex="14pt" style:font-weight-complex="normal"/>
    </style:style>
    <style:style style:name="T368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officeooo:rsid="010cf692" style:font-size-asian="14pt" style:font-weight-asian="normal" style:font-size-complex="14pt" style:font-weight-complex="normal"/>
    </style:style>
    <style:style style:name="T369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70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bold" officeooo:rsid="0011dbb3" style:font-size-asian="14pt" style:font-weight-asian="bold" style:font-size-complex="14pt" style:font-weight-complex="bold"/>
    </style:style>
    <style:style style:name="T371" style:family="text">
      <style:text-properties fo:color="#000000" style:font-name="Microsoft Sans Serif" fo:font-size="14pt" fo:language="pt" fo:country="BR" style:text-underline-style="none" fo:font-weight="normal" style:font-size-asian="14pt" style:font-weight-asian="normal" style:font-size-complex="14pt" style:font-weight-complex="normal"/>
    </style:style>
    <style:style style:name="T372" style:family="text">
      <style:text-properties fo:color="#000000" style:font-name="Microsoft Sans Serif" fo:font-size="14pt" fo:language="pt" fo:country="BR" style:text-underline-style="none" fo:font-weight="normal" officeooo:rsid="00243c74" style:font-size-asian="14pt" style:font-weight-asian="normal" style:font-size-complex="14pt" style:font-weight-complex="normal"/>
    </style:style>
    <style:style style:name="T373" style:family="text">
      <style:text-properties fo:color="#000000" style:font-name="Microsoft Sans Serif" fo:font-size="14pt" fo:language="pt" fo:country="BR" style:text-underline-style="none" fo:font-weight="normal" officeooo:rsid="00a3c8f2" style:font-size-asian="14pt" style:font-weight-asian="normal" style:font-size-complex="14pt" style:font-weight-complex="normal"/>
    </style:style>
    <style:style style:name="T374" style:family="text">
      <style:text-properties fo:color="#000000" style:font-name="Microsoft Sans Serif" fo:font-size="14pt" fo:language="pt" fo:country="BR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T375" style:family="text">
      <style:text-properties fo:color="#000000" style:font-name="Monospace" fo:font-size="14pt" fo:language="pt" fo:country="BR" fo:font-weight="bold" officeooo:rsid="001ed580" style:font-size-asian="14pt" style:font-weight-asian="bold" style:font-size-complex="14pt" style:font-weight-complex="bold"/>
    </style:style>
    <style:style style:name="T376" style:family="text">
      <style:text-properties fo:color="#000000" style:font-name="Monospace" fo:font-size="14pt" fo:language="pt" fo:country="BR" fo:font-weight="bold" officeooo:rsid="009d35f9" style:font-size-asian="14pt" style:font-weight-asian="bold" style:font-size-complex="14pt" style:font-weight-complex="bold"/>
    </style:style>
    <style:style style:name="T377" style:family="text">
      <style:text-properties officeooo:rsid="00221ddb"/>
    </style:style>
    <style:style style:name="T378" style:family="text">
      <style:text-properties officeooo:rsid="002228cb"/>
    </style:style>
    <style:style style:name="T379" style:family="text">
      <style:text-properties officeooo:rsid="001f959f"/>
    </style:style>
    <style:style style:name="T380" style:family="text">
      <style:text-properties fo:color="#ce181e"/>
    </style:style>
    <style:style style:name="T381" style:family="text">
      <style:text-properties fo:color="#ce181e" fo:font-weight="bold" style:font-weight-asian="bold" style:font-weight-complex="bold"/>
    </style:style>
    <style:style style:name="T382" style:family="text">
      <style:text-properties fo:color="#ce181e" fo:font-weight="bold" officeooo:rsid="002228cb" style:font-weight-asian="bold" style:font-weight-complex="bold"/>
    </style:style>
    <style:style style:name="T383" style:family="text">
      <style:text-properties fo:color="#ce181e" fo:font-weight="bold" style:font-style-asian="normal" style:font-weight-asian="bold" style:font-style-complex="normal" style:font-weight-complex="bold"/>
    </style:style>
    <style:style style:name="T384" style:family="text">
      <style:text-properties fo:color="#ce181e" fo:font-weight="bold" officeooo:rsid="00a90641" style:font-style-asian="normal" style:font-weight-asian="bold" style:font-style-complex="normal" style:font-weight-complex="bold"/>
    </style:style>
    <style:style style:name="T385" style:family="text">
      <style:text-properties fo:color="#ce181e" fo:language="pt" fo:country="BR" fo:font-weight="bold" officeooo:rsid="00008cc1" style:font-weight-asian="bold" style:font-weight-complex="bold"/>
    </style:style>
    <style:style style:name="T386" style:family="text">
      <style:text-properties fo:color="#ce181e" fo:font-size="20pt" fo:font-weight="bold" officeooo:rsid="002228cb" style:font-size-asian="20pt" style:font-weight-asian="bold" style:font-size-complex="20pt" style:font-weight-complex="bold"/>
    </style:style>
    <style:style style:name="T387" style:family="text">
      <style:text-properties fo:color="#ce181e" style:font-style-asian="normal" style:font-style-complex="normal"/>
    </style:style>
    <style:style style:name="T388" style:family="text">
      <style:text-properties fo:color="#ce181e" officeooo:rsid="00a8d171" style:font-style-asian="normal" style:font-style-complex="normal"/>
    </style:style>
    <style:style style:name="T389" style:family="text">
      <style:text-properties fo:color="#ce181e" officeooo:rsid="00a90641" style:font-style-asian="normal" style:font-style-complex="normal"/>
    </style:style>
    <style:style style:name="T390" style:family="text">
      <style:text-properties fo:color="#ce181e" fo:font-size="22pt" fo:font-weight="bold" officeooo:rsid="00a8d171" style:font-size-asian="22pt" style:font-weight-asian="bold" style:font-size-complex="22pt" style:font-weight-complex="bold"/>
    </style:style>
    <style:style style:name="T391" style:family="text">
      <style:text-properties fo:color="#ce181e" style:font-name="Monospace" fo:font-weight="bold" style:font-weight-asian="bold" style:font-weight-complex="bold"/>
    </style:style>
    <style:style style:name="T392" style:family="text">
      <style:text-properties fo:color="#ce181e" style:font-name="Monospace" fo:font-weight="bold" style:font-style-asian="normal" style:font-weight-asian="bold" style:font-style-complex="normal" style:font-weight-complex="bold"/>
    </style:style>
    <style:style style:name="T393" style:family="text">
      <style:text-properties fo:color="#ce181e" style:font-name="Mono" fo:font-weight="bold" officeooo:rsid="009d35f9" style:font-weight-asian="bold" style:font-weight-complex="bold"/>
    </style:style>
    <style:style style:name="T394" style:family="text">
      <style:text-properties fo:color="#ce181e" style:font-name="Mono" fo:font-size="14pt" fo:language="pt" fo:country="BR" fo:font-weight="bold" officeooo:rsid="001f959f" style:font-size-asian="14pt" style:font-weight-asian="bold" style:font-size-complex="14pt" style:font-weight-complex="bold"/>
    </style:style>
    <style:style style:name="T395" style:family="text">
      <style:text-properties fo:color="#ce181e" style:text-underline-style="solid" style:text-underline-width="auto" style:text-underline-color="font-color"/>
    </style:style>
    <style:style style:name="T396" style:family="text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T397" style:family="text">
      <style:text-properties fo:color="#ce181e" style:text-underline-style="solid" style:text-underline-width="auto" style:text-underline-color="font-color" fo:font-weight="bold" officeooo:rsid="006117db" style:font-weight-asian="bold" style:font-weight-complex="bold"/>
    </style:style>
    <style:style style:name="T398" style:family="text">
      <style:text-properties fo:color="#ce181e" style:text-underline-style="none"/>
    </style:style>
    <style:style style:name="T399" style:family="text">
      <style:text-properties fo:color="#ce181e" style:font-name="MonOSPACE" fo:font-weight="bold" officeooo:rsid="00d40522" style:font-weight-asian="bold" style:font-weight-complex="bold"/>
    </style:style>
    <style:style style:name="T400" style:family="text">
      <style:text-properties fo:color="#800080" fo:font-weight="bold" style:font-weight-asian="bold" style:font-weight-complex="bold"/>
    </style:style>
    <style:style style:name="T401" style:family="text">
      <style:text-properties fo:color="#800080" fo:font-weight="bold" officeooo:rsid="006d35fb" style:font-weight-asian="bold" style:font-weight-complex="bold"/>
    </style:style>
    <style:style style:name="T402" style:family="text">
      <style:text-properties fo:color="#800080" fo:font-weight="bold" officeooo:rsid="007b45ff" style:font-weight-asian="bold" style:font-weight-complex="bold"/>
    </style:style>
    <style:style style:name="T403" style:family="text">
      <style:text-properties fo:color="#800080" fo:font-weight="bold" officeooo:rsid="008f4cf6" style:font-weight-asian="bold" style:font-weight-complex="bold"/>
    </style:style>
    <style:style style:name="T404" style:family="text">
      <style:text-properties fo:color="#800080" style:font-name="Microsoft Sans Serif" fo:font-size="14pt" fo:language="pt" fo:country="BR" fo:font-weight="bold" officeooo:rsid="00260a6a" style:font-size-asian="14pt" style:font-weight-asian="bold" style:font-size-complex="14pt" style:font-weight-complex="bold"/>
    </style:style>
    <style:style style:name="T405" style:family="text">
      <style:text-properties fo:color="#800080" style:text-line-through-style="none" style:text-line-through-type="none" style:font-name="Microsoft Sans Serif1" fo:font-size="14pt" fo:language="pt" fo:country="BR" fo:font-style="normal" fo:font-weight="bold" officeooo:rsid="0087dece" fo:background-color="transparent" loext:char-shading-value="0" style:font-size-asian="14pt" style:font-weight-asian="bold" style:font-size-complex="14pt" style:font-weight-complex="bold"/>
    </style:style>
    <style:style style:name="T406" style:family="text">
      <style:text-properties fo:color="#800080" style:text-line-through-style="none" style:text-line-through-type="none" style:font-name="Mono" fo:font-size="14pt" fo:language="pt" fo:country="BR" fo:font-style="normal" fo:font-weight="bold" officeooo:rsid="0087dece" fo:background-color="transparent" loext:char-shading-value="0" style:font-size-asian="14pt" style:font-weight-asian="bold" style:font-size-complex="14pt" style:font-weight-complex="bold"/>
    </style:style>
    <style:style style:name="T407" style:family="text">
      <style:text-properties fo:color="#800080" style:text-line-through-style="none" style:text-line-through-type="none" style:font-name="Mono" fo:font-size="14pt" fo:language="pt" fo:country="BR" fo:font-style="normal" fo:font-weight="bold" officeooo:rsid="0087d59c" fo:background-color="transparent" loext:char-shading-value="0" style:font-size-asian="14pt" style:font-weight-asian="bold" style:font-size-complex="14pt" style:font-weight-complex="bold"/>
    </style:style>
    <style:style style:name="T408" style:family="text">
      <style:text-properties fo:color="#800080" style:font-name="Mono" fo:font-weight="bold" style:font-weight-asian="bold" style:font-weight-complex="bold"/>
    </style:style>
    <style:style style:name="T409" style:family="text">
      <style:text-properties fo:color="#800080" style:font-name="Mono" fo:font-weight="bold" officeooo:rsid="006d35fb" style:font-weight-asian="bold" style:font-weight-complex="bold"/>
    </style:style>
    <style:style style:name="T410" style:family="text">
      <style:text-properties fo:color="#800080" style:font-name="Mono" fo:font-weight="bold" officeooo:rsid="006ec015" style:font-weight-asian="bold" style:font-weight-complex="bold"/>
    </style:style>
    <style:style style:name="T411" style:family="text">
      <style:text-properties fo:color="#800080" style:font-name="Mono" fo:font-weight="bold" officeooo:rsid="006d71e2" style:font-weight-asian="bold" style:font-weight-complex="bold"/>
    </style:style>
    <style:style style:name="T412" style:family="text">
      <style:text-properties fo:color="#800080" style:font-name="Mono" fo:font-weight="bold" officeooo:rsid="0073708d" style:font-weight-asian="bold" style:font-weight-complex="bold"/>
    </style:style>
    <style:style style:name="T413" style:family="text">
      <style:text-properties fo:color="#800080" style:font-name="Mono" fo:font-weight="bold" officeooo:rsid="007d35a0" style:font-weight-asian="bold" style:font-weight-complex="bold"/>
    </style:style>
    <style:style style:name="T414" style:family="text">
      <style:text-properties fo:color="#800080" style:font-name="Mono" fo:font-weight="bold" officeooo:rsid="0087d59c" style:font-weight-asian="bold" style:font-weight-complex="bold"/>
    </style:style>
    <style:style style:name="T415" style:family="text">
      <style:text-properties fo:color="#800080" style:font-name="Mono" fo:font-weight="bold" officeooo:rsid="010b0f5a" style:font-weight-asian="bold" style:font-weight-complex="bold"/>
    </style:style>
    <style:style style:name="T416" style:family="text">
      <style:text-properties fo:color="#800080" style:font-name="Mono" fo:font-weight="bold" style:font-style-asian="italic" style:font-weight-asian="bold" style:font-style-complex="italic" style:font-weight-complex="bold"/>
    </style:style>
    <style:style style:name="T417" style:family="text">
      <style:text-properties fo:color="#800080" style:font-name="Mono" fo:font-weight="bold" officeooo:rsid="006d35fb" style:font-style-asian="italic" style:font-weight-asian="bold" style:font-style-complex="italic" style:font-weight-complex="bold"/>
    </style:style>
    <style:style style:name="T418" style:family="text">
      <style:text-properties fo:color="#800080" style:font-name="Mono" fo:font-size="14pt" fo:language="pt" fo:country="BR" fo:font-weight="bold" style:font-size-asian="14pt" style:font-weight-asian="bold" style:font-size-complex="14pt" style:font-weight-complex="bold"/>
    </style:style>
    <style:style style:name="T419" style:family="text">
      <style:text-properties fo:color="#800080" style:font-name="Mono" fo:font-size="14pt" fo:language="pt" fo:country="BR" fo:font-weight="bold" officeooo:rsid="00298b67" style:font-size-asian="14pt" style:font-weight-asian="bold" style:font-size-complex="14pt" style:font-weight-complex="bold"/>
    </style:style>
    <style:style style:name="T420" style:family="text">
      <style:text-properties fo:color="#800080" style:font-name="Mono" fo:font-size="14pt" fo:language="pt" fo:country="BR" fo:font-weight="bold" officeooo:rsid="00260a6a" style:font-size-asian="14pt" style:font-weight-asian="bold" style:font-size-complex="14pt" style:font-weight-complex="bold"/>
    </style:style>
    <style:style style:name="T421" style:family="text">
      <style:text-properties officeooo:rsid="002e15bb"/>
    </style:style>
    <style:style style:name="T422" style:family="text">
      <style:text-properties officeooo:rsid="00334811"/>
    </style:style>
    <style:style style:name="T423" style:family="text">
      <style:text-properties style:text-underline-style="solid" style:text-underline-width="auto" style:text-underline-color="font-color"/>
    </style:style>
    <style:style style:name="T424" style:family="text">
      <style:text-properties style:text-underline-style="solid" style:text-underline-width="auto" style:text-underline-color="font-color" style:font-style-asian="normal" style:font-style-complex="normal"/>
    </style:style>
    <style:style style:name="T425" style:family="text">
      <style:text-properties style:text-underline-style="solid" style:text-underline-width="auto" style:text-underline-color="font-color" officeooo:rsid="00a8d171" style:font-style-asian="normal" style:font-style-complex="normal"/>
    </style:style>
    <style:style style:name="T426" style:family="text">
      <style:text-properties style:text-underline-style="solid" style:text-underline-width="auto" style:text-underline-color="font-color" officeooo:rsid="01081011" style:font-style-asian="normal" style:font-style-complex="normal"/>
    </style:style>
    <style:style style:name="T42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28" style:family="text">
      <style:text-properties style:text-underline-style="solid" style:text-underline-width="auto" style:text-underline-color="font-color" fo:font-weight="bold" officeooo:rsid="0050823d" style:font-weight-asian="bold" style:font-weight-complex="bold"/>
    </style:style>
    <style:style style:name="T429" style:family="text">
      <style:text-properties style:text-underline-style="solid" style:text-underline-width="auto" style:text-underline-color="font-color" fo:font-weight="bold" officeooo:rsid="00975697" style:font-weight-asian="bold" style:font-weight-complex="bold"/>
    </style:style>
    <style:style style:name="T430" style:family="text">
      <style:text-properties style:text-underline-style="solid" style:text-underline-width="auto" style:text-underline-color="font-color" fo:font-weight="bold" officeooo:rsid="00cc5c65" style:font-weight-asian="bold" style:font-weight-complex="bold"/>
    </style:style>
    <style:style style:name="T431" style:family="text">
      <style:text-properties style:text-underline-style="solid" style:text-underline-width="auto" style:text-underline-color="font-color" officeooo:rsid="006039a5"/>
    </style:style>
    <style:style style:name="T432" style:family="text">
      <style:text-properties style:text-underline-style="solid" style:text-underline-width="auto" style:text-underline-color="font-color" officeooo:rsid="009d35f9"/>
    </style:style>
    <style:style style:name="T433" style:family="text">
      <style:text-properties style:text-underline-style="solid" style:text-underline-width="auto" style:text-underline-color="font-color" officeooo:rsid="0073708d"/>
    </style:style>
    <style:style style:name="T434" style:family="text">
      <style:text-properties style:text-underline-style="solid" style:text-underline-width="auto" style:text-underline-color="font-color" officeooo:rsid="00cf7b4f"/>
    </style:style>
    <style:style style:name="T435" style:family="text">
      <style:text-properties style:text-underline-style="solid" style:text-underline-width="auto" style:text-underline-color="font-color" officeooo:rsid="00dbbd90"/>
    </style:style>
    <style:style style:name="T436" style:family="text">
      <style:text-properties style:text-underline-style="solid" style:text-underline-width="auto" style:text-underline-color="font-color" officeooo:rsid="0063a16a"/>
    </style:style>
    <style:style style:name="T437" style:family="text">
      <style:text-properties style:text-underline-style="solid" style:text-underline-width="auto" style:text-underline-color="font-color" officeooo:rsid="005d3931"/>
    </style:style>
    <style:style style:name="T438" style:family="text">
      <style:text-properties style:text-underline-style="solid" style:text-underline-width="auto" style:text-underline-color="font-color" officeooo:rsid="00cbfd72"/>
    </style:style>
    <style:style style:name="T439" style:family="text">
      <style:text-properties style:text-underline-style="solid" style:text-underline-width="auto" style:text-underline-color="font-color" officeooo:rsid="00f0086b"/>
    </style:style>
    <style:style style:name="T440" style:family="text">
      <style:text-properties style:text-underline-style="solid" style:text-underline-width="auto" style:text-underline-color="font-color" officeooo:rsid="00ed1d82"/>
    </style:style>
    <style:style style:name="T441" style:family="text">
      <style:text-properties officeooo:rsid="0038fc69"/>
    </style:style>
    <style:style style:name="T442" style:family="text">
      <style:text-properties officeooo:rsid="0042d5c2"/>
    </style:style>
    <style:style style:name="T443" style:family="text">
      <style:text-properties fo:color="#202124" style:font-name="arial" fo:font-size="8.25pt"/>
    </style:style>
    <style:style style:name="T444" style:family="text">
      <style:text-properties officeooo:rsid="0049524a"/>
    </style:style>
    <style:style style:name="T445" style:family="text">
      <style:text-properties style:text-line-through-style="solid" style:text-line-through-type="single" style:font-name="Mono" fo:font-weight="bold" style:font-weight-asian="bold" style:font-weight-complex="bold"/>
    </style:style>
    <style:style style:name="T446" style:family="text">
      <style:text-properties fo:font-style="italic" style:font-style-asian="italic" style:font-style-complex="italic"/>
    </style:style>
    <style:style style:name="T447" style:family="text">
      <style:text-properties fo:font-style="italic" officeooo:rsid="009fa7c7" style:font-style-asian="italic" style:font-style-complex="italic"/>
    </style:style>
    <style:style style:name="T44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49" style:family="text">
      <style:text-properties fo:font-style="italic" fo:font-weight="bold" officeooo:rsid="009fa7c7" style:font-style-asian="italic" style:font-weight-asian="bold" style:font-style-complex="italic" style:font-weight-complex="bold"/>
    </style:style>
    <style:style style:name="T450" style:family="text">
      <style:text-properties fo:background-color="#fff200" loext:char-shading-value="0"/>
    </style:style>
    <style:style style:name="T451" style:family="text">
      <style:text-properties style:font-name="Microsoft Sans Serif1"/>
    </style:style>
    <style:style style:name="T452" style:family="text">
      <style:text-properties style:font-name="Microsoft Sans Serif1" style:font-style-asian="italic" style:font-style-complex="italic"/>
    </style:style>
    <style:style style:name="T453" style:family="text">
      <style:text-properties style:font-name="Microsoft Sans Serif1" officeooo:rsid="00505dcb" style:font-style-asian="italic" style:font-style-complex="italic"/>
    </style:style>
    <style:style style:name="T454" style:family="text">
      <style:text-properties style:font-name="Microsoft Sans Serif1" officeooo:rsid="006d35fb" style:font-style-asian="italic" style:font-style-complex="italic"/>
    </style:style>
    <style:style style:name="T455" style:family="text">
      <style:text-properties style:font-name="Microsoft Sans Serif1" officeooo:rsid="00cc5c65"/>
    </style:style>
    <style:style style:name="T456" style:family="text">
      <style:text-properties style:font-name="Microsoft Sans Serif1" fo:font-weight="bold" style:font-weight-asian="bold" style:font-weight-complex="bold"/>
    </style:style>
    <style:style style:name="T457" style:family="text">
      <style:text-properties style:font-style-asian="italic" style:font-style-complex="italic"/>
    </style:style>
    <style:style style:name="T458" style:family="text">
      <style:text-properties officeooo:rsid="00505dcb" style:font-style-asian="italic" style:font-style-complex="italic"/>
    </style:style>
    <style:style style:name="T459" style:family="text">
      <style:text-properties style:font-style-asian="normal" style:font-style-complex="normal"/>
    </style:style>
    <style:style style:name="T460" style:family="text">
      <style:text-properties officeooo:rsid="00a8d171" style:font-style-asian="normal" style:font-style-complex="normal"/>
    </style:style>
    <style:style style:name="T461" style:family="text">
      <style:text-properties officeooo:rsid="00a90641" style:font-style-asian="normal" style:font-style-complex="normal"/>
    </style:style>
    <style:style style:name="T462" style:family="text">
      <style:text-properties officeooo:rsid="00d40522" style:font-style-asian="normal" style:font-style-complex="normal"/>
    </style:style>
    <style:style style:name="T463" style:family="text">
      <style:text-properties officeooo:rsid="00e2df31" style:font-style-asian="normal" style:font-style-complex="normal"/>
    </style:style>
    <style:style style:name="T464" style:family="text">
      <style:text-properties officeooo:rsid="00f1f19d" style:font-style-asian="normal" style:font-style-complex="normal"/>
    </style:style>
    <style:style style:name="T465" style:family="text">
      <style:text-properties officeooo:rsid="01081011" style:font-style-asian="normal" style:font-style-complex="normal"/>
    </style:style>
    <style:style style:name="T466" style:family="text">
      <style:text-properties officeooo:rsid="0052c896"/>
    </style:style>
    <style:style style:name="T467" style:family="text">
      <style:text-properties officeooo:rsid="0059ea71"/>
    </style:style>
    <style:style style:name="T468" style:family="text">
      <style:text-properties style:text-line-through-style="none" style:text-line-through-type="none"/>
    </style:style>
    <style:style style:name="T469" style:family="text">
      <style:text-properties style:text-line-through-style="none" style:text-line-through-type="none" officeooo:rsid="0059ea71"/>
    </style:style>
    <style:style style:name="T470" style:family="text">
      <style:text-properties style:text-line-through-style="none" style:text-line-through-type="none" officeooo:rsid="009d35f9"/>
    </style:style>
    <style:style style:name="T471" style:family="text">
      <style:text-properties style:text-line-through-style="none" style:text-line-through-type="none" style:font-name="Microsoft Sans Serif1" fo:font-size="14pt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472" style:family="text">
      <style:text-properties style:text-line-through-style="none" style:text-line-through-type="none" style:font-name="Microsoft Sans Serif1" fo:font-size="14pt" fo:language="pt" fo:country="BR" fo:font-style="normal" fo:font-weight="normal" officeooo:rsid="00882a9b" fo:background-color="transparent" loext:char-shading-value="0" style:font-size-asian="14pt" style:font-weight-asian="normal" style:font-size-complex="14pt" style:font-weight-complex="normal"/>
    </style:style>
    <style:style style:name="T473" style:family="text">
      <style:text-properties style:text-line-through-style="none" style:text-line-through-type="none" style:font-name="Microsoft Sans Serif1" fo:font-size="14pt" fo:language="pt" fo:country="BR" fo:font-style="normal" style:text-underline-style="solid" style:text-underline-width="auto" style:text-underline-color="font-color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474" style:family="text">
      <style:text-properties officeooo:rsid="005d3931"/>
    </style:style>
    <style:style style:name="T475" style:family="text">
      <style:text-properties fo:color="#ff4000" style:text-line-through-style="none" style:text-line-through-type="none" style:font-name="Mono" fo:font-size="14pt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476" style:family="text">
      <style:text-properties fo:color="#ff4000" style:font-name="Mono" officeooo:rsid="00db3e47" style:font-style-asian="italic" style:font-style-complex="italic"/>
    </style:style>
    <style:style style:name="T477" style:family="text">
      <style:text-properties fo:color="#ff4000" style:font-name="Mono" fo:font-weight="bold" style:font-weight-asian="bold" style:font-weight-complex="bold"/>
    </style:style>
    <style:style style:name="T478" style:family="text">
      <style:text-properties fo:color="#ff4000" style:font-name="Mono" fo:font-weight="bold" officeooo:rsid="006d71e2" style:font-weight-asian="bold" style:font-weight-complex="bold"/>
    </style:style>
    <style:style style:name="T479" style:family="text">
      <style:text-properties fo:color="#ff4000" style:font-name="Mono" fo:font-weight="bold" officeooo:rsid="005bbf3e" style:font-weight-asian="bold" style:font-weight-complex="bold"/>
    </style:style>
    <style:style style:name="T480" style:family="text">
      <style:text-properties fo:color="#ff4000" style:font-name="Mono" fo:font-weight="bold" officeooo:rsid="005d3931" style:font-weight-asian="bold" style:font-weight-complex="bold"/>
    </style:style>
    <style:style style:name="T481" style:family="text">
      <style:text-properties fo:color="#ff4000" style:font-name="Mono" officeooo:rsid="006d35fb"/>
    </style:style>
    <style:style style:name="T482" style:family="text">
      <style:text-properties fo:color="#808080"/>
    </style:style>
    <style:style style:name="T483" style:family="text">
      <style:text-properties fo:color="#808080" fo:background-color="#1e1e1e" loext:char-shading-value="0"/>
    </style:style>
    <style:style style:name="T484" style:family="text">
      <style:text-properties fo:color="#808080" style:font-name="Consolas" fo:font-size="12pt" fo:font-weight="normal"/>
    </style:style>
    <style:style style:name="T485" style:family="text">
      <style:text-properties fo:color="#808080" style:font-name="Consolas" fo:font-size="12pt" fo:font-weight="normal" fo:background-color="#1e1e1e" loext:char-shading-value="0"/>
    </style:style>
    <style:style style:name="T486" style:family="text">
      <style:text-properties fo:color="#808080" style:font-name="Consolas" fo:font-size="12pt" fo:background-color="#1e1e1e" loext:char-shading-value="0"/>
    </style:style>
    <style:style style:name="T487" style:family="text">
      <style:text-properties fo:color="#808080" style:font-name="Consolas" fo:font-size="12pt" officeooo:rsid="00999657" fo:background-color="#000000" loext:char-shading-value="0"/>
    </style:style>
    <style:style style:name="T488" style:family="text">
      <style:text-properties fo:color="#569cd6"/>
    </style:style>
    <style:style style:name="T489" style:family="text">
      <style:text-properties fo:color="#569cd6" fo:background-color="#1e1e1e" loext:char-shading-value="0"/>
    </style:style>
    <style:style style:name="T490" style:family="text">
      <style:text-properties fo:color="#569cd6" style:font-name="Consolas" fo:font-size="12pt" fo:font-weight="normal"/>
    </style:style>
    <style:style style:name="T491" style:family="text">
      <style:text-properties fo:color="#569cd6" style:font-name="Consolas" fo:font-size="12pt" fo:font-weight="normal" fo:background-color="#1e1e1e" loext:char-shading-value="0"/>
    </style:style>
    <style:style style:name="T492" style:family="text">
      <style:text-properties fo:color="#569cd6" style:font-name="Consolas" fo:font-size="12pt" fo:background-color="#1e1e1e" loext:char-shading-value="0"/>
    </style:style>
    <style:style style:name="T493" style:family="text">
      <style:text-properties fo:color="#569cd6" style:font-name="Consolas" fo:font-size="12pt" officeooo:rsid="00999657" fo:background-color="#000000" loext:char-shading-value="0"/>
    </style:style>
    <style:style style:name="T494" style:family="text">
      <style:text-properties fo:color="#9cdcfe"/>
    </style:style>
    <style:style style:name="T495" style:family="text">
      <style:text-properties fo:color="#9cdcfe" fo:background-color="#1e1e1e" loext:char-shading-value="0"/>
    </style:style>
    <style:style style:name="T496" style:family="text">
      <style:text-properties fo:color="#9cdcfe" style:font-name="Consolas" fo:font-size="12pt" fo:font-weight="normal"/>
    </style:style>
    <style:style style:name="T497" style:family="text">
      <style:text-properties fo:color="#9cdcfe" style:font-name="Consolas" fo:font-size="12pt" fo:font-weight="normal" officeooo:rsid="007b45ff"/>
    </style:style>
    <style:style style:name="T498" style:family="text">
      <style:text-properties fo:color="#9cdcfe" style:font-name="Consolas" fo:font-size="12pt" fo:font-weight="normal" officeooo:rsid="00864a14"/>
    </style:style>
    <style:style style:name="T499" style:family="text">
      <style:text-properties fo:color="#9cdcfe" style:font-name="Consolas" fo:font-size="12pt" fo:font-weight="normal" fo:background-color="#1e1e1e" loext:char-shading-value="0"/>
    </style:style>
    <style:style style:name="T500" style:family="text">
      <style:text-properties fo:color="#9cdcfe" style:font-name="Consolas" fo:font-size="12pt" fo:font-weight="normal" officeooo:rsid="00defd8d"/>
    </style:style>
    <style:style style:name="T501" style:family="text">
      <style:text-properties fo:color="#9cdcfe" style:font-name="Consolas" fo:font-size="12pt" fo:background-color="#1e1e1e" loext:char-shading-value="0"/>
    </style:style>
    <style:style style:name="T502" style:family="text">
      <style:text-properties fo:color="#9cdcfe" style:font-name="Consolas" fo:font-size="12pt" officeooo:rsid="00999657" fo:background-color="#000000" loext:char-shading-value="0"/>
    </style:style>
    <style:style style:name="T503" style:family="text">
      <style:text-properties fo:color="#ce9178"/>
    </style:style>
    <style:style style:name="T504" style:family="text">
      <style:text-properties fo:color="#ce9178" fo:background-color="#1e1e1e" loext:char-shading-value="0"/>
    </style:style>
    <style:style style:name="T505" style:family="text">
      <style:text-properties fo:color="#ce9178" style:font-name="Consolas" fo:font-size="12pt" fo:font-weight="normal"/>
    </style:style>
    <style:style style:name="T506" style:family="text">
      <style:text-properties fo:color="#ce9178" style:font-name="Consolas" fo:font-size="12pt" fo:font-weight="normal" fo:background-color="#1e1e1e" loext:char-shading-value="0"/>
    </style:style>
    <style:style style:name="T507" style:family="text">
      <style:text-properties fo:color="#ce9178" style:font-name="Consolas" fo:font-size="12pt" fo:background-color="#1e1e1e" loext:char-shading-value="0"/>
    </style:style>
    <style:style style:name="T508" style:family="text">
      <style:text-properties fo:color="#ce9178" style:font-name="Consolas" fo:font-size="12pt" officeooo:rsid="00999657" fo:background-color="#000000" loext:char-shading-value="0"/>
    </style:style>
    <style:style style:name="T509" style:family="text">
      <style:text-properties fo:color="#ff0000" fo:font-weight="bold" style:font-style-asian="normal" style:font-weight-asian="bold" style:font-style-complex="normal" style:font-weight-complex="bold"/>
    </style:style>
    <style:style style:name="T510" style:family="text">
      <style:text-properties officeooo:rsid="006117db"/>
    </style:style>
    <style:style style:name="T511" style:family="text">
      <style:text-properties fo:background-color="#1e1e1e" loext:char-shading-value="0"/>
    </style:style>
    <style:style style:name="T512" style:family="text">
      <style:text-properties officeooo:rsid="007d35a0" fo:background-color="#1e1e1e" loext:char-shading-value="0"/>
    </style:style>
    <style:style style:name="T513" style:family="text">
      <style:text-properties officeooo:rsid="0064a411"/>
    </style:style>
    <style:style style:name="T514" style:family="text">
      <style:text-properties officeooo:rsid="0067528a"/>
    </style:style>
    <style:style style:name="T515" style:family="text">
      <style:text-properties officeooo:rsid="006d35fb"/>
    </style:style>
    <style:style style:name="T516" style:family="text">
      <style:text-properties officeooo:rsid="006d71e2"/>
    </style:style>
    <style:style style:name="T517" style:family="text">
      <style:text-properties officeooo:rsid="006e0ca4"/>
    </style:style>
    <style:style style:name="T518" style:family="text">
      <style:text-properties officeooo:rsid="0070a58d"/>
    </style:style>
    <style:style style:name="T519" style:family="text">
      <style:text-properties officeooo:rsid="0073708d"/>
    </style:style>
    <style:style style:name="T520" style:family="text">
      <style:text-properties fo:color="#2a6099" fo:font-weight="bold" style:font-weight-asian="bold" style:font-weight-complex="bold"/>
    </style:style>
    <style:style style:name="T521" style:family="text">
      <style:text-properties fo:color="#2a6099" fo:font-weight="bold" officeooo:rsid="004e6dfe" style:font-weight-asian="bold" style:font-weight-complex="bold"/>
    </style:style>
    <style:style style:name="T522" style:family="text">
      <style:text-properties fo:color="#2a6099" fo:font-weight="bold" style:font-style-asian="normal" style:font-weight-asian="bold" style:font-style-complex="normal" style:font-weight-complex="bold"/>
    </style:style>
    <style:style style:name="T523" style:family="text">
      <style:text-properties fo:color="#2a6099" style:text-line-through-style="none" style:text-line-through-type="none" style:font-name="Mono" fo:font-size="14pt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524" style:family="text">
      <style:text-properties fo:color="#2a6099" style:text-line-through-style="none" style:text-line-through-type="none" style:font-name="Mono" fo:font-size="14pt" fo:language="pt" fo:country="BR" fo:font-style="normal" fo:font-weight="bold" officeooo:rsid="0087d59c" fo:background-color="transparent" loext:char-shading-value="0" style:font-size-asian="14pt" style:font-weight-asian="bold" style:font-size-complex="14pt" style:font-weight-complex="bold"/>
    </style:style>
    <style:style style:name="T525" style:family="text">
      <style:text-properties fo:color="#2a6099" style:font-style-asian="normal" style:font-style-complex="normal"/>
    </style:style>
    <style:style style:name="T526" style:family="text">
      <style:text-properties fo:color="#2a6099" officeooo:rsid="00b71a56" style:font-style-asian="normal" style:font-style-complex="normal"/>
    </style:style>
    <style:style style:name="T527" style:family="text">
      <style:text-properties fo:color="#2a6099" style:font-name="Monospace" fo:font-weight="bold" style:font-weight-asian="bold" style:font-weight-complex="bold"/>
    </style:style>
    <style:style style:name="T528" style:family="text">
      <style:text-properties fo:color="#2a6099" style:font-name="Monospace" fo:font-weight="bold" officeooo:rsid="00c66855" style:font-weight-asian="bold" style:font-weight-complex="bold"/>
    </style:style>
    <style:style style:name="T529" style:family="text">
      <style:text-properties fo:color="#2a6099" style:font-name="Monospace" fo:font-weight="bold" officeooo:rsid="004e6dfe" style:font-weight-asian="bold" style:font-weight-complex="bold"/>
    </style:style>
    <style:style style:name="T530" style:family="text">
      <style:text-properties fo:color="#2a6099" style:font-name="Monospace" fo:font-weight="bold" style:font-style-asian="normal" style:font-weight-asian="bold" style:font-style-complex="normal" style:font-weight-complex="bold"/>
    </style:style>
    <style:style style:name="T531" style:family="text">
      <style:text-properties fo:color="#2a6099" style:font-name="Monospace" fo:font-size="14pt" fo:language="pt" fo:country="BR" fo:font-weight="bold" officeooo:rsid="0011dbb3" style:font-size-asian="14pt" style:font-weight-asian="bold" style:font-size-complex="14pt" style:font-weight-complex="bold"/>
    </style:style>
    <style:style style:name="T532" style:family="text">
      <style:text-properties fo:color="#2a6099" style:font-name="Monospace" fo:font-size="14pt" fo:language="pt" fo:country="BR" fo:font-weight="bold" officeooo:rsid="001ed580" style:font-size-asian="14pt" style:font-weight-asian="bold" style:font-size-complex="14pt" style:font-weight-complex="bold"/>
    </style:style>
    <style:style style:name="T533" style:family="text">
      <style:text-properties fo:color="#2a6099" style:font-name="Monospace" fo:font-size="14pt" fo:language="pt" fo:country="BR" fo:font-weight="bold" officeooo:rsid="003c342f" style:font-size-asian="14pt" style:font-weight-asian="bold" style:font-size-complex="14pt" style:font-weight-complex="bold"/>
    </style:style>
    <style:style style:name="T534" style:family="text">
      <style:text-properties fo:color="#2a6099" style:font-name="Monospace" fo:font-style="italic" style:text-underline-style="none" fo:font-weight="bold" style:font-style-asian="italic" style:font-weight-asian="bold" style:font-style-complex="italic" style:font-weight-complex="bold"/>
    </style:style>
    <style:style style:name="T535" style:family="text">
      <style:text-properties fo:color="#2a6099" style:text-underline-style="solid" style:text-underline-width="auto" style:text-underline-color="font-color"/>
    </style:style>
    <style:style style:name="T536" style:family="text">
      <style:text-properties fo:color="#2a6099" style:font-name="Mono" fo:font-weight="bold" style:font-weight-asian="bold" style:font-weight-complex="bold"/>
    </style:style>
    <style:style style:name="T537" style:family="text">
      <style:text-properties fo:color="#2a6099" style:font-name="Mono" fo:font-weight="bold" style:font-style-asian="normal" style:font-weight-asian="bold" style:font-style-complex="normal" style:font-weight-complex="bold"/>
    </style:style>
    <style:style style:name="T538" style:family="text">
      <style:text-properties officeooo:rsid="00760901"/>
    </style:style>
    <style:style style:name="T539" style:family="text">
      <style:text-properties officeooo:rsid="007854af"/>
    </style:style>
    <style:style style:name="T540" style:family="text">
      <style:text-properties officeooo:rsid="007b45ff"/>
    </style:style>
    <style:style style:name="T541" style:family="text">
      <style:text-properties style:font-name="Consolas" fo:font-size="12pt" fo:font-weight="normal"/>
    </style:style>
    <style:style style:name="T542" style:family="text">
      <style:text-properties style:font-name="Consolas" fo:font-size="12pt" fo:font-weight="normal" officeooo:rsid="007d35a0"/>
    </style:style>
    <style:style style:name="T543" style:family="text">
      <style:text-properties style:font-name="Consolas" fo:font-size="12pt" fo:font-weight="normal" officeooo:rsid="00864a14"/>
    </style:style>
    <style:style style:name="T544" style:family="text">
      <style:text-properties fo:color="#6a9955" style:font-name="Consolas" fo:font-size="12pt" fo:font-weight="normal"/>
    </style:style>
    <style:style style:name="T545" style:family="text">
      <style:text-properties officeooo:rsid="007d35a0"/>
    </style:style>
    <style:style style:name="T546" style:family="text">
      <style:text-properties officeooo:rsid="0085da85"/>
    </style:style>
    <style:style style:name="T547" style:family="text">
      <style:text-properties officeooo:rsid="0087d59c"/>
    </style:style>
    <style:style style:name="T548" style:family="text">
      <style:text-properties officeooo:rsid="008f4cf6"/>
    </style:style>
    <style:style style:name="T549" style:family="text">
      <style:text-properties officeooo:rsid="008f8147"/>
    </style:style>
    <style:style style:name="T550" style:family="text">
      <style:text-properties officeooo:rsid="0093318d"/>
    </style:style>
    <style:style style:name="T551" style:family="text">
      <style:text-properties officeooo:rsid="00967cd1"/>
    </style:style>
    <style:style style:name="T552" style:family="text">
      <style:text-properties fo:color="#d4d4d4" style:font-name="Consolas" fo:font-size="12pt" fo:font-weight="normal" fo:background-color="#1e1e1e" loext:char-shading-value="0"/>
    </style:style>
    <style:style style:name="T553" style:family="text">
      <style:text-properties fo:color="#d4d4d4" style:font-name="Consolas" fo:font-size="12pt" fo:background-color="#1e1e1e" loext:char-shading-value="0"/>
    </style:style>
    <style:style style:name="T554" style:family="text">
      <style:text-properties fo:color="#d4d4d4" style:font-name="Consolas" fo:font-size="12pt" officeooo:rsid="00999657" fo:background-color="#000000" loext:char-shading-value="0"/>
    </style:style>
    <style:style style:name="T555" style:family="text">
      <style:text-properties fo:color="#d7ba7d"/>
    </style:style>
    <style:style style:name="T556" style:family="text">
      <style:text-properties fo:color="#d7ba7d" style:font-name="Consolas" fo:font-size="12pt" fo:font-weight="normal"/>
    </style:style>
    <style:style style:name="T557" style:family="text">
      <style:text-properties fo:color="#b5cea8"/>
    </style:style>
    <style:style style:name="T558" style:family="text">
      <style:text-properties fo:color="#b5cea8" style:font-name="Consolas" fo:font-size="12pt" fo:font-weight="normal"/>
    </style:style>
    <style:style style:name="T559" style:family="text">
      <style:text-properties officeooo:rsid="009d35f9"/>
    </style:style>
    <style:style style:name="T560" style:family="text">
      <style:text-properties officeooo:rsid="00203e1f"/>
    </style:style>
    <style:style style:name="T561" style:family="text">
      <style:text-properties style:text-underline-style="none" fo:font-weight="bold" style:font-weight-asian="bold" style:font-weight-complex="bold"/>
    </style:style>
    <style:style style:name="T562" style:family="text">
      <style:text-properties style:text-underline-style="none" officeooo:rsid="00a8d171" style:font-style-asian="normal" style:font-style-complex="normal"/>
    </style:style>
    <style:style style:name="T563" style:family="text">
      <style:text-properties style:text-underline-style="none" officeooo:rsid="00a90641" style:font-style-asian="normal" style:font-style-complex="normal"/>
    </style:style>
    <style:style style:name="T564" style:family="text">
      <style:text-properties style:text-underline-style="none" officeooo:rsid="0073708d"/>
    </style:style>
    <style:style style:name="T565" style:family="text">
      <style:text-properties style:text-underline-style="none" officeooo:rsid="00defd8d"/>
    </style:style>
    <style:style style:name="T566" style:family="text">
      <style:text-properties fo:color="#ffff38"/>
    </style:style>
    <style:style style:name="T567" style:family="text">
      <style:text-properties fo:color="#ffff38" style:font-name="Consolas" fo:font-size="12pt" fo:font-weight="normal"/>
    </style:style>
    <style:style style:name="T568" style:family="text">
      <style:text-properties fo:color="#ffff38" fo:background-color="#1e1e1e" loext:char-shading-value="0"/>
    </style:style>
    <style:style style:name="T569" style:family="text">
      <style:text-properties officeooo:rsid="009fa7c7"/>
    </style:style>
    <style:style style:name="T570" style:family="text">
      <style:text-properties fo:color="#fff200" style:font-name="Consolas" fo:font-size="12pt" officeooo:rsid="009fa7c7" fo:background-color="#000000" loext:char-shading-value="0"/>
    </style:style>
    <style:style style:name="T571" style:family="text">
      <style:text-properties officeooo:rsid="00a24cfe"/>
    </style:style>
    <style:style style:name="T572" style:family="text">
      <style:text-properties fo:color="#bf0041" style:text-underline-style="solid" style:text-underline-width="auto" style:text-underline-color="font-color" officeooo:rsid="00d40522"/>
    </style:style>
    <style:style style:name="T573" style:family="text">
      <style:text-properties fo:color="#bf0041" style:font-name="Monospace" style:text-underline-style="solid" style:text-underline-width="auto" style:text-underline-color="font-color" fo:font-weight="bold" officeooo:rsid="00d40522" style:font-weight-asian="bold" style:font-weight-complex="bold"/>
    </style:style>
    <style:style style:name="T574" style:family="text">
      <style:text-properties officeooo:rsid="00a3c8f2"/>
    </style:style>
    <style:style style:name="T575" style:family="text">
      <style:text-properties fo:color="#00a933" fo:font-weight="bold" style:font-weight-asian="bold" style:font-weight-complex="bold"/>
    </style:style>
    <style:style style:name="T576" style:family="text">
      <style:text-properties fo:color="#780373" style:font-name="Mono" fo:font-weight="bold" style:font-style-asian="normal" style:font-weight-asian="bold" style:font-style-complex="normal" style:font-weight-complex="bold"/>
    </style:style>
    <style:style style:name="T577" style:family="text">
      <style:text-properties fo:color="#780373" style:font-name="Mono" fo:font-weight="bold" officeooo:rsid="009fa7c7" style:font-weight-asian="bold" style:font-weight-complex="bold"/>
    </style:style>
    <style:style style:name="T578" style:family="text">
      <style:text-properties officeooo:rsid="00a6ece1"/>
    </style:style>
    <style:style style:name="T579" style:family="text">
      <style:text-properties officeooo:rsid="00a7092f"/>
    </style:style>
    <style:style style:name="T580" style:family="text">
      <style:text-properties fo:color="#235080" style:font-name="Mono" style:font-style-asian="normal" style:font-style-complex="normal"/>
    </style:style>
    <style:style style:name="T581" style:family="text">
      <style:text-properties fo:color="#235080" style:font-name="Mono" fo:font-weight="bold" style:font-style-asian="normal" style:font-weight-asian="bold" style:font-style-complex="normal" style:font-weight-complex="bold"/>
    </style:style>
    <style:style style:name="T582" style:family="text">
      <style:text-properties officeooo:rsid="00ad1225"/>
    </style:style>
    <style:style style:name="T583" style:family="text">
      <style:text-properties fo:font-weight="normal" officeooo:rsid="00b29f1c" style:font-style-asian="normal" style:font-weight-asian="normal" style:font-style-complex="normal" style:font-weight-complex="normal"/>
    </style:style>
    <style:style style:name="T584" style:family="text">
      <style:text-properties fo:font-weight="normal" style:font-weight-asian="normal" style:font-weight-complex="normal"/>
    </style:style>
    <style:style style:name="T585" style:family="text">
      <style:text-properties fo:font-weight="normal" officeooo:rsid="00b57eee" style:font-weight-asian="normal" style:font-weight-complex="normal"/>
    </style:style>
    <style:style style:name="T586" style:family="text">
      <style:text-properties fo:font-weight="normal" officeooo:rsid="000460f8" style:font-weight-asian="normal" style:font-weight-complex="normal"/>
    </style:style>
    <style:style style:name="T587" style:family="text">
      <style:text-properties officeooo:rsid="00b3ec0e"/>
    </style:style>
    <style:style style:name="T588" style:family="text">
      <style:text-properties officeooo:rsid="00b57eee"/>
    </style:style>
    <style:style style:name="T589" style:family="text">
      <style:text-properties officeooo:rsid="00be9001"/>
    </style:style>
    <style:style style:name="T590" style:family="text">
      <style:text-properties officeooo:rsid="00c5cce9"/>
    </style:style>
    <style:style style:name="T591" style:family="text">
      <style:text-properties style:font-name="Monospace"/>
    </style:style>
    <style:style style:name="T592" style:family="text">
      <style:text-properties style:font-name="Monospace" fo:font-weight="bold" style:font-weight-asian="bold" style:font-weight-complex="bold"/>
    </style:style>
    <style:style style:name="T593" style:family="text">
      <style:text-properties style:font-name="Monospace" style:font-style-asian="normal" style:font-style-complex="normal"/>
    </style:style>
    <style:style style:name="T594" style:family="text">
      <style:text-properties style:font-name="Monospace" officeooo:rsid="00505dcb" style:font-style-asian="italic" style:font-style-complex="italic"/>
    </style:style>
    <style:style style:name="T595" style:family="text">
      <style:text-properties officeooo:rsid="00c75372"/>
    </style:style>
    <style:style style:name="T596" style:family="text">
      <style:text-properties officeooo:rsid="00cb2193"/>
    </style:style>
    <style:style style:name="T597" style:family="text">
      <style:text-properties officeooo:rsid="0043f181"/>
    </style:style>
    <style:style style:name="T598" style:family="text">
      <style:text-properties officeooo:rsid="00cbfd72"/>
    </style:style>
    <style:style style:name="T599" style:family="text">
      <style:text-properties fo:font-size="14pt" style:font-size-asian="14pt" style:font-size-complex="14pt"/>
    </style:style>
    <style:style style:name="T600" style:family="text">
      <style:text-properties fo:font-size="14pt" style:font-size-asian="12.25pt" style:font-size-complex="14pt"/>
    </style:style>
    <style:style style:name="T601" style:family="text">
      <style:text-properties officeooo:rsid="00cc5c65"/>
    </style:style>
    <style:style style:name="T602" style:family="text">
      <style:text-properties officeooo:rsid="00ce3802"/>
    </style:style>
    <style:style style:name="T603" style:family="text">
      <style:text-properties officeooo:rsid="00cf7b4f"/>
    </style:style>
    <style:style style:name="T604" style:family="text">
      <style:text-properties style:font-name="MonOSPACE" fo:font-weight="bold" style:font-weight-asian="bold" style:font-weight-complex="bold"/>
    </style:style>
    <style:style style:name="T605" style:family="text">
      <style:text-properties style:font-name="MonOSPACE" fo:font-weight="bold" officeooo:rsid="00d1ac93" style:font-weight-asian="bold" style:font-weight-complex="bold"/>
    </style:style>
    <style:style style:name="T606" style:family="text">
      <style:text-properties officeooo:rsid="00d302e5"/>
    </style:style>
    <style:style style:name="T607" style:family="text">
      <style:text-properties style:font-name="Mono"/>
    </style:style>
    <style:style style:name="T608" style:family="text">
      <style:text-properties style:font-name="Mono" fo:font-weight="bold" style:font-weight-asian="bold" style:font-weight-complex="bold"/>
    </style:style>
    <style:style style:name="T609" style:family="text">
      <style:text-properties style:font-name="Mono" style:font-style-asian="italic" style:font-style-complex="italic"/>
    </style:style>
    <style:style style:name="T610" style:family="text">
      <style:text-properties style:font-name="Mono" officeooo:rsid="00760901"/>
    </style:style>
    <style:style style:name="T611" style:family="text">
      <style:text-properties style:font-name="Mono" officeooo:rsid="009fa7c7"/>
    </style:style>
    <style:style style:name="T612" style:family="text">
      <style:text-properties style:font-name="Mono" style:font-style-asian="normal" style:font-style-complex="normal"/>
    </style:style>
    <style:style style:name="T613" style:family="text">
      <style:text-properties style:font-name="Mono" fo:font-style="italic" style:font-style-asian="italic" style:font-style-complex="italic"/>
    </style:style>
    <style:style style:name="T614" style:family="text">
      <style:text-properties style:font-name="Mono" fo:font-style="italic" officeooo:rsid="00ed39e7" style:font-style-asian="italic" style:font-style-complex="italic"/>
    </style:style>
    <style:style style:name="T615" style:family="text">
      <style:text-properties style:font-name="Mono" fo:font-style="italic" officeooo:rsid="00edb1e8" style:font-style-asian="italic" style:font-style-complex="italic"/>
    </style:style>
    <style:style style:name="T616" style:family="text">
      <style:text-properties style:font-name="Mono" officeooo:rsid="011249cd"/>
    </style:style>
    <style:style style:name="T617" style:family="text">
      <style:text-properties fo:color="#ffff00" fo:font-weight="bold" fo:background-color="#1e1e1e" loext:char-shading-value="0" style:font-weight-asian="bold" style:font-weight-complex="bold"/>
    </style:style>
    <style:style style:name="T618" style:family="text">
      <style:text-properties fo:color="#ffff00" style:font-name="Consolas" fo:font-size="12pt" fo:font-weight="bold" fo:background-color="#1e1e1e" loext:char-shading-value="0" style:font-weight-asian="bold" style:font-weight-complex="bold"/>
    </style:style>
    <style:style style:name="T619" style:family="text">
      <style:text-properties fo:color="#0003ff" fo:font-weight="bold" style:font-style-asian="normal" style:font-weight-asian="bold" style:font-style-complex="normal" style:font-weight-complex="bold"/>
    </style:style>
    <style:style style:name="T620" style:family="text">
      <style:text-properties fo:color="#00ff0c" fo:font-weight="bold" style:font-style-asian="normal" style:font-weight-asian="bold" style:font-style-complex="normal" style:font-weight-complex="bold"/>
    </style:style>
    <style:style style:name="T621" style:family="text">
      <style:text-properties officeooo:rsid="00e70f90"/>
    </style:style>
    <style:style style:name="T622" style:family="text">
      <style:text-properties officeooo:rsid="00ed1d82"/>
    </style:style>
    <style:style style:name="T623" style:family="text">
      <style:text-properties officeooo:rsid="00ed39e7"/>
    </style:style>
    <style:style style:name="T624" style:family="text">
      <style:text-properties officeooo:rsid="00edb1e8"/>
    </style:style>
    <style:style style:name="T625" style:family="text">
      <style:text-properties officeooo:rsid="00be2b6c"/>
    </style:style>
    <style:style style:name="T626" style:family="text">
      <style:text-properties officeooo:rsid="00ef14ab"/>
    </style:style>
    <style:style style:name="T627" style:family="text">
      <style:text-properties officeooo:rsid="00f0086b"/>
    </style:style>
    <style:style style:name="T628" style:family="text">
      <style:text-properties officeooo:rsid="00f933aa"/>
    </style:style>
    <style:style style:name="T629" style:family="text">
      <style:text-properties officeooo:rsid="00fa40f0"/>
    </style:style>
    <style:style style:name="T630" style:family="text">
      <style:text-properties officeooo:rsid="010b0f5a"/>
    </style:style>
    <style:style style:name="T631" style:family="text">
      <style:text-properties fo:color="#4ec9b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Instalação para desenvolver HTML/CSS</text:p>
      <text:list xml:id="list871333533" text:style-name="L1">
        <text:list-item>
          <text:p text:style-name="P237"><text:span text:style-name="T346">Instale </text:span><text:span text:style-name="T353">o editor de código da Microsoft:</text:span><text:span text:style-name="T346"> </text:span><text:a xlink:type="simple" xlink:href="https://code.visualstudio.com/" text:style-name="Internet_20_link" text:visited-style-name="Visited_20_Internet_20_Link"><text:span text:style-name="T600">Visual Studio Code</text:span></text:a></text:p>
        </text:list-item>
        <text:list-item>
          <text:p text:style-name="P241"><text:span text:style-name="T360">Após a instalação, </text:span><text:span text:style-name="T363">baixe</text:span><text:span text:style-name="T362"> o plugin de idioma</text:span><text:span text:style-name="T360">, </text:span><text:span text:style-name="T362">configure o </text:span><text:span text:style-name="T360">tamanho da </text:span><text:span text:style-name="T362">fonte</text:span><text:span text:style-name="T360">, ative o word wrap (quebra automátic</text:span><text:span text:style-name="T361">a</text:span><text:span text:style-name="T360"> de linhas) </text:span><text:span text:style-name="T362">e </text:span><text:span text:style-name="T360">habilite o salvamento automático.</text:span></text:p>
        </text:list-item>
      </text:list>
      <text:p text:style-name="P41"/>
      <text:p text:style-name="P16">Aula <text:span text:style-name="T421">0</text:span>1 – <text:span text:style-name="T559">História e como funciona a Internet</text:span></text:p>
      <text:p text:style-name="P51"/>
      <text:p text:style-name="P43"><text:tab/>A <text:span text:style-name="T320">internet</text:span> <text:span text:style-name="T320">nasceu</text:span> <text:span text:style-name="T588">em 1970, </text:span>dentro da <text:span text:style-name="T320">DARPA</text:span>, num <text:span text:style-name="T320">projeto</text:span> chamado <text:span text:style-name="T320">ARPANET</text:span>, <text:span text:style-name="T3">interligando 4 computadores.</text:span></text:p>
      <text:p text:style-name="P43"><text:tab/><text:span text:style-name="T588">Esse projeto criou o protocolo NCP que, por sua vez, continha 2 protocolos que são usados até hoje: o </text:span><text:span text:style-name="T328">FTP</text:span><text:span text:style-name="T588">, para transmissão de arquivos e o </text:span><text:span text:style-name="T328">DNS</text:span><text:span text:style-name="T588">, para identificação de máquinas na rede. </text:span></text:p>
      <text:p text:style-name="P43"><text:tab/>Em 1983, <text:span text:style-name="T2">o </text:span><text:span text:style-name="T322">TCP/IP</text:span><text:span text:style-name="T2"> se tornou o </text:span><text:span text:style-name="T322">protocolo</text:span><text:span text:style-name="T2"> </text:span><text:span text:style-name="T322">único</text:span><text:span text:style-name="T2"> da internet, substituindo o limitado protocolo NCP.</text:span></text:p>
      <text:p text:style-name="P44"><text:tab/>Em 1992, Tim Bernes Lee cunhou o termo <text:span text:style-name="T320">W</text:span><text:span text:style-name="T588">orld </text:span><text:span text:style-name="T320">W</text:span><text:span text:style-name="T588">ide </text:span><text:span text:style-name="T320">W</text:span><text:span text:style-name="T588">eb</text:span>, criando também o<text:span text:style-name="T588"> protocolo</text:span> <text:span text:style-name="T320">HTTP</text:span> e <text:span text:style-name="T559">a linguagem</text:span> <text:span text:style-name="T320">HTML</text:span><text:span text:style-name="T584">. <text:line-break/></text:span><text:span text:style-name="T585">Atualmente, o W3C é o consórcio que regulamenta essa linguagem.</text:span></text:p>
      <text:p text:style-name="P45"><text:tab/><text:span text:style-name="T559">Em 1989, </text:span>começou <text:span text:style-name="T559">a</text:span> internet <text:span text:style-name="T559">no Brasil </text:span>com o projeto RNP <text:span text:style-name="T559">(Backbone que interliga algumas universidades).</text:span></text:p>
      <text:p text:style-name="P46"><text:tab/><text:span text:style-name="T590">Hoje, </text:span>95% das informações intercontinentais são transmitidas via cabos submarinos.</text:p>
      <text:p text:style-name="P46"/>
      <text:p text:style-name="P48"><text:span text:style-name="Emphasis"><text:span text:style-name="T70">DNS</text:span></text:span><text:span text:style-name="Emphasis"><text:span text:style-name="T65"> – </text:span></text:span><text:span text:style-name="Emphasis"><text:span text:style-name="T66">Domain Name System – </text:span></text:span><text:span text:style-name="Emphasis"><text:span text:style-name="T67">é uma</text:span></text:span><text:span text:style-name="Emphasis"><text:span text:style-name="T68"> rede global de servidores </text:span></text:span><text:span text:style-name="Emphasis"><text:span text:style-name="T67">que </text:span></text:span><text:span text:style-name="Emphasis"><text:span text:style-name="T71">traduzem</text:span></text:span><text:span text:style-name="T69"> as palavras que compõem a </text:span><text:span text:style-name="Emphasis"><text:span text:style-name="T65">URL </text:span></text:span><text:span text:style-name="Emphasis"><text:span text:style-name="T68">(o nome do domínio)</text:span></text:span><text:span text:style-name="Emphasis"><text:span text:style-name="T69"> </text:span></text:span><text:span text:style-name="T69">para </text:span><text:span text:style-name="T68">números/</text:span><text:span text:style-name="T69">endereço </text:span><text:span text:style-name="T65">IP</text:span><text:span text:style-name="T69"> do servidor.</text:span></text:p>
      <text:p text:style-name="P9"/>
      <text:p text:style-name="P47"><text:tab/>O <text:span text:style-name="T320">Gateway</text:span> do cliente <text:span text:style-name="T584">se conecta</text:span> ao <text:span text:style-name="T590">r</text:span><text:span text:style-name="T584">oteador do provedor</text:span> de acesso e <text:span text:style-name="T4">e</text:span>s<text:span text:style-name="T4">s</text:span>e, por sua vez, <text:span text:style-name="T584">acessa</text:span> os servidores <text:span text:style-name="T584">DNS</text:span> para conseguir <text:span text:style-name="T559">o endereço e </text:span>se conectar aos diferentes servidores <text:span text:style-name="T4">pelo mundo, cada qual com seu IP.</text:span></text:p>
      <text:p text:style-name="P49"><draw:frame draw:style-name="fr1" draw:name="Figura1" text:anchor-type="paragraph" svg:x="2.286cm" svg:y="0.166cm" svg:width="12.278cm" svg:height="6.615cm" draw:z-index="0"><draw:image xlink:href="Pictures/10000201000001D0000000FA7AA875CC66E4547C.png" xlink:type="simple" xlink:show="embed" xlink:actuate="onLoad" loext:mime-type="image/png"/></draw:frame><text:s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8"/>
      <text:p text:style-name="P48"><text:soft-page-break/>O aparelho responsável pela <text:span text:style-name="T320">M</text:span><text:span text:style-name="T325">o</text:span>dulação e <text:span text:style-name="T320">D</text:span><text:span text:style-name="T325">em</text:span>odulação dos diferentes formatos de sinais <text:span text:style-name="T559">de internet</text:span> é o <text:span text:style-name="T427">Modem</text:span>.</text:p>
      <text:p text:style-name="P48"/>
      <text:p text:style-name="P44"/>
      <text:p text:style-name="P61"><text:span text:style-name="T5">MB é </text:span><text:span text:style-name="T10">≠</text:span><text:span text:style-name="T5"> de Mb!<text:tab/></text:span><text:span text:style-name="T9">Megabyte é diferente de Megabit:</text:span></text:p>
      <text:p text:style-name="P56"><text:span text:style-name="T5">M</text:span><text:span text:style-name="T385">B</text:span><text:span text:style-name="T5"> = </text:span><text:span text:style-name="T6">Megabytes</text:span><text:span text:style-name="T5">, </text:span><text:span text:style-name="T7">significa </text:span><text:span text:style-name="T8">armazenamento</text:span><text:span text:style-name="T5"><text:tab/>M</text:span><text:span text:style-name="T385">b</text:span><text:span text:style-name="T5"> = Megabits, </text:span><text:span text:style-name="T8">transferência</text:span></text:p>
      <text:p text:style-name="P52"/>
      <text:p text:style-name="P50">Os dados não trafegam na rede sempre pelo mesmo caminho pois a rota está constantemente mudando, isso significa, por exemplo, <text:span text:style-name="T1">que ao acessar uma página web e essa demorar a responder, atualize a página porque os</text:span><text:span text:style-name="T586"> dados podem vir por outra</text:span><text:span text:style-name="T321"> rota</text:span><text:span text:style-name="T1">, menos congestionada.</text:span></text:p>
      <text:p text:style-name="P50"/>
      <text:p text:style-name="P1"><text:span text:style-name="T334">O site </text:span><text:a xlink:type="simple" xlink:href="http://iplocation.net/" text:style-name="Internet_20_link" text:visited-style-name="Visited_20_Internet_20_Link"><text:span text:style-name="T334">iplocation.net</text:span></text:a><text:span text:style-name="T334"> informa o seu atual endereço de IP, bem como </text:span><text:span text:style-name="T335">o </text:span><text:span text:style-name="T334">de outros sites.</text:span></text:p>
      <text:p text:style-name="P38"/>
      <text:p text:style-name="P2"><text:span text:style-name="T35">N</text:span><text:span text:style-name="T18">ome de </text:span><text:span text:style-name="T47">domínio</text:span><text:span text:style-name="T18"> é uma forma </text:span><text:span text:style-name="T46">amigável</text:span><text:span text:style-name="T18"> d</text:span><text:span text:style-name="T35">o</text:span><text:span text:style-name="T18"> endereço IP, </text:span><text:span text:style-name="T35">sendo apenas um trecho da</text:span><text:span text:style-name="T18"> URL. </text:span><text:span text:style-name="T35">Te</text:span><text:span text:style-name="T17">m taxa de pagamento anual </text:span><text:span text:style-name="T36">e s</text:span><text:span text:style-name="T35">eu TLD pode ser do tipo:</text:span></text:p>
      <text:list xml:id="list3149525333" text:style-name="L2">
        <text:list-item>
          <text:p text:style-name="P242"><text:span text:style-name="T51">cc</text:span><text:span text:style-name="T52">TLD (country code). Como exemplo:<text:tab/>.br<text:tab/>.pt<text:tab/>.us<text:tab/>.uk</text:span></text:p>
        </text:list-item>
        <text:list-item>
          <text:p text:style-name="P242"><text:span text:style-name="T58">g</text:span><text:span text:style-name="T52">TLD (genérico). Como exemplo: .com<text:tab/>.edu<text:tab/>.gov<text:tab/>.store</text:span></text:p>
        </text:list-item>
      </text:list>
      <text:p text:style-name="P6"/>
      <text:p text:style-name="P53"><text:span text:style-name="T62">URL</text:span><text:span text:style-name="T60"> – </text:span><text:span text:style-name="T51">Uniform Resource Locat</text:span><text:span text:style-name="T59">o</text:span><text:span text:style-name="T51">r –</text:span><text:span text:style-name="T61"> </text:span><text:span text:style-name="T52">(localizador de </text:span><text:span text:style-name="T64">endereço</text:span><text:span text:style-name="T52"> único) </text:span><text:span text:style-name="T53">é todo o endereço, que te leva a</text:span><text:span text:style-name="T54"> uma </text:span><text:span text:style-name="T63">página da web específica</text:span><text:span text:style-name="T54">, </text:span><text:span text:style-name="T53">sendo formada então pelo</text:span><text:span text:style-name="T55"> endereço IP </text:span><text:span text:style-name="T51">traduzido (domínio) </text:span><text:span text:style-name="T55">+ o </text:span><text:span text:style-name="T53">local do arquivo no servidor, para poder copiar e enviar o conteúdo.</text:span><text:span text:style-name="T55"> Exemplo: <text:tab/><text:line-break/><text:line-break/><text:tab/>URL = </text:span><text:span text:style-name="T214">https://</text:span><text:span text:style-name="T242">store.</text:span><text:span text:style-name="T223">seusite.com</text:span><text:span text:style-name="T200">/</text:span><text:span text:style-name="T245">login/area.html</text:span><text:span text:style-name="T270"> </text:span></text:p>
      <text:p text:style-name="P54"><text:span text:style-name="T55"><text:tab/></text:span><text:span text:style-name="T215">prefixo</text:span><text:span text:style-name="T202"> da </text:span><text:span text:style-name="T215">URL</text:span><text:span text:style-name="T202"> (ou </text:span><text:span text:style-name="T215">protocolo</text:span><text:span text:style-name="T202"> usado) = <text:s/>https: //</text:span><text:span text:style-name="T55"> </text:span></text:p>
      <text:p text:style-name="P54"><text:span text:style-name="T55"><text:tab/></text:span><text:span text:style-name="T243">subdomínio</text:span><text:span text:style-name="T202"> <text:s/>= <text:s/>store.seusite.com.</text:span><text:span text:style-name="T55"> </text:span><text:span text:style-name="T56">(www também é um subdomínio)</text:span></text:p>
      <text:p text:style-name="P57"><text:span text:style-name="T55"><text:tab/></text:span><text:span text:style-name="T202">nome do </text:span><text:span text:style-name="T224">domínio</text:span><text:span text:style-name="T202"> = <text:s/>seusite.com</text:span><text:span text:style-name="T55"> </text:span></text:p>
      <text:p text:style-name="P55"><text:span text:style-name="T55"><text:tab/></text:span><text:span text:style-name="T246">Local do arquivo</text:span><text:span text:style-name="T57"> = <text:s/></text:span><text:span text:style-name="T203">login/area.htm</text:span><text:span text:style-name="T206">l</text:span></text:p>
      <text:p text:style-name="P14"><draw:frame draw:style-name="fr1" draw:name="Figura2" text:anchor-type="paragraph" svg:x="0.884cm" svg:y="0.788cm" svg:width="16.247cm" svg:height="5.398cm" draw:z-index="1"><draw:image xlink:href="Pictures/1000020100000266000000CC2216719D54C07F5D.png" xlink:type="simple" xlink:show="embed" xlink:actuate="onLoad" loext:mime-type="image/png"/></draw:frame></text:p>
      <text:p text:style-name="P58"><text:soft-page-break/><text:span text:style-name="T209">HTTPS</text:span><text:span text:style-name="T208">://</text:span><text:span text:style-name="T200"> </text:span><text:span text:style-name="T204">é o protocolo </text:span><text:span text:style-name="T206">com</text:span><text:span text:style-name="T204"> a </text:span><text:span text:style-name="T213">camada adicional de segurança</text:span><text:span text:style-name="T201"> </text:span><text:span text:style-name="T204">que utiliza o protocolo</text:span><text:span text:style-name="T201"> </text:span><text:span text:style-name="T200">SSL</text:span><text:span text:style-name="T201"> (um serviço de </text:span><text:span text:style-name="T212">criptografia</text:span><text:span text:style-name="T201"> de dados). </text:span></text:p>
      <text:p text:style-name="P13"/>
      <text:p text:style-name="P59"><text:span text:style-name="T210">H</text:span><text:span text:style-name="T211">ospedagem</text:span><text:span text:style-name="T204"> é a casa onde seu site vive, ou seja, o computador onde seus os arquivos estão guardados.</text:span></text:p>
      <text:p text:style-name="P60"><text:span text:style-name="T204">E</text:span><text:span text:style-name="T201">s</text:span><text:span text:style-name="T205">s</text:span><text:span text:style-name="T201">e serviço fornece: </text:span><text:span text:style-name="T212">disponibilidade</text:span><text:span text:style-name="T201"> para o site se manter online sempre, </text:span><text:span text:style-name="T212">performance</text:span><text:span text:style-name="T201"> para suportar até milhões de acessos simultâneos e </text:span><text:span text:style-name="T212">segurança</text:span><text:span text:style-name="T200">. </text:span><text:span text:style-name="T201">Algumas dessas empresas contratam data centers e os alugam a seus clientes. </text:span><text:span text:style-name="T207">Os pagamentos ao serviço de hosting são mensais.</text:span></text:p>
      <text:p text:style-name="P22"/>
      <text:p text:style-name="P23"/>
      <text:p text:style-name="P17">Aula <text:span text:style-name="T421">0</text:span>2 – <text:span text:style-name="T559">Como funciona HTML e CSS</text:span></text:p>
      <text:p text:style-name="P24"/>
      <text:p text:style-name="P24"/>
      <text:p text:style-name="P25"><text:span text:style-name="T378"><text:tab/>A </text:span><text:span text:style-name="T427">HTML</text:span> trabalha fundamentada apenas nas marcas ou etiquetas (do Inglês <text:span text:style-name="T320">tag</text:span>), <text:span text:style-name="T559">já</text:span> as <text:span text:style-name="T320">CSS</text:span> funcionam baseadas <text:span text:style-name="T559">em</text:span> <text:span text:style-name="T527">seletores</text:span><text:span text:style-name="T528">{}</text:span>, <text:span text:style-name="T595">com suas declarações de</text:span> <text:span text:style-name="T527">propriedade:valor</text:span>.</text:p>
      <text:p text:style-name="P25"><draw:frame draw:style-name="fr1" draw:name="Figura3" text:anchor-type="paragraph" svg:x="3.623cm" svg:y="0.056cm" svg:width="10.345cm" svg:height="3.916cm" draw:z-index="2"><draw:image xlink:href="Pictures/1000000000000187000000942A1FA15A33E25A44.jpg" xlink:type="simple" xlink:show="embed" xlink:actuate="onLoad" loext:mime-type="image/jpe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7"><text:span text:style-name="T271">Quando não solicitamos um arquivo específico ao servidor, ele vai entregar o arquivo de índice do site, que se chama</text:span><text:span text:style-name="T272"> index.html. </text:span></text:p>
      <text:p text:style-name="P42"/>
      <text:p text:style-name="P207"><text:span text:style-name="T342">Uma </text:span><text:span text:style-name="T370">tag</text:span><text:span text:style-name="T342"> é um conjunto de palavras entre sinais de colchete angular </text:span><text:span text:style-name="T531">&lt;&gt;</text:span><text:span text:style-name="T358">. </text:span><text:span text:style-name="T350">Elas</text:span><text:span text:style-name="T345"> não podem conter espaços</text:span><text:span text:style-name="T342"> </text:span><text:span text:style-name="T350">e </text:span><text:span text:style-name="T342">maioria possu</text:span><text:span text:style-name="T353">i</text:span><text:span text:style-name="T342"> abertura </text:span><text:span text:style-name="T376">&lt;tag&gt;</text:span><text:span text:style-name="T343"> </text:span><text:span text:style-name="T342">e fechamento </text:span><text:span text:style-name="T375">&lt;</text:span><text:span text:style-name="T532">/</text:span><text:span text:style-name="T376">t</text:span><text:span text:style-name="T375">a</text:span><text:span text:style-name="T376">g&gt;</text:span><text:span text:style-name="T343">. </text:span></text:p>
      <text:p text:style-name="P25"/>
      <text:p text:style-name="P25"><draw:frame draw:style-name="fr2" draw:name="Figura4" text:anchor-type="paragraph" svg:width="16.828cm" svg:height="2.805cm" draw:z-index="3"><draw:image xlink:href="Pictures/100000000000027C0000006A0CA79D96521D5E89.jpg" xlink:type="simple" xlink:show="embed" xlink:actuate="onLoad" loext:mime-type="image/jpeg"/></draw:frame></text:p>
      <text:p text:style-name="P3"><text:span text:style-name="T343">A</text:span><text:span text:style-name="T342">lgumas tags não possuem a necessidade de </text:span><text:span text:style-name="T365">conteúdo interno</text:span><text:span text:style-name="T342"> e por isso não possuem fechamento. </text:span><text:span text:style-name="T353">São</text:span><text:span text:style-name="T342"> </text:span><text:span text:style-name="T353">exemplos </text:span><text:span text:style-name="T342">as tags </text:span><text:span text:style-name="T343">&lt;br&gt;, </text:span><text:span text:style-name="T350">&lt;meta&gt;</text:span><text:span text:style-name="T343"> e &lt;img&gt;</text:span><text:span text:style-name="T342">.</text:span></text:p>
      <text:p text:style-name="P25"/>
      <text:p text:style-name="P3"><text:soft-page-break/><text:span text:style-name="T345">A</text:span><text:span text:style-name="T342">s </text:span><text:span text:style-name="T370">CSS</text:span><text:span text:style-name="T350"> – </text:span><text:span text:style-name="T358">Cascading Style Sheets</text:span><text:span text:style-name="T342"> (Folhas de Estilo em Cascata) - são usadas para configurar um </text:span><text:span text:style-name="T365">resultado visual</text:span><text:span text:style-name="T342"> dos elementos HTML, </text:span><text:span text:style-name="T346">e</text:span><text:span text:style-name="T343">ssas</text:span><text:span text:style-name="T342"> configurações são realizadas através dos seletores:</text:span></text:p>
      <text:p text:style-name="P25"/>
      <text:p text:style-name="P25"><draw:frame draw:style-name="fr1" draw:name="Figura5" text:anchor-type="paragraph" svg:x="4.496cm" svg:y="-0.411cm" svg:width="8.017cm" svg:height="5.038cm" draw:z-index="4"><draw:image xlink:href="Pictures/100000000000014B000000D097FE9682166C1AB8.jpg" xlink:type="simple" xlink:show="embed" xlink:actuate="onLoad" loext:mime-type="image/jpe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9"><text:span text:style-name="T378">CSS tem </text:span><text:span text:style-name="T323">seletores</text:span><text:span text:style-name="T378">, e dentro de seletores têm </text:span><text:span text:style-name="T323">declarações</text:span><text:span text:style-name="T378">, e cada declaração é composta por um par de </text:span><text:span text:style-name="T323">propriedade </text:span><text:span text:style-name="T386">:</text:span><text:span text:style-name="T382"> </text:span><text:span text:style-name="T323">valor</text:span><text:span text:style-name="T378"> (</text:span>separados por <text:span text:style-name="T393">[:]</text:span><text:span text:style-name="T379">)</text:span></text:p>
      <text:p text:style-name="P26"/>
      <text:p text:style-name="P28">Agrupamos todas as declarações CSS de um mesmo elemento dentro de um <text:span text:style-name="T377">seletor. A</text:span>s chaves delimitam <text:span text:style-name="T378">as</text:span> declarações relativas ao seletor<text:span text:style-name="T608"> {}</text:span>. </text:p>
      <text:p text:style-name="P25"/>
      <text:p text:style-name="P3"><text:span text:style-name="T345">Toda declaração CSS deve terminar com</text:span><text:span text:style-name="T342"> ponto e vírgula </text:span><text:span text:style-name="T344">(</text:span><text:span text:style-name="T394">;</text:span><text:span text:style-name="T344">)</text:span><text:span text:style-name="T342">.</text:span></text:p>
      <text:p text:style-name="P30"/>
      <text:p text:style-name="P34"><text:span text:style-name="T400"><text:tab/></text:span><text:span text:style-name="T408">&lt;head&gt;</text:span> <text:span text:style-name="T421">tag que marca</text:span> a área de configurações</text:p>
      <text:p text:style-name="P34"><text:span text:style-name="T400"><text:tab/></text:span><text:span text:style-name="T408">&lt;body&gt;</text:span> <text:span text:style-name="T421">tag que marca</text:span> a área de conteúdo</text:p>
      <text:p text:style-name="P30"/>
      <text:p text:style-name="P4"><text:span text:style-name="T348">O</text:span><text:span text:style-name="T344"> VSCode tem um </text:span><text:span text:style-name="T359">atalho</text:span><text:span text:style-name="T344"> simples para criar o código base </text:span><text:span text:style-name="T348">de um arquivo HTML:</text:span><text:span text:style-name="T344"> </text:span><text:span text:style-name="T353">digite </text:span><text:span text:style-name="T359">! + Enter </text:span><text:span text:style-name="T353">na primeira linha</text:span></text:p>
      <text:p text:style-name="P33"/>
      <text:p text:style-name="P33"><draw:frame draw:style-name="fr1" draw:name="Figura6" text:anchor-type="paragraph" svg:x="0.672cm" svg:y="0.67cm" svg:width="16.351cm" svg:height="7.964cm" draw:z-index="5"><draw:image xlink:href="Pictures/100000000000026A0000012DE9AB4EBFF31B7B51.jpg" xlink:type="simple" xlink:show="embed" xlink:actuate="onLoad" loext:mime-type="image/jpeg"/></draw:frame><text:span text:style-name="T326"><text:tab/></text:span><text:span text:style-name="T560">E</text:span>strutura básica de um documento <text:span text:style-name="T560">HTML:</text:span></text:p>
      <text:p text:style-name="P32"><draw:frame draw:style-name="fr1" draw:name="Figura7" text:anchor-type="paragraph" svg:x="0.053cm" svg:y="0.335cm" svg:width="17.59cm" svg:height="7.329cm" draw:z-index="6"><draw:image xlink:href="Pictures/10000000000002A000000118A68B573868F01964.jpg" xlink:type="simple" xlink:show="embed" xlink:actuate="onLoad" loext:mime-type="image/jpeg"/></draw:frame><text:soft-page-break/></text:p>
      <text:p text:style-name="P32"/>
      <text:p text:style-name="P32"/>
      <text:p text:style-name="P18"><text:span text:style-name="T336">Aula </text:span><text:span text:style-name="T421">03 – Primeiras tags</text:span></text:p>
      <text:p text:style-name="P31"/>
      <text:p text:style-name="P62"><text:span text:style-name="T347"><text:tab/>Ao </text:span><text:span text:style-name="T372">criar arquivos </text:span><text:span text:style-name="T373">HTML</text:span><text:span text:style-name="T347">, </text:span><text:span text:style-name="T356">nomei-os</text:span><text:span text:style-name="T371"> </text:span><text:span text:style-name="T364">apenas </text:span><text:span text:style-name="T368">com</text:span><text:span text:style-name="T364"> letras minúsculas, </text:span><text:span text:style-name="T367">sem</text:span><text:span text:style-name="T364"> acentos e </text:span><text:span text:style-name="T367">sem</text:span><text:span text:style-name="T364"> colocar espaços</text:span><text:span text:style-name="T371">.</text:span></text:p>
      <text:p text:style-name="P31"/>
      <text:p text:style-name="P5"><text:span text:style-name="T419">&lt;br&gt;</text:span><text:span text:style-name="T354"> break row: </text:span><text:span text:style-name="T351">tag que </text:span><text:span text:style-name="T354">quebra a linha</text:span></text:p>
      <text:p text:style-name="P5"><text:span text:style-name="T420">&lt;hr&gt;</text:span><text:span text:style-name="T404"> </text:span><text:span text:style-name="T348">horizontal row: tag </text:span><text:span text:style-name="T355">equivalente à &lt;br&gt; porém adiciona uma </text:span><text:span text:style-name="T366">linha horizontal</text:span></text:p>
      <text:p text:style-name="P5"><text:span text:style-name="T420">&lt;p&gt;</text:span><text:span text:style-name="T348"> paragraph: tag para </text:span><text:span text:style-name="T341">criar um parágrafo </text:span></text:p>
      <text:p text:style-name="P64"><text:span text:style-name="T418">&lt;h1&gt;</text:span><text:span text:style-name="T341"> head</text:span><text:span text:style-name="T349">ing</text:span><text:span text:style-name="T341">: tag </text:span><text:span text:style-name="T349">que indica um título</text:span><text:span text:style-name="T341"> </text:span></text:p>
      <text:p text:style-name="P64"><text:span text:style-name="T418">&lt;title&gt;</text:span><text:span text:style-name="T341"> fica dentro </text:span><text:span text:style-name="T351">da</text:span><text:span text:style-name="T341"> tag &lt;head&gt;: nomeia o título da aba do navegador</text:span></text:p>
      <text:p text:style-name="P36"/>
      <text:p text:style-name="P39"/>
      <text:p text:style-name="P20">Aula <text:span text:style-name="T421">04 – Instalando um editor de código</text:span></text:p>
      <text:p text:style-name="P20"/>
      <text:p text:style-name="P40">Instalando o VSCode, <text:span text:style-name="T574">software open source</text:span> da Microsoft.</text:p>
      <text:p text:style-name="P20"/>
      <text:p text:style-name="P19">Aula <text:span text:style-name="T421">05 - Entities</text:span></text:p>
      <text:p text:style-name="P37"/>
      <text:p text:style-name="P35"/>
      <text:p text:style-name="P35"><text:span text:style-name="T271"><text:tab/>O mecanismo que permite representar caracteres </text:span><text:span text:style-name="T278">especiais</text:span><text:span text:style-name="T271"> no HTML é chamado de HTML</text:span><text:span text:style-name="T272"> </text:span><text:span text:style-name="T273">E</text:span><text:span text:style-name="T272">ntities</text:span><text:span text:style-name="T271">. Uma entity é representada por um símbolo </text:span><text:span text:style-name="T272">&amp; </text:span><text:span text:style-name="T271">seguido de um identificador e finalizado com um ponto-e</text:span><text:span text:style-name="T279">-</text:span><text:span text:style-name="T271">vírgula. </text:span><text:span text:style-name="T279">Enquanto os </text:span><text:soft-page-break/><text:span text:style-name="T279">angle brack</text:span><text:span text:style-name="T281">e</text:span><text:span text:style-name="T279">ts (</text:span><text:span text:style-name="T316">&lt; &gt;</text:span><text:span text:style-name="T279">) são usados para delimitar tags, o ampersands (&amp;) é usado para identificar uma entitie HTML.</text:span></text:p>
      <text:p text:style-name="P7"/>
      <text:p text:style-name="P84"><text:span text:style-name="T199">&lt;<text:tab/></text:span><text:span text:style-name="T16">less than:</text:span><text:span text:style-name="T197"> </text:span><text:span text:style-name="T16">menor que<text:tab/><text:tab/></text:span><text:span text:style-name="T199">&amp;lt; </text:span></text:p>
      <text:p text:style-name="P84"><text:span text:style-name="T199">&gt;<text:tab/></text:span><text:span text:style-name="T16">greater than:</text:span><text:span text:style-name="T197"> </text:span><text:span text:style-name="T16"><text:s/>maior que<text:tab/></text:span><text:span text:style-name="T199">&amp;gt;</text:span><text:span text:style-name="T197"> </text:span></text:p>
      <text:p text:style-name="P85"><draw:frame draw:style-name="fr3" draw:name="Figura8" text:anchor-type="paragraph" svg:width="11.06cm" svg:height="13.097cm" draw:z-index="7"><draw:image xlink:href="Pictures/10000000000001A2000001EFCD828919D73C5A61.jpg" xlink:type="simple" xlink:show="embed" xlink:actuate="onLoad" loext:mime-type="image/jpeg"/></draw:frame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6"/>
      <text:p text:style-name="P78"><text:span text:style-name="T20"><text:tab/>E</text:span><text:span text:style-name="T19">ste</text:span><text:span text:style-name="T21">s</text:span><text:span text:style-name="T19"> site</text:span><text:span text:style-name="T21">s</text:span><text:span text:style-name="T19"> apresenta</text:span><text:span text:style-name="T21">m</text:span><text:span text:style-name="T19"> vários exemplos:</text:span></text:p>
      <text:p text:style-name="P79"><text:a xlink:type="simple" xlink:href="https://www.toptal.com/designers/htmlarrows/" text:style-name="Internet_20_link" text:visited-style-name="Visited_20_Internet_20_Link"><text:span text:style-name="T284">https://www.toptal.com/designers/htmlarrows/</text:span></text:a></text:p>
      <text:p text:style-name="P79"><text:a xlink:type="simple" xlink:href="https://www.w3schools.com/charsets/ref_utf_symbols.asp" text:style-name="Internet_20_link" text:visited-style-name="Visited_20_Internet_20_Link"><text:span text:style-name="T284">https://www.w3schools.com/charsets/ref_utf_symbols.asp</text:span></text:a></text:p>
      <text:p text:style-name="P176"/>
      <text:p text:style-name="P176"/>
      <text:p text:style-name="P82"><text:span text:style-name="T33"><text:tab/>Site para</text:span><text:span text:style-name="T22"> </text:span><text:span text:style-name="T304">emojis</text:span><text:span text:style-name="T22">: </text:span><text:a xlink:type="simple" xlink:href="http://emojipedia.org/" text:style-name="Internet_20_link" text:visited-style-name="Visited_20_Internet_20_Link"><text:span text:style-name="T283">emojipedia.org</text:span></text:a></text:p>
      <text:p text:style-name="P82"><text:span text:style-name="T33">No VSCode, digite</text:span><text:span text:style-name="T198"> </text:span><text:span text:style-name="T240">&amp;#x</text:span><text:span text:style-name="T33"> + código_do_emoji, por exemplo: </text:span><text:span text:style-name="T241">&amp;#x</text:span><text:span text:style-name="T222">1F913</text:span><text:span text:style-name="T241">;</text:span></text:p>
      <text:p text:style-name="P103"/>
      <text:p text:style-name="P87"/>
      <text:p text:style-name="P199"><text:span text:style-name="T16">Para fazer </text:span><text:span text:style-name="T302">comentários</text:span><text:span text:style-name="T16"> escreva:<text:tab/></text:span><text:span text:style-name="T237">&lt;!-- </text:span><text:span text:style-name="T303">este é um comentário</text:span><text:span text:style-name="T244"> </text:span><text:span text:style-name="T237">--&gt;</text:span></text:p>
      <text:p text:style-name="P205"><text:span text:style-name="T271">Aula </text:span><text:span text:style-name="T275">0</text:span><text:span text:style-name="T277">6 – </text:span><text:span text:style-name="T278">Imagens</text:span></text:p>
      <text:p text:style-name="P162"/>
      <text:p text:style-name="P88"><text:tab/>Não é porque o conteúdo está na internet que o seu uso é livre!</text:p>
      <text:p text:style-name="P88"><text:span text:style-name="T559">Um</text:span> conteúdo publicado na web é <text:span text:style-name="T423">diferente</text:span> de domínio público.</text:p>
      <text:p text:style-name="P208"><text:tab/>Não podemos usar nenhuma mídia sem a prévia autorização do seu criador, <text:span text:style-name="T559">então tenha cuidado </text:span>a<text:span text:style-name="T422">o</text:span> criar sites profissionalmente para empresas usando imagens e conteúdos que você não <text:span text:style-name="T442">tem autorização.</text:span></text:p>
      <text:p text:style-name="P89"><text:tab/>Dica: no buscador do Google, configure a pesquisa para <text:span text:style-name="T320">Creative Commons.</text:span></text:p>
      <text:p text:style-name="P104"/>
      <text:p text:style-name="P91">Banco de imagens gratuitos: Pixabay, RGBStock, <text:span text:style-name="T320">Pexels</text:span></text:p>
      <text:p text:style-name="P88"/>
      <text:p text:style-name="P208"><text:tab/><text:span text:style-name="T320">JPEG</text:span> <text:span text:style-name="T596">é um </text:span>algoritmo de compactação usado para gerar imagens fotográficas com um <text:span text:style-name="T535">tamanho</text:span> extremamente <text:span text:style-name="T423">reduzido</text:span>. </text:p>
      <text:p text:style-name="P88"/>
      <text:p text:style-name="P88"><text:tab/>A principal característica do <text:span text:style-name="T320">PNG</text:span><text:span text:style-name="T324"> <text:s/></text:span><text:span text:style-name="T596">(</text:span>e que o diferencia do JPEG<text:span text:style-name="T596">) </text:span>é a capacidade de configurar a <text:span text:style-name="T423">opacidade</text:span> de cada pixel, deix<text:span text:style-name="T596">ando</text:span> <text:span text:style-name="T535">transparente</text:span>. </text:p>
      <text:p text:style-name="P88"/>
      <text:p text:style-name="P88"><text:tab/>De forma resumida, na hora de escolher o formato de imagem para <text:span text:style-name="T597">um </text:span>site, opte sempre pelo formato JPEG com uma <text:span text:style-name="T423">compactação</text:span> entre 30% e 50%. O formato PNG só deverá ser usado quando precisarmos de <text:span text:style-name="T448">transparência</text:span> na foto. </text:p>
      <text:p text:style-name="P88"/>
      <text:p text:style-name="P89">Tamanho é dinheiro: quanto maior o <text:span text:style-name="T441">tráfego</text:span> de dados, maior<text:span text:style-name="T441">es serão as despesas.</text:span></text:p>
      <text:p text:style-name="P89"/>
      <text:p text:style-name="P217"><text:span text:style-name="T23"><text:tab/>Nada de ficar salvando arquivos gigantes e diminuindo o tamanho da imagem com códigos, </text:span><text:span text:style-name="T24">u</text:span><text:span text:style-name="T23">ma imagem 1920x1080 de 3MB não vai ficar mais leve se você mudar a largura dela no CSS. </text:span></text:p>
      <text:p text:style-name="P89"/>
      <text:p text:style-name="P217"><text:span text:style-name="T23"><text:tab/>Os mecanismos de busca, como o Google, </text:span><text:span text:style-name="T43">penalizam</text:span><text:span text:style-name="T23"> </text:span><text:span text:style-name="T50">sites lentos e pesados</text:span><text:span text:style-name="T23">, retirando-os da primeira página de buscas. </text:span></text:p>
      <text:p text:style-name="P89"/>
      <text:p text:style-name="P274"><text:span text:style-name="T238">&lt;</text:span><text:span text:style-name="T237">img src</text:span><text:span text:style-name="T239">=</text:span><text:span text:style-name="T237">”</text:span><text:span text:style-name="T221">ipsum lorem</text:span><text:span text:style-name="T237">” alt</text:span><text:span text:style-name="T239">=</text:span><text:span text:style-name="T237">”</text:span><text:span text:style-name="T221">ipsum lorem</text:span><text:span text:style-name="T237">”&gt;</text:span><text:span text:style-name="T197"> </text:span><text:span text:style-name="T25">tag </text:span><text:span text:style-name="T42">image</text:span><text:span text:style-name="T16">, </text:span><text:span text:style-name="T25">parâmetros</text:span><text:span text:style-name="T16"> </text:span><text:span text:style-name="T42">source</text:span><text:span text:style-name="T16"> </text:span><text:span text:style-name="T25">e </text:span><text:span text:style-name="T42">alternative</text:span><text:span text:style-name="T16">: </text:span><text:span text:style-name="T37">tag para </text:span><text:span text:style-name="T16">inser</text:span><text:span text:style-name="T37">ir</text:span><text:span text:style-name="T16"> </text:span><text:span text:style-name="T34">uma </text:span><text:span text:style-name="T16">imagem</text:span></text:p>
      <text:p text:style-name="P96"/>
      <text:p text:style-name="P98"><text:tab/>Um <text:span text:style-name="T320">atalho</text:span> muito prático para inserir o arquivo: tecla <text:span text:style-name="T608">CONTROL</text:span> + <text:span text:style-name="T608">ESPAÇO</text:span></text:p>
      <text:p text:style-name="P98"/>
      <text:p text:style-name="P219"><text:span text:style-name="T25"><text:tab/>Também </text:span><text:span text:style-name="T27">podemos copiar</text:span><text:span text:style-name="T25"> a URL para referenciar uma imagem dentro de outro servidor. Para</text:span><text:span text:style-name="T16"> obter a URL completa de qualquer imagem clique com o botão direito do mouse sobre a imagem e escolha a opção “</text:span><text:span text:style-name="T38">c</text:span><text:span text:style-name="T16">opiar endereço da imagem”. </text:span></text:p>
      <text:p text:style-name="P97"/>
      <text:p text:style-name="P218"><text:span text:style-name="T23">Ao inserir imagens, o </text:span><text:span text:style-name="T11">texto alternativo</text:span><text:span text:style-name="T23"> </text:span><text:span text:style-name="T26">explica </text:span><text:span text:style-name="T36">o</text:span><text:span text:style-name="T26"> que está sendo carregad</text:span><text:span text:style-name="T36">o</text:span><text:span text:style-name="T26">, ele </text:span><text:span text:style-name="T23">é </text:span><text:span text:style-name="T36">muito</text:span><text:span text:style-name="T23"> importante po</text:span><text:span text:style-name="T36">rque</text:span><text:span text:style-name="T16"> ajuda na </text:span><text:span text:style-name="T42">indexação</text:span><text:span text:style-name="T16"> do seu site em mecanismos de </text:span><text:soft-page-break/><text:span text:style-name="T16">busca </text:span><text:span text:style-name="T27">(auxilia o Google a saber o que tem dentro da sua foto </text:span><text:span text:style-name="T38">para</text:span><text:span text:style-name="T27"> exibi-la nos resultados do </text:span><text:span text:style-name="T12">Google Imagens</text:span><text:span text:style-name="T27">)</text:span><text:span text:style-name="T39"> </text:span><text:span text:style-name="T40">e proporciona</text:span><text:span text:style-name="T23"> </text:span><text:span text:style-name="T43">acessibilidade</text:span><text:span text:style-name="T23">/inclusão social.</text:span></text:p>
      <text:p text:style-name="P90"/>
      <text:p text:style-name="P63"><text:span text:style-name="T357"><text:tab/></text:span><text:span text:style-name="T369">Favicon</text:span><text:span text:style-name="T341"> é o </text:span><text:span text:style-name="T364">logotipo</text:span><text:span text:style-name="T341"> que fica ao lado esquerdo do título de uma aba no navegador, ele é um elemento de </text:span><text:span text:style-name="T374">branding</text:span><text:span text:style-name="T341"> e design para um site.</text:span></text:p>
      <text:list xml:id="list616847679" text:style-name="L3">
        <text:list-item>
          <text:p text:style-name="P238"><text:span text:style-name="T352">É aconselhável que seu formato seja do tipo </text:span><text:span text:style-name="T533">ICO</text:span><text:span text:style-name="T352"> pois, embora o formato </text:span><text:span text:style-name="T533">SVG</text:span><text:span text:style-name="T352"> seja </text:span><text:span text:style-name="T341">a melhor das opções, </text:span><text:span text:style-name="T352">infelizmente nem todo navegador é compatível com esse formato e acaba causando algumas inconsistências na exibição em outras plataformas. </text:span></text:p>
        </text:list-item>
      </text:list>
      <text:list xml:id="list2094887644" text:style-name="L4">
        <text:list-item>
          <text:p text:style-name="P239"><text:span text:style-name="T23">Se quiser </text:span><text:span text:style-name="T43">baixar alguns ícones prontos</text:span><text:span text:style-name="T23">, recomendo o site </text:span><text:a xlink:type="simple" xlink:href="https://iconarchive.com/" text:style-name="Internet_20_link" text:visited-style-name="Visited_20_Internet_20_Link">IconArchive</text:a><text:span text:style-name="T23">. </text:span></text:p>
        </text:list-item>
        <text:list-item>
          <text:p text:style-name="P239"><text:span text:style-name="T23">Se você tiver o dom e muita paciência, pode </text:span><text:span text:style-name="T43">desenhar seu favicon</text:span><text:span text:style-name="T23"> no site </text:span><text:a xlink:type="simple" xlink:href="https://www.favicon.cc/" text:style-name="Internet_20_link" text:visited-style-name="Visited_20_Internet_20_Link"><text:span text:style-name="T599">favicon.cc</text:span></text:a></text:p>
        </text:list-item>
        <text:list-item>
          <text:p text:style-name="P239"><text:span text:style-name="T28">Agora, s</text:span><text:span text:style-name="T23">e seu objetivo é criar um </text:span><text:span text:style-name="T43">ícone personalizado</text:span><text:span text:style-name="T23"> para seu site baseado em imagens que você já tem, </text:span><text:span text:style-name="T39">utilize</text:span><text:span text:style-name="T23"> o site </text:span><text:a xlink:type="simple" xlink:href="https://favicon.io/" text:style-name="Internet_20_link" text:visited-style-name="Visited_20_Internet_20_Link">favicon.io</text:a><text:span text:style-name="T11"> </text:span></text:p>
        </text:list-item>
      </text:list>
      <text:p text:style-name="P8"/>
      <text:p text:style-name="P227"><text:span text:style-name="T235">&lt;link rel=</text:span><text:span text:style-name="T236">"</text:span><text:span text:style-name="T317">shortcut icon</text:span><text:span text:style-name="T236">" href="</text:span><text:span text:style-name="T220">favicon.ico</text:span><text:span text:style-name="T236">" type="</text:span><text:span text:style-name="T317">image/x-icon</text:span><text:span text:style-name="T236">"&gt;</text:span><text:span text:style-name="T225"> </text:span><text:span text:style-name="T280">tag para importar um favicon. Para isso, </text:span><text:span text:style-name="T271">digit</text:span><text:span text:style-name="T280">e</text:span><text:span text:style-name="T271"> </text:span><text:span text:style-name="T272">link</text:span><text:span text:style-name="T271"> dentro da &lt;head&gt;, acima da tag &lt;title&gt; e escolha a opção “</text:span><text:span text:style-name="T274">link:favicon</text:span><text:span text:style-name="T276">”, </text:span><text:span text:style-name="T280">assim </text:span><text:span text:style-name="T276">o editor VSCode criará automaticamente a tag. No parâmetro “</text:span><text:span text:style-name="T274">href</text:span><text:span text:style-name="T276">”: digite </text:span><text:span text:style-name="T315">CONTROL</text:span><text:span text:style-name="T314"> </text:span><text:span text:style-name="T276">+</text:span><text:span text:style-name="T314"> </text:span><text:span text:style-name="T315">ESPAÇO</text:span><text:span text:style-name="T276"> e escolha o favicon (que deve estar dentro do root - pasta principal </text:span><text:span text:style-name="T282">- </text:span><text:span text:style-name="T278">do projeto</text:span><text:span text:style-name="T276">)</text:span></text:p>
      <text:p text:style-name="P93"/>
      <text:p text:style-name="P93"/>
      <text:p text:style-name="P93"/>
      <text:p text:style-name="P180"><text:span text:style-name="T276">Aula </text:span><text:span text:style-name="T275">0</text:span><text:span text:style-name="T277">7 – </text:span><text:span text:style-name="T278">Hierarquia de textos</text:span></text:p>
      <text:p text:style-name="P163"/>
      <text:p text:style-name="P94"><text:span text:style-name="T320"><text:tab/></text:span><text:span text:style-name="T561">Lorem Ipsum</text:span><text:span text:style-name="T320"> </text:span>é um texto que serve como modelo para simular conteúdo.</text:p>
      <text:p text:style-name="P94"><text:span text:style-name="T329">Atalho</text:span><text:span text:style-name="T598">: para gerar esse texto automaticamente</text:span> <text:span text:style-name="T574">no VSCode </text:span>digite, <text:span text:style-name="T444">d</text:span>entro de um parágrafo recém-criado, apenas a palavra <text:span text:style-name="T534">lorem</text:span> e pressione <text:span text:style-name="T592">Enter</text:span>. </text:p>
      <text:p text:style-name="P92"/>
      <text:p text:style-name="P220"><text:span text:style-name="T31"><text:tab/>Os títulos </text:span><text:span text:style-name="T39">(</text:span><text:span text:style-name="T31">headings</text:span><text:span text:style-name="T39">)</text:span><text:span text:style-name="T31"> </text:span><text:span text:style-name="T196">&lt;h1&gt;</text:span><text:span text:style-name="T14"> … </text:span><text:span text:style-name="T196">&lt;h6&gt;</text:span><text:span text:style-name="T31"> servem para organizar o conteúdo e possuem hierarquia </text:span><text:span text:style-name="T32">com até </text:span><text:span text:style-name="T15">6 </text:span><text:span text:style-name="T13">níveis</text:span><text:span text:style-name="T29"> de assunto. Essa tag é um dos </text:span><text:span text:style-name="T49">primeiros parâmetros</text:span><text:span text:style-name="T29"> analisados pelos </text:span><text:span text:style-name="T44">motores de busca</text:span><text:span text:style-name="T29">, portanto um bom título é vital para que sua página seja </text:span><text:span text:style-name="T36">bem-vista</text:span><text:span text:style-name="T29"> pelos buscadores.</text:span></text:p>
      <text:p text:style-name="P95"/>
      <text:p text:style-name="P221"><text:span text:style-name="T13"><text:tab/></text:span><text:span text:style-name="T48">SEO</text:span><text:span text:style-name="T29"> (Search Engine Optimization) – </text:span><text:span text:style-name="T30">ou </text:span><text:span text:style-name="T41">Motor de Otimização de Busca</text:span><text:span text:style-name="T30"> - é um </text:span><text:span text:style-name="T45">conjunto de técnicas para tornar os sites mais relevantes para os mecanismos de busca</text:span><text:span text:style-name="T30">, fazendo com que </text:span><text:span text:style-name="T41">os sites</text:span><text:span text:style-name="T30"> apareçam na primeira página do Google. Dentre os fatores para posicionamento de SEO estão: qualidade do conteúdo, autoridade do domínio, performance da página, arquitetura do site, backlinks, etc.</text:span></text:p>
      <text:p text:style-name="P203">Aula 08 – <text:span text:style-name="T559">Tags semânticas</text:span></text:p>
      <text:p text:style-name="P164"/>
      <text:p text:style-name="P209"><text:tab/>O HTML 5 tornou-se mais <text:span text:style-name="T561">semântico</text:span>, se importando mais com o <text:span text:style-name="T423">significado das palavras</text:span> do que com a forma.</text:p>
      <text:p text:style-name="P99"/>
      <text:p text:style-name="P210"><text:tab/>As tags ficam obsoletas com o passar do tempo. No VSCode, tags <text:span text:style-name="T559">obsoletas </text:span>ficam em vermelho como forma de aviso.</text:p>
      <text:p text:style-name="P100"/>
      <text:p text:style-name="P101"><text:tab/><text:span text:style-name="T329">A</text:span><text:span text:style-name="T320">talho</text:span> muito importante é o <text:span text:style-name="T320">Wrap with abbreviator</text:span> <text:span text:style-name="T527">Control</text:span> + <text:span text:style-name="T527">Shift</text:span> + <text:span text:style-name="T527">P<text:line-break/></text:span>Com ele, você <text:span text:style-name="T438">delimita</text:span><text:span text:style-name="T423"> um trecho selecionado </text:span><text:span text:style-name="T438">com uma tag escolhida</text:span><text:span text:style-name="T598">.</text:span></text:p>
      <text:p text:style-name="P211"><text:tab/><text:span text:style-name="T329">A</text:span><text:span text:style-name="T320">talho</text:span> para corrigir tabulação ou i<text:span text:style-name="T515">n</text:span>dentação: selecione o trecho e aperte <text:span text:style-name="T536">Shift</text:span> + <text:span text:style-name="T536">Tab</text:span> para <text:span text:style-name="T423">mover a seleção para a esquerda</text:span>, ou apenas <text:span text:style-name="T536">Tab</text:span> para mover a seleção para a direita.</text:p>
      <text:p text:style-name="P212"><text:tab/><text:span text:style-name="T330">A</text:span><text:span text:style-name="T325">talho</text:span><text:span text:style-name="T559"> para fazer várias edições simultâneas, crie </text:span><text:span text:style-name="T432">vários cursores</text:span><text:span text:style-name="T559"> através da tecla </text:span><text:span text:style-name="T536">ALT</text:span><text:span text:style-name="T559">.</text:span></text:p>
      <text:p text:style-name="P99">Tags semânticas:</text:p>
      <text:p text:style-name="P99"/>
      <text:p text:style-name="P99"><text:span text:style-name="T408">&lt;strong&gt;</text:span> <text:span text:style-name="T333">negrito</text:span></text:p>
      <text:p text:style-name="P99"><text:span text:style-name="T408">&lt;em&gt;</text:span> emphasis: <text:span text:style-name="T446">itálico</text:span></text:p>
      <text:p text:style-name="P99"><text:span text:style-name="T408">&lt;mark&gt;</text:span> <text:span text:style-name="T450">delimita</text:span> um texto (assim como uma caneta marca-texto)</text:p>
      <text:p text:style-name="P99"><text:span text:style-name="T408">&lt;del&gt;</text:span> delete: deixa o texto <text:span text:style-name="T445">tachado</text:span></text:p>
      <text:p text:style-name="P105"><text:span text:style-name="T408">&lt;ins&gt;</text:span> insert: <text:span text:style-name="T423">sublinha</text:span> o texto; o texto inserido é o op<text:span text:style-name="T559">o</text:span>sto do texto deletado<text:span text:style-name="T621">(tachado)</text:span></text:p>
      <text:p text:style-name="P105"><text:span text:style-name="T408">&lt;sup&gt;</text:span> sobrescrito (x<text:span text:style-name="T456">²</text:span><text:span text:style-name="T451">)</text:span></text:p>
      <text:p text:style-name="P105"><text:span text:style-name="T408">&lt;sub&gt;</text:span><text:span text:style-name="T451"> subscrito (H</text:span><text:span text:style-name="T443">2</text:span><text:span text:style-name="T451">O)</text:span></text:p>
      <text:p text:style-name="P214"><text:span text:style-name="T408">&lt;code&gt;</text:span><text:span text:style-name="T451"> ideal para inserir um código-fonte pois ativa </text:span><text:span text:style-name="T455">a fonte</text:span><text:span text:style-name="T451"> </text:span><text:span text:style-name="T593">monospace</text:span><text:span text:style-name="T452">, </text:span><text:span text:style-name="T453">tornando mais fácil a leitura do código-fonte. Essa tag não </text:span><text:span text:style-name="T454">o</text:span><text:span text:style-name="T453">rganiza o código com identação, para solucionar isso utilize a tag </text:span><text:span text:style-name="T594">&lt;pre&gt;</text:span></text:p>
      <text:p text:style-name="P115"><text:span text:style-name="T416">&lt;pre&gt;</text:span><text:span text:style-name="T457"> mantém o texto pré-formatado, então passa a obedecer quebras de linha, espaços e tabulações</text:span></text:p>
      <text:p text:style-name="P216"><text:span text:style-name="T416">&lt;q&gt;</text:span><text:span text:style-name="T457"> quote: usada para fazer </text:span><text:span text:style-name="T458">uma</text:span><text:span text:style-name="T457"> citação </text:span><text:span text:style-name="T458">simples </text:span><text:span text:style-name="T457">em meio a uma frase, colocando as aspas automaticamente, mas sem deslocamento</text:span></text:p>
      <text:p text:style-name="P216"><text:span text:style-name="T416">&lt;blockquote </text:span><text:span text:style-name="T537">cite</text:span><text:span text:style-name="T417">=”</text:span><text:span text:style-name="T476">link.com</text:span><text:span text:style-name="T417">“</text:span><text:span text:style-name="T416">&gt; </text:span><text:span text:style-name="T417">&lt;/blockquote&gt;</text:span><text:span text:style-name="T609"> </text:span><text:span text:style-name="T457">usada para fazer citações </text:span><text:span text:style-name="T458">completas</text:span><text:span text:style-name="T457"> (em bloco), tendo um parágrafo só para si, então o texto ganha um recuo automaticamente. O parâmetro </text:span><text:span text:style-name="T530">cite</text:span><text:span text:style-name="T457"> serve para adicionar um link para o texto original.</text:span></text:p>
      <text:p text:style-name="P216"><text:span text:style-name="T408">&lt;abbr </text:span><text:span text:style-name="T409">title=”</text:span><text:span text:style-name="T481">ipsum lorem</text:span><text:span text:style-name="T409">”</text:span><text:span text:style-name="T408">&gt; </text:span><text:span text:style-name="T409">&lt;/abb</text:span><text:span text:style-name="T410">r</text:span><text:span text:style-name="T409">&gt;</text:span><text:span text:style-name="T401"> </text:span>abbreviation: usada sempre que quiser criar uma sigla, mostrar o seu significado ao usuário e <text:span text:style-name="T601">aos</text:span> mecanismos de busca o seu significado.</text:p>
      <text:p text:style-name="P116"><text:soft-page-break/><text:span text:style-name="T408">&lt;adress&gt;</text:span> esse elemento serve para inserir informações de contato, desde um simples e-mail até um endereço completo de um local físico</text:p>
      <text:p text:style-name="P116"/>
      <text:p text:style-name="P116">O <text:span text:style-name="T427">index.</text:span><text:span text:style-name="T430">html</text:span> é a <text:span text:style-name="T423">página padrão</text:span> dentro dos diretórios nos servidores de websites que é carregada sempre que uma pasta seja solicitada e não seja especificado o nome de um arquivo específico, neste caso o próprio servidor se encarrega de procurar pelo arquivo index.html e entreg<text:span text:style-name="T601">á-lo</text:span> para o visitante. </text:p>
      <text:p text:style-name="P116"/>
      <text:p text:style-name="P116"/>
      <text:p text:style-name="P166">Aula 0<text:span text:style-name="T467">9 - Listas</text:span></text:p>
      <text:p text:style-name="P167"/>
      <text:p text:style-name="P117"><text:span text:style-name="T428">L</text:span><text:span text:style-name="T427">istas</text:span> são muito úteis, elas simplificam e sintetizam o conteúdo a ser passado e faz a demarcação de cada item para facilitar a visualização. </text:p>
      <text:p text:style-name="P119"/>
      <text:p text:style-name="P118"><text:span text:style-name="T408">&lt;ol </text:span><text:span text:style-name="T536">type</text:span><text:span text:style-name="T411">=”</text:span><text:span text:style-name="T478">a</text:span><text:span text:style-name="T411">” </text:span><text:span text:style-name="T536">start</text:span><text:span text:style-name="T411">=”</text:span><text:span text:style-name="T478">5</text:span><text:span text:style-name="T411">”</text:span><text:span text:style-name="T408">&gt; </text:span><text:span text:style-name="T411">&lt;/ol&gt;</text:span> ordered list: delimita uma <text:span text:style-name="T427">lista ordenada</text:span>. Possui um parâmetro <text:span text:style-name="T527">type</text:span>, onde <text:span text:style-name="T466">personalizamos</text:span> o tipo de marcador da lista atual. As opções de valores para esse parâmetro são:</text:p>
      <text:p text:style-name="P117">‣ <text:span text:style-name="T520">1</text:span> - Valor padrão. Cria listas numeradas. Ex: 1, 2, 3 … </text:p>
      <text:p text:style-name="P117">‣ <text:span text:style-name="T520">A</text:span> - Cria listas alfabéticas em maiúsculas. Ex: A, B, C… </text:p>
      <text:p text:style-name="P117">‣ <text:span text:style-name="T520">a</text:span> - Cria listas alfabéticas em minúsculas. Ex: a, b, c … </text:p>
      <text:p text:style-name="P117">‣ <text:span text:style-name="T520">I</text:span> - Cria listas com algarismos romanos em maiúsculas.</text:p>
      <text:p text:style-name="P117">‣ <text:span text:style-name="T520">i</text:span> - Cria listas com algarismos romanos em minúsculas.</text:p>
      <text:p text:style-name="P118"><text:tab/>Você também pode indicar o início da contagem usando o parâmetro <text:span text:style-name="T527">start</text:span>, <text:span text:style-name="T516">mas tenha atenção pois ele é um parâmetro numérico!</text:span></text:p>
      <text:p text:style-name="P117"/>
      <text:p text:style-name="P119"><text:span text:style-name="T408">&lt;li&gt;</text:span> list item: identifica cada <text:span text:style-name="T427">item da lista</text:span> (seu fechamento <text:span text:style-name="T559">é </text:span>opcional)</text:p>
      <text:p text:style-name="P119"><draw:frame draw:style-name="fr1" draw:name="Figura9" text:anchor-type="paragraph" svg:x="6.295cm" svg:y="0.198cm" svg:width="5.001cm" svg:height="4.101cm" draw:z-index="8"><draw:image xlink:href="Pictures/10000000000000BD0000009B8F1647E2D554CDC6.jpg" xlink:type="simple" xlink:show="embed" xlink:actuate="onLoad" loext:mime-type="image/jpeg"/></draw:frame>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20"><text:span text:style-name="T400">&lt;ul&gt;</text:span> unordered list: <text:span text:style-name="T427">listas com marcadores</text:span>, são aquelas onde a ordem dos itens não influenciará no significado da lista.</text:p>
      <text:p text:style-name="P120"><text:tab/>O marcador padrão é a bolinha preta totalmente preenchida (<text:span text:style-name="T517">disc</text:span>), mas existe a opção de configurar a propriedade <text:span text:style-name="T529">type</text:span> da tag com os seguintes valores: </text:p>
      <text:p text:style-name="P120">‣ <text:span text:style-name="T529">disc</text:span> - padrão. Uma bola preta totalmente pintada </text:p>
      <text:p text:style-name="P120">‣ <text:span text:style-name="T529">circle</text:span> - Uma bola com uma borda preta e sem preenchimento </text:p>
      <text:p text:style-name="P120">‣ <text:span text:style-name="T529">square</text:span> - Um pequeno quadrado preto <text:span text:style-name="T559">pintado</text:span> </text:p>
      <text:p text:style-name="P140"><text:soft-page-break/><text:tab/>É possível <text:span text:style-name="T423">aninhar</text:span> listas ou até mesmo misturar, juntando </text:p>
      <text:p text:style-name="P140">listas &lt;ol&gt; com &lt;ul&gt;, <text:span text:style-name="T559">uma prática muito utilizada na criação de menus.</text:span></text:p>
      <text:p text:style-name="P141"/>
      <text:p text:style-name="P80"><text:span text:style-name="T117">Lista de Definição</text:span><text:span text:style-name="T73"> é como se fosse um </text:span><text:span text:style-name="T114">dicionário</text:span><text:span text:style-name="T73">, temos os termos e as suas descrições. É uma lista sem demarcadores.</text:span></text:p>
      <text:p text:style-name="P121"/>
      <text:p text:style-name="P181"><text:span text:style-name="T229">&lt;</text:span><text:span text:style-name="T228">dl&gt;</text:span><text:span text:style-name="T226"> </text:span><text:span text:style-name="T72">definition list: delimita a lista de definição</text:span></text:p>
      <text:p text:style-name="P181"><text:span text:style-name="T228">&lt;dt&gt;</text:span><text:span text:style-name="T226"> </text:span><text:span text:style-name="T72">definition term: termo</text:span></text:p>
      <text:p text:style-name="P181"><text:span text:style-name="T228">&lt;dd&gt;</text:span><text:span text:style-name="T185"> </text:span><text:span text:style-name="T72">definition description: definição do termo</text:span></text:p>
      <text:p text:style-name="P122"><draw:frame draw:style-name="fr1" draw:name="Figura10" text:anchor-type="paragraph" svg:x="-0.28cm" svg:y="0.159cm" svg:width="17.568cm" svg:height="5.794cm" draw:z-index="9"><draw:image xlink:href="Pictures/1000000000000298000000DB0E998DD805F5B9A8.jpg" xlink:type="simple" xlink:show="embed" xlink:actuate="onLoad" loext:mime-type="image/jpeg"/></draw:frame></text:p>
      <text:p text:style-name="P122"/>
      <text:p text:style-name="P165"><text:span text:style-name="T468">Aula </text:span><text:span text:style-name="T469">10 - </text:span><text:span text:style-name="T470">Links</text:span></text:p>
      <text:p text:style-name="P168"/>
      <text:p text:style-name="P81"><text:span text:style-name="T230">&lt;a href=”</text:span><text:span text:style-name="T217">https://google.com</text:span><text:span text:style-name="T230">”&gt;</text:span><text:span text:style-name="T74"> </text:span><text:span text:style-name="T75">ancor hypertext reference:</text:span><text:span text:style-name="T74"> cria link</text:span><text:span text:style-name="T80">s</text:span></text:p>
      <text:p text:style-name="P123"/>
      <text:p text:style-name="P123">O <text:span text:style-name="T474">atributo</text:span> <text:span text:style-name="T529">hreflang</text:span> indica o idioma principal do site: </text:p>
      <text:p text:style-name="P158">&lt;a href=”https://google.com” <text:span text:style-name="T521">hreflang</text:span>=”en”&gt;</text:p>
      <text:p text:style-name="P144"/>
      <text:p text:style-name="P125"><text:span text:style-name="T396">Link interno</text:span> faz <text:span text:style-name="T559">ligação</text:span> com outra página do <text:span text:style-name="T559">mesmo</text:span> site, que está dentro do mesmo servidor.</text:p>
      <text:p text:style-name="P124"><draw:frame draw:style-name="fr1" draw:name="Figura12" text:anchor-type="paragraph" svg:x="3.741cm" svg:y="0.45cm" svg:width="10.107cm" svg:height="1.588cm" draw:z-index="10"><draw:image xlink:href="Pictures/100000000000017E0000003C92CE8630621F8761.jpg" xlink:type="simple" xlink:show="embed" xlink:actuate="onLoad" loext:mime-type="image/jpeg"/></draw:frame></text:p>
      <text:p text:style-name="P124"/>
      <text:p text:style-name="P124"/>
      <text:p text:style-name="P124"/>
      <text:p text:style-name="P124">Note que não é necessário indicar a URL completa nesses casos. </text:p>
      <text:p text:style-name="P130"/>
      <text:p text:style-name="P142"><text:span text:style-name="T518">No</text:span> <text:span text:style-name="T474">atributo</text:span> <text:span text:style-name="T529">target</text:span><text:span text:style-name="T474">, o parâmetro </text:span><text:span text:style-name="T536">”</text:span><text:span text:style-name="T479">_blank</text:span><text:span text:style-name="T536">”</text:span><text:span text:style-name="T520"> </text:span><text:span text:style-name="T423">abre o link em uma nova </text:span><text:span text:style-name="T431">aba</text:span>, assim não fecha a guia atual <text:span text:style-name="T474">(atenção para o underline), já o parâmetro </text:span><text:span text:style-name="T536">”</text:span><text:span text:style-name="T479">_self</text:span><text:span text:style-name="T536">”</text:span><text:span text:style-name="T607"> </text:span><text:s/><text:span text:style-name="T435">s</text:span><text:span text:style-name="T423">obrepõe a </text:span><text:span text:style-name="T431">página</text:span><text:span text:style-name="T423"> atual</text:span> quando clicado. <text:span text:style-name="T518">Esse parâmetro self </text:span>já vem configurado como padrão ao criarmos um hiperlink. <text:span text:style-name="T559">Cuidado para não esquecer o underline!</text:span></text:p>
      <text:p text:style-name="P83"><text:soft-page-break/><text:span text:style-name="T76"><text:tab/>O atributo </text:span><text:span text:style-name="T251">rel</text:span><text:span text:style-name="T76">: </text:span></text:p>
      <text:p text:style-name="P143">‣<text:span text:style-name="T477">next</text:span> indica que o link <text:span text:style-name="T559">aponta</text:span> para a <text:span text:style-name="T423">próxima</text:span> parte do documento atual </text:p>
      <text:p text:style-name="P143">‣<text:span text:style-name="T477">prev</text:span> indica que o link <text:span text:style-name="T559">aponta</text:span> para a parte <text:span text:style-name="T423">anterior</text:span> do documento atual </text:p>
      <text:p text:style-name="P143">‣<text:span text:style-name="T477">author</text:span> indica que é <text:span text:style-name="T559">o</text:span> link <text:span text:style-name="T559">aponta para</text:span> o <text:span text:style-name="T423">site do autor</text:span> do artigo atual </text:p>
      <text:p text:style-name="P143">‣<text:span text:style-name="T477">external</text:span> indica que é um link <text:span text:style-name="T559">de</text:span> <text:span text:style-name="T423">outro site</text:span>, não faz<text:span text:style-name="T559">endo</text:span> parte do site <text:span text:style-name="T559">atual</text:span></text:p>
      <text:p text:style-name="P131"><text:span text:style-name="T474">‣</text:span><text:span text:style-name="T480">nofollow</text:span><text:span text:style-name="T474"> indica que é um link para um site que </text:span><text:span text:style-name="T436">não tem o seu aval</text:span><text:span text:style-name="T474">, como exemplo, um link patrocinado, instruindo os mecanismos de pesquisa a </text:span><text:span text:style-name="T437">não</text:span><text:span text:style-name="T474"> contar esse hyperlink como ponto de relevância no PageRank do seu site ou blog.</text:span></text:p>
      <text:p text:style-name="P129"/>
      <text:p text:style-name="P266">Note que o fechamento da tag <text:span text:style-name="T486">&lt;/</text:span><text:span text:style-name="T492">a</text:span><text:span text:style-name="T486">&gt;</text:span> vem depois do <text:span text:style-name="T618">texto-nome</text:span> do link, exemplo:</text:p>
      <text:p text:style-name="P171">acesse o meu <text:span text:style-name="T482">&lt;</text:span><text:span text:style-name="T488">a</text:span> <text:span text:style-name="T494">href</text:span>=<text:span text:style-name="T503">"https://www.youtube.com/watch?v=naFQrPhD09I"</text:span> </text:p>
      <text:p text:style-name="P175"><text:span text:style-name="T495">target</text:span><text:span text:style-name="T511">=</text:span><text:span text:style-name="T504">"_self"</text:span><text:span text:style-name="T511"> </text:span><text:span text:style-name="T495">rel</text:span><text:span text:style-name="T511">=</text:span><text:span text:style-name="T504">"external"</text:span><text:span text:style-name="T483">&gt;</text:span><text:span text:style-name="T617">canal no youtube</text:span><text:span text:style-name="T483">&lt;/</text:span><text:span text:style-name="T489">a</text:span><text:span text:style-name="T483">&gt;</text:span></text:p>
      <text:p text:style-name="P177"/>
      <text:p text:style-name="P128">Quando criar <text:span text:style-name="T397">L</text:span><text:span text:style-name="T396">inks externos</text:span>, ou seja, que não pertençam ao seu site, é recomend<text:span text:style-name="T602">ável</text:span> utilizar os atributos <text:span text:style-name="T320">target=”_blank”</text:span> e <text:span text:style-name="T320">rel=”external”</text:span></text:p>
      <text:p text:style-name="P127"><draw:frame draw:style-name="fr1" draw:name="Figura11" text:anchor-type="paragraph" svg:x="1.122cm" svg:y="0.238cm" svg:width="15.346cm" svg:height="1.64cm" draw:z-index="12"><draw:image xlink:href="Pictures/10000000000002440000003EB650762BFD83D060.jpg" xlink:type="simple" xlink:show="embed" xlink:actuate="onLoad" loext:mime-type="image/jpeg"/></draw:frame></text:p>
      <text:p text:style-name="P127">Nestes casos, devemos indicar a URL <text:span text:style-name="T423">completa</text:span>, <text:span text:style-name="T578">pois t</text:span><text:span text:style-name="T337">odo link externo precisa </text:span><text:span text:style-name="T338">começar</text:span><text:span text:style-name="T337"> com </text:span>o protocolo <text:span text:style-name="T320">http://</text:span> ou <text:span text:style-name="T320">http</text:span><text:span text:style-name="T575">s</text:span><text:span text:style-name="T320">://</text:span> <text:span text:style-name="T579">mais </text:span>o caminho que leve <text:span text:style-name="T510">a</text:span> uma página específica, se for necessário. </text:p>
      <text:p text:style-name="P132"/>
      <text:p text:style-name="P134"><text:span text:style-name="T561"><text:tab/></text:span><text:span text:style-name="T396">Link para download</text:span>: <text:span text:style-name="T559">são</text:span> necessário<text:span text:style-name="T559">s</text:span> <text:span text:style-name="T514">2 atributos: </text:span></text:p>
      <text:list xml:id="list3587189202" text:style-name="L5">
        <text:list-item>
          <text:p text:style-name="P243">O atributo <text:span text:style-name="T536">download</text:span> indica o nome do arquivo</text:p>
        </text:list-item>
        <text:list-item>
          <text:p text:style-name="P240"><text:span text:style-name="T79">O atributo</text:span><text:span text:style-name="T78"> </text:span><text:span text:style-name="T265">type</text:span><text:span text:style-name="T78"> </text:span><text:span text:style-name="T77">indica a extensão do arquivo</text:span></text:p>
        </text:list-item>
      </text:list>
      <text:p text:style-name="P133"><draw:frame draw:style-name="fr3" draw:name="Figura13" text:anchor-type="paragraph" svg:width="17.489cm" svg:height="5.398cm" draw:z-index="11"><draw:image xlink:href="Pictures/1000000000000295000000CC2DF447966AF1A22D.jpg" xlink:type="simple" xlink:show="embed" xlink:actuate="onLoad" loext:mime-type="image/jpeg"/></draw:frame><text:tab/>Consulte a lista oficial da <text:a xlink:type="simple" xlink:href="https://www.iana.org/assignments/media-types/media-types.xhtml" text:style-name="Internet_20_link" text:visited-style-name="Visited_20_Internet_20_Link">IANA.org</text:a> para conhecer mais <text:span text:style-name="T320">media types</text:span>.</text:p>
      <text:p text:style-name="P126"/>
      <text:p text:style-name="P231"><text:span text:style-name="T561"><text:tab/></text:span><text:span text:style-name="T427">Servidores Web</text:span><text:span text:style-name="T423"> </text:span>são computadores que armazenam páginas, arquivos HTML. Seu sistema operacional <text:span text:style-name="T602">geralmente </text:span>é o <text:span text:style-name="T320">Linux</text:span>. Para <text:span text:style-name="T513">acessar arquivos de outra pasta,</text:span> <text:span text:style-name="T423">navega</text:span><text:span text:style-name="T432">ndo</text:span><text:span text:style-name="T423"> entre pastas</text:span> de hierarquia superior(anterior) use o <text:span text:style-name="T391">../</text:span><text:span text:style-name="T381"> </text:span>ponto-ponto-barra.</text:p>
      <text:p text:style-name="P202">Aula <text:span text:style-name="T467">11 – Inserindo mídias</text:span></text:p>
      <text:p text:style-name="P169"/>
      <text:p text:style-name="P135"><text:span text:style-name="T519"><text:tab/>Para tornar um site mais </text:span><text:span text:style-name="T433">responsivo</text:span><text:span text:style-name="T564"> </text:span><text:span text:style-name="T565">e</text:span><text:span text:style-name="T519"> que se adapta a vários tamanhos de janela é preciso disponibilizar</text:span> múltiplas imagens para tamanhos de telas diferentes. <text:span text:style-name="T519">Para isso, crie a tag </text:span><text:span text:style-name="T412">&lt;picture&gt;</text:span><text:span text:style-name="T519"> (que permite criar vários </text:span><text:span text:style-name="T412">&lt;source&gt;</text:span><text:span text:style-name="T519">) e dentro dela coloque tamanhos diferentes de imagens:</text:span></text:p>
      <text:p text:style-name="P161"/>
      <text:p text:style-name="P172"><text:span text:style-name="T482">&lt;</text:span><text:span text:style-name="T488">picture</text:span><text:span text:style-name="T482">&gt;</text:span></text:p>
      <text:p text:style-name="P67">            <text:span text:style-name="T484">&lt;</text:span><text:span text:style-name="T490">source</text:span><text:span text:style-name="T541"> </text:span><text:span text:style-name="T496">media</text:span><text:span text:style-name="T541">=</text:span><text:span text:style-name="T505">"(max-width: 750px)"</text:span><text:span text:style-name="T541"> </text:span><text:span text:style-name="T496">srcset</text:span><text:span text:style-name="T541">=</text:span><text:span text:style-name="T505">"imagens/foto-p.png"</text:span><text:span text:style-name="T541"> </text:span><text:span text:style-name="T496">typ</text:span><text:span text:style-name="T500">ee</text:span><text:span text:style-name="T541">=</text:span><text:span text:style-name="T505">"image/png"</text:span><text:span text:style-name="T484">&gt;</text:span></text:p>
      <text:p text:style-name="P67">            <text:span text:style-name="T484">&lt;</text:span><text:span text:style-name="T490">source</text:span><text:span text:style-name="T541"> </text:span><text:span text:style-name="T496">media</text:span><text:span text:style-name="T541">=</text:span><text:span text:style-name="T505">"(max-width: 1050px)"</text:span><text:span text:style-name="T541"> </text:span><text:span text:style-name="T496">srcset</text:span><text:span text:style-name="T541">=</text:span><text:span text:style-name="T505">"imagens/foto-m.png"</text:span><text:span text:style-name="T541"> </text:span><text:span text:style-name="T496">typ</text:span><text:span text:style-name="T500">e</text:span><text:span text:style-name="T496">e</text:span><text:span text:style-name="T541">=</text:span><text:span text:style-name="T505">"image/png"</text:span><text:span text:style-name="T484">&gt;</text:span></text:p>
      <text:p text:style-name="P67">            <text:span text:style-name="T484">&lt;</text:span><text:span text:style-name="T490">img</text:span><text:span text:style-name="T541"> </text:span><text:span text:style-name="T496">src</text:span><text:span text:style-name="T541">=</text:span><text:span text:style-name="T505">"imagens/foto-g.png"</text:span><text:span text:style-name="T541"> </text:span><text:span text:style-name="T496">alt</text:span><text:span text:style-name="T541">=</text:span><text:span text:style-name="T505">"apresentando uma imagem flexível"</text:span><text:span text:style-name="T484">&gt;</text:span></text:p>
      <text:p text:style-name="P67">        <text:span text:style-name="T484">&lt;/</text:span><text:span text:style-name="T490">picture</text:span><text:span text:style-name="T484">&gt;</text:span></text:p>
      <text:p text:style-name="P136"/>
      <text:p text:style-name="P137">Note que a tag possui três atributos:</text:p>
      <text:p text:style-name="P137">‣ <text:span text:style-name="T527">type</text:span> vai indicar o <text:span text:style-name="T423">media type</text:span> da imagem que usamos</text:p>
      <text:p text:style-name="P137">‣ <text:span text:style-name="T527">srcset</text:span> vai configurar o <text:span text:style-name="T434">caminho</text:span><text:span text:style-name="T423"> d</text:span><text:span text:style-name="T432">o arquivo</text:span> que será carregad<text:span text:style-name="T559">o</text:span> quando o tamanho <text:span text:style-name="T603">máximo </text:span>indicado for atingido</text:p>
      <text:p text:style-name="P137">‣ <text:span text:style-name="T527">media</text:span> indica o <text:span text:style-name="T423">tamanho</text:span> máximo <text:span text:style-name="T559">ou mínimo </text:span>a ser considerado para carregar a imagem indicada no atributo <text:span text:style-name="T591">srcset</text:span>. </text:p>
      <text:p text:style-name="P137"/>
      <text:p text:style-name="P137"><text:tab/>ATENÇÃO! Você pode até colocar o valor exato de 1000px na propriedade max-width, mas vai perceber que um valor ligeiramente acima vai gerar resultados mais interessantes. <text:span text:style-name="T539">(porque uma folga de 50px faz com que não apareça a chata barra de rolagem).</text:span></text:p>
      <text:p text:style-name="P137"><text:tab/>É <text:span text:style-name="T424">importante</text:span> que exist<text:span text:style-name="T538">a</text:span> uma ordem entre os <text:span text:style-name="T610">&lt;source&gt;</text:span> e <text:span text:style-name="T538">que </text:span>os itens mais acima sejam os menores tamanhos para <text:span text:style-name="T607">max-width</text:span> e os seguintes sejam maiores, de <text:span text:style-name="T423">forma crescente</text:span>. O <text:span text:style-name="T423">último item</text:span> deve ser a <text:span text:style-name="T423">imagem padrão</text:span>.</text:p>
      <text:p text:style-name="P138"><text:tab/>Moral da história: Adapte o tamanho de suas imagens ao tamanho da tela de seus usuários! (princípio da UX)</text:p>
      <text:p text:style-name="P138"/>
      <text:p text:style-name="P146"><text:span text:style-name="T545"><text:tab/>O</text:span>s navegadores aceitam 3 tipos de formatos de <text:span text:style-name="T380">áudio</text:span>: <text:span text:style-name="T320">MP3</text:span>, <text:span text:style-name="T320">WAV</text:span> e <text:span text:style-name="T320">OGG</text:span>. <text:span text:style-name="T545">Sendo o WAV o mais pesado e o OGG o mais leve, com licença Open Source.</text:span></text:p>
      <text:p text:style-name="P138"/>
      <text:p text:style-name="P139"><text:tab/>Dentro da tag <text:span text:style-name="T402">&lt;audio&gt;</text:span>, adicion<text:span text:style-name="T559">e</text:span> vários <text:span text:style-name="T402">&lt;source&gt;</text:span><text:span text:style-name="T540"> </text:span>com formatos diferentes do mesmo áudio. Coloque na parte de cima o seu formato favorito. Os demais só serão carregados caso o de cima falhe. <text:span text:style-name="T559">E se</text:span> todos falh<text:span text:style-name="T559">arem</text:span>, cri<text:span text:style-name="T559">e</text:span> um parágrafo que permit<text:span text:style-name="T559">a</text:span> o download do arquivo MP3 para ouvir no player padrão do dispositivo:</text:p>
      <text:p text:style-name="P272"><text:span text:style-name="T483">&lt;</text:span><text:span text:style-name="T489">h3</text:span><text:span text:style-name="T483">&gt;</text:span><text:span text:style-name="T568">1ª maneira</text:span><text:span text:style-name="T511">, </text:span><text:span text:style-name="T512">mais simples</text:span><text:span text:style-name="T511">:</text:span></text:p>
      <text:p text:style-name="P70"><text:span text:style-name="T484">&lt;</text:span><text:span text:style-name="T490">audio</text:span><text:span text:style-name="T541"> </text:span><text:span text:style-name="T496">src</text:span><text:span text:style-name="T541">=</text:span><text:span text:style-name="T505">"midias/happy-mistake.mp3" </text:span><text:span text:style-name="T496">autoplay</text:span><text:span text:style-name="T541"> </text:span><text:span text:style-name="T496">loop</text:span><text:span text:style-name="T541"> </text:span><text:span text:style-name="T496">controls</text:span><text:span text:style-name="T484">&gt;&lt;/</text:span><text:span text:style-name="T490">audio</text:span><text:span text:style-name="T484">&gt;</text:span></text:p>
      <text:p text:style-name="P75"/>
      <text:p text:style-name="P71"><text:span text:style-name="T484">&lt;</text:span><text:span text:style-name="T490">h3</text:span><text:span text:style-name="T484">&gt;</text:span><text:span text:style-name="T567">2ª maneira</text:span><text:span text:style-name="T541">, </text:span><text:span text:style-name="T542">com redundância de várias tags &lt;source&gt; caso o navegador não consiga reproduzir algum formato:</text:span></text:p>
      <text:p text:style-name="P69"><text:span text:style-name="T484">&lt;</text:span><text:span text:style-name="T490">audio</text:span><text:span text:style-name="T541"> </text:span><text:span text:style-name="T496">controls</text:span><text:span text:style-name="T484">&gt;</text:span></text:p>
      <text:p text:style-name="P69"><text:span text:style-name="T484">&lt;</text:span><text:span text:style-name="T490">source</text:span><text:span text:style-name="T541"> </text:span><text:span text:style-name="T496">src</text:span><text:span text:style-name="T541">=</text:span><text:span text:style-name="T505">"midias/Trimmed &amp; Taught - Dan Lebowitz.mp3"</text:span><text:span text:style-name="T541"> </text:span><text:span text:style-name="T496">type</text:span><text:span text:style-name="T541">=</text:span><text:span text:style-name="T505">"audio/mpeg"</text:span><text:span text:style-name="T484">&gt;</text:span></text:p>
      <text:p text:style-name="P69"><text:span text:style-name="T484">&lt;</text:span><text:span text:style-name="T490">source</text:span><text:span text:style-name="T541"> </text:span><text:span text:style-name="T496">src</text:span><text:span text:style-name="T541">=</text:span><text:span text:style-name="T505">"midias/Trimmed &amp; Taught - Dan Lebowitz.wav"</text:span><text:span text:style-name="T541"> </text:span><text:span text:style-name="T496">type</text:span><text:span text:style-name="T541">=</text:span><text:span text:style-name="T505">"audio/wav"</text:span><text:span text:style-name="T484">&gt;</text:span></text:p>
      <text:p text:style-name="P69"><text:span text:style-name="T484">&lt;</text:span><text:span text:style-name="T490">source</text:span><text:span text:style-name="T541"> </text:span><text:span text:style-name="T496">src</text:span><text:span text:style-name="T541">=</text:span><text:span text:style-name="T505">"midias/Trimmed &amp; Taught - Dan Lebowitz.ogg"</text:span><text:span text:style-name="T541"> </text:span><text:span text:style-name="T496">type</text:span><text:span text:style-name="T541">=</text:span><text:span text:style-name="T505">"audio/ogg"</text:span><text:span text:style-name="T484">&gt;</text:span></text:p>
      <text:p text:style-name="P72"> <text:span text:style-name="T484">&lt;</text:span><text:span text:style-name="T490">p</text:span><text:span text:style-name="T484">&gt;</text:span><text:span text:style-name="T541">Infelizmente o seu navegador não consegue reproduzir formatos de áudio.</text:span></text:p>
      <text:p text:style-name="P72"><text:span text:style-name="T484">&lt;</text:span><text:span text:style-name="T490">a</text:span><text:span text:style-name="T541"> </text:span><text:span text:style-name="T496">href</text:span><text:span text:style-name="T541">=</text:span><text:span text:style-name="T505">"midias/Trimmed &amp; Taught - Dan Lebowitz.mp3"</text:span><text:span text:style-name="T541"> </text:span></text:p>
      <text:p text:style-name="P72"><text:span text:style-name="T496">downloa</text:span><text:span text:style-name="T497">d</text:span><text:span text:style-name="T541">=</text:span><text:span text:style-name="T505">"Trimmed &amp; Taught - Dan Lebowitz.mp3"</text:span><text:span text:style-name="T541"> </text:span></text:p>
      <text:p text:style-name="P73"><text:span text:style-name="T496">target</text:span><text:span text:style-name="T541">=</text:span><text:span text:style-name="T505">"_blank"</text:span><text:span text:style-name="T541"> </text:span><text:span text:style-name="T496">type</text:span><text:span text:style-name="T541">=</text:span><text:span text:style-name="T505">"audio/mpeg"</text:span><text:span text:style-name="T484">&gt;</text:span><text:span text:style-name="T541">Clique aqui</text:span><text:span text:style-name="T484">&lt;/</text:span><text:span text:style-name="T490">a</text:span><text:span text:style-name="T484">&gt;</text:span><text:span text:style-name="T541"> para fazer o download do MP3</text:span><text:span text:style-name="T484">&lt;/</text:span><text:span text:style-name="T490">p</text:span><text:span text:style-name="T484">&gt;</text:span></text:p>
      <text:p text:style-name="P69"><text:span text:style-name="T484">&lt;/</text:span><text:span text:style-name="T490">audio</text:span><text:span text:style-name="T484">&gt; &lt;/</text:span><text:span text:style-name="T490">h3</text:span><text:span text:style-name="T484">&gt;</text:span></text:p>
      <text:p text:style-name="P139"><text:s/></text:p>
      <text:p text:style-name="P145"/>
      <text:p text:style-name="P146"><text:span text:style-name="T545">O</text:span>s principais <text:span text:style-name="T628">parâmetros</text:span> da tag <text:span text:style-name="T413">&lt;audio&gt;</text:span><text:span text:style-name="T545"> são</text:span>:</text:p>
      <text:list xml:id="list1571456364" text:style-name="L6">
        <text:list-header>
          <text:p text:style-name="P249"/>
        </text:list-header>
        <text:list-item>
          <text:p text:style-name="P250"><text:span text:style-name="T252">controls</text:span><text:span text:style-name="T82">: vai apresentar o player na tela. Caso não seja colocado na tag, o controle será transparente e o usuário não poderá interagir com ele.</text:span></text:p>
        </text:list-item>
        <text:list-item>
          <text:p text:style-name="P250"><text:span text:style-name="T253">a</text:span><text:span text:style-name="T252">utoplay</text:span><text:span text:style-name="T82">: vai iniciar a reprodução do áudio assim que a página for carregada. </text:span></text:p>
        </text:list-item>
        <text:list-item>
          <text:p text:style-name="P250"><text:span text:style-name="T253">l</text:span><text:span text:style-name="T252">oop</text:span><text:span text:style-name="T82">: vai fazer com que o áudio seja repetido assim que terminar a sua reprodução.</text:span></text:p>
        </text:list-item>
        <text:list-item>
          <text:p text:style-name="P250"><text:span text:style-name="T252">preload</text:span><text:span text:style-name="T82">: indica se o áudio será pré-carregado ou não e aceita três valores:</text:span></text:p>
        </text:list-item>
      </text:list>
      <text:list xml:id="list826914644" text:style-name="L7">
        <text:list-item>
          <text:list>
            <text:list-item>
              <text:p text:style-name="P251"><text:span text:style-name="T297">metadata</text:span><text:span text:style-name="T285">:</text:span><text:span text:style-name="T82"> vai carregar apenas as informações sobre o arquivo (tamanho, tempo, informações de direitos, etc)</text:span></text:p>
            </text:list-item>
            <text:list-item>
              <text:p text:style-name="P251"><text:span text:style-name="T297">none</text:span><text:span text:style-name="T285">:</text:span><text:span text:style-name="T82"> não vai carregar absolutamente nada até que o usuário clique no botão play ou um script inicie a reprodução</text:span></text:p>
            </text:list-item>
            <text:list-item>
              <text:p text:style-name="P251"><text:span text:style-name="T297">auto</text:span><text:span text:style-name="T285">:</text:span><text:span text:style-name="T82"> (padrão) vai carregar o arquivo de áudio inteiro assim que a página for carregada, mesmo que o usuário nunca aperte o play</text:span></text:p>
            </text:list-item>
          </text:list>
        </text:list-item>
      </text:list>
      <text:p text:style-name="P147"/>
      <text:p text:style-name="P190"><text:span text:style-name="T82">D</text:span><text:span text:style-name="T81">icas:</text:span></text:p>
      <text:p text:style-name="P182"><text:span text:style-name="T82"><text:tab/>U</text:span><text:span text:style-name="T83">m bom </text:span><text:span text:style-name="T84">lugar</text:span><text:span text:style-name="T83"> para baixar </text:span><text:span text:style-name="T109">áudio</text:span><text:span text:style-name="T110">s sem direitos autorais</text:span><text:span text:style-name="T83"> é </text:span><text:span text:style-name="T84">n</text:span><text:span text:style-name="T83">a </text:span><text:span text:style-name="T103">biblioteca de áudio</text:span><text:span text:style-name="T83"> do </text:span><text:a xlink:type="simple" xlink:href="https://studio.youtube.com/channel/UCGws3f7eBAgkZmpy8Dzi_LA/music" text:style-name="Internet_20_link" text:visited-style-name="Visited_20_Internet_20_Link"><text:span text:style-name="T600">Youtube Studio</text:span></text:a><text:span text:style-name="T83">.</text:span></text:p>
      <text:p text:style-name="P189"><text:span text:style-name="T82"><text:tab/>U</text:span><text:span text:style-name="T81">m bom site para baixar vídeo</text:span><text:span text:style-name="T84">s </text:span><text:span text:style-name="T110">sem direitos autorais</text:span><text:span text:style-name="T81"> é o </text:span><text:a xlink:type="simple" xlink:href="https://www.pexels.com/pt-br/videos/" text:style-name="Internet_20_link" text:visited-style-name="Visited_20_Internet_20_Link"><text:span text:style-name="T600">Pexels</text:span></text:a><text:span text:style-name="T81">.</text:span></text:p>
      <text:p text:style-name="P190"><text:span text:style-name="T81"><text:tab/>Um bom programa, Open Source, para </text:span><text:span text:style-name="T107">edição de imagens</text:span><text:span text:style-name="T81"> é o </text:span><text:span text:style-name="T102">GIMP</text:span><text:span text:style-name="T81">. </text:span></text:p>
      <text:p text:style-name="P190"><text:span text:style-name="T81"><text:tab/>Um bom programa, Open Source, para </text:span><text:span text:style-name="T107">converter</text:span><text:span text:style-name="T81"> e diminuir o tamanho de vídeos é o </text:span><text:span text:style-name="T102">HandBrake</text:span><text:span text:style-name="T81">.</text:span></text:p>
      <text:p text:style-name="P151"><text:soft-page-break/></text:p>
      <text:p text:style-name="P192"><text:span text:style-name="T81"><text:tab/>O padrão de vídeos para a web mais popular </text:span><text:span text:style-name="T87">e, portanto, mais recomendado</text:span><text:span text:style-name="T81"> é o padrão </text:span><text:span text:style-name="T102">MPEG</text:span><text:span text:style-name="T81">: mp4 ou </text:span><text:span text:style-name="T107">m4v</text:span></text:p>
      <text:p text:style-name="P191"><text:span text:style-name="T81"><text:tab/>O formato </text:span><text:span text:style-name="T102">W</text:span><text:span text:style-name="T104">E</text:span><text:span text:style-name="T102">BM</text:span><text:span text:style-name="T81"> é bem leve e também possui compatibilidade com a maioria dos navegadores porém sua qualidade é sofrível.</text:span></text:p>
      <text:p text:style-name="P193"><text:span text:style-name="T81"><text:tab/>O formato </text:span><text:span text:style-name="T102">OGV</text:span><text:span text:style-name="T81"> é o mais leve </text:span><text:span text:style-name="T99">mas</text:span><text:span text:style-name="T81"> é compatível </text:span><text:span text:style-name="T99">somente</text:span><text:span text:style-name="T81"> com o Google Chrome, </text:span><text:span text:style-name="T85">não sendo compatível com o Safari(Iphone)</text:span></text:p>
      <text:p text:style-name="P148"/>
      <text:p text:style-name="P194"><text:span text:style-name="T85"><text:tab/>A</text:span><text:span text:style-name="T81">ssim como na inserção de áudio, a inserção de vídeo é semelhante, através da tag </text:span><text:span text:style-name="T231">&lt;video&gt;</text:span><text:span text:style-name="T81">, contendo a tag </text:span><text:span text:style-name="T186">&lt;source&gt;</text:span></text:p>
      <text:p text:style-name="P148"/>
      <text:p text:style-name="P197"><text:span text:style-name="T288">&lt;p&gt;</text:span><text:span text:style-name="T298">Forma simples:</text:span><text:span text:style-name="T288">&lt;/p&gt;</text:span></text:p>
      <text:p text:style-name="P68">        <text:span text:style-name="T484">&lt;</text:span><text:span text:style-name="T490">video</text:span><text:span text:style-name="T541"> </text:span><text:span text:style-name="T496">src</text:span><text:span text:style-name="T541">=</text:span><text:span text:style-name="T505">"midias/Beach Waves And Sunset.mp4"</text:span><text:span text:style-name="T541"> </text:span><text:span text:style-name="T496">width</text:span><text:span text:style-name="T541">=</text:span><text:span text:style-name="T505">"500"</text:span><text:span text:style-name="T541"> </text:span><text:span text:style-name="T496">controls</text:span><text:span text:style-name="T541"> </text:span></text:p>
      <text:p text:style-name="P68"><text:span text:style-name="T496">autoplay</text:span><text:span text:style-name="T541"> </text:span><text:span text:style-name="T498">loop</text:span><text:span text:style-name="T543"> </text:span><text:span text:style-name="T496">poster</text:span><text:span text:style-name="T541">=</text:span><text:span text:style-name="T505">"imagens/tumblr por do sol.jpg"</text:span><text:span text:style-name="T484">&gt;&lt;/</text:span><text:span text:style-name="T490">video</text:span><text:span text:style-name="T484">&gt;</text:span></text:p>
      <text:p text:style-name="P74"/>
      <text:p text:style-name="P66"><text:span text:style-name="T482">&lt;</text:span><text:span text:style-name="T488">p</text:span><text:span text:style-name="T482">&gt;</text:span><text:span text:style-name="T566">Forma com a redundância de várias tags</text:span> <text:span text:style-name="T488">&amp;lt;</text:span>source<text:span text:style-name="T488">&amp;gt;</text:span>:<text:span text:style-name="T482">&lt;/</text:span><text:span text:style-name="T488">p</text:span><text:span text:style-name="T482">&gt;</text:span></text:p>
      <text:p text:style-name="P67">        <text:span text:style-name="T484">&lt;</text:span><text:span text:style-name="T490">video</text:span><text:span text:style-name="T541"> </text:span><text:span text:style-name="T496">controls</text:span><text:span text:style-name="T541"> </text:span><text:span text:style-name="T496">width</text:span><text:span text:style-name="T541">=</text:span><text:span text:style-name="T505">"600"</text:span><text:span text:style-name="T484">&gt;</text:span></text:p>
      <text:p text:style-name="P67">            <text:span text:style-name="T544">&lt;!--ordene por tamanho do arquivo!--&gt;</text:span></text:p>
      <text:p text:style-name="P67">            <text:span text:style-name="T484">&lt;</text:span><text:span text:style-name="T490">source</text:span><text:span text:style-name="T541"> </text:span><text:span text:style-name="T496">src</text:span><text:span text:style-name="T541">=</text:span><text:span text:style-name="T505">"midias/Beach Waves And Sunset.mp4"</text:span><text:span text:style-name="T541"> </text:span><text:span text:style-name="T496">type</text:span><text:span text:style-name="T541">=</text:span><text:span text:style-name="T505">"video/mp4"</text:span><text:span text:style-name="T484">&gt;</text:span></text:p>
      <text:p text:style-name="P67">            <text:span text:style-name="T484">&lt;</text:span><text:span text:style-name="T490">source</text:span><text:span text:style-name="T541"> </text:span><text:span text:style-name="T496">src</text:span><text:span text:style-name="T541">=</text:span><text:span text:style-name="T505">"midias/Beach Waves And Sunset.ogv"</text:span><text:span text:style-name="T541"> </text:span><text:span text:style-name="T496">type</text:span><text:span text:style-name="T541">=</text:span><text:span text:style-name="T505">"video/ogg"</text:span><text:span text:style-name="T484">&gt;</text:span></text:p>
      <text:p text:style-name="P67">            <text:span text:style-name="T484">&lt;</text:span><text:span text:style-name="T490">source</text:span><text:span text:style-name="T541"> </text:span><text:span text:style-name="T496">src</text:span><text:span text:style-name="T541">=</text:span><text:span text:style-name="T505">"midias/Beach Waves And Sunset.webm"</text:span><text:span text:style-name="T541"> </text:span><text:span text:style-name="T496">type</text:span><text:span text:style-name="T541">=</text:span><text:span text:style-name="T505">"video/webm"</text:span><text:span text:style-name="T484">&gt;</text:span></text:p>
      <text:p text:style-name="P67">            <text:span text:style-name="T484">&lt;</text:span><text:span text:style-name="T490">p</text:span><text:span text:style-name="T484">&gt;</text:span><text:span text:style-name="T541">Seu navegador não tem compatibilidade com reprodução de videos</text:span><text:span text:style-name="T484">&lt;/</text:span><text:span text:style-name="T490">p</text:span><text:span text:style-name="T484">&gt;</text:span><text:span text:style-name="T541">   </text:span><text:span text:style-name="T544">&lt;!--só aparece esse parágrafo se o navegador não conseguir executar nenhum dos formatos acima--&gt;</text:span></text:p>
      <text:p text:style-name="P67">        <text:span text:style-name="T484">&lt;/</text:span><text:span text:style-name="T490">video</text:span><text:span text:style-name="T484">&gt;</text:span></text:p>
      <text:p text:style-name="P74"/>
      <text:p text:style-name="P149"><text:span text:style-name="T546"><text:tab/>A</text:span>lguns atributos importantes:</text:p>
      <text:list xml:id="list1728487263" text:style-name="L8">
        <text:list-item>
          <text:p text:style-name="P265"><text:span text:style-name="T254">width</text:span><text:span text:style-name="T247">:</text:span><text:span text:style-name="T85"> vai indicar a largura que o vídeo vai ter na tela. </text:span><text:span text:style-name="T86">E</text:span><text:span text:style-name="T85">xemplo: 600</text:span><text:span text:style-name="T106">px</text:span><text:span text:style-name="T85">.</text:span></text:p>
        </text:list-item>
        <text:list-item>
          <text:p text:style-name="P265"><text:span text:style-name="T255">p</text:span><text:span text:style-name="T254">oster</text:span><text:span text:style-name="T85">: </text:span><text:span text:style-name="T86">é a tumblr, </text:span><text:span text:style-name="T85">configura </text:span><text:span text:style-name="T99">a</text:span><text:span text:style-name="T85"> imagem que vai aparecer como capa enquanto o visitante não reproduzir o vídeo</text:span></text:p>
        </text:list-item>
        <text:list-item>
          <text:p text:style-name="P265"><text:span text:style-name="T254">controls</text:span><text:span text:style-name="T85">: </text:span><text:span text:style-name="T99">mostra</text:span><text:span text:style-name="T86"> </text:span><text:span text:style-name="T85">os controles do vídeo</text:span></text:p>
        </text:list-item>
        <text:list-item>
          <text:p text:style-name="P265"><text:span text:style-name="T254">autoplay</text:span><text:span text:style-name="T85">: </text:span><text:span text:style-name="T86">reproduz </text:span><text:span text:style-name="T85">automaticamente, assim que a página for carregada. </text:span></text:p>
        </text:list-item>
      </text:list>
      <text:p text:style-name="P148"/>
      <text:p text:style-name="P150"><text:tab/>É possível <text:span text:style-name="T547">inserir</text:span> vídeos de outros servidores (como Youtube, Vimeo) para dentro do seu site. <text:span text:style-name="T547">A</text:span> vantagem é que os vídeos não consumirão sua banda de internet. <text:span text:style-name="T547">Para isso, bastar escolher a opção incorporar, dentro do botão compartilhar, e copiar o código HTML personalizado para dentro de seu site.</text:span></text:p>
      <text:p text:style-name="P150"/>
      <text:p text:style-name="P160"><text:span text:style-name="T405"><text:tab/></text:span><text:span text:style-name="T406">&lt;</text:span><text:span text:style-name="T407">Iframe</text:span><text:span text:style-name="T406"> </text:span><text:span text:style-name="T524">src</text:span><text:span text:style-name="T523">="</text:span><text:span text:style-name="T475">https://www.com.br</text:span><text:span text:style-name="T523">"</text:span><text:span text:style-name="T406">&gt;</text:span><text:span text:style-name="T471"> é uma tag que permite incluir um elemento HTML </text:span><text:span text:style-name="T473">aninhado</text:span><text:span text:style-name="T471"> dentro de outro objeto HTML principal. Com esse </text:span><text:soft-page-break/><text:span text:style-name="T471">recurso é possível carregar somente um documento específico de outro site ou até mesmo o site inteiro. </text:span><text:span text:style-name="T472">Essa tag é muito utilizada na incorporação de vídeos.</text:span></text:p>
      <text:p text:style-name="P156"/>
      <text:p text:style-name="P157"><text:span text:style-name="T415">&lt;progress&gt;</text:span><text:span text:style-name="T414"> </text:span>é usado para visualizar o progresso de uma tarefa. <text:span text:style-name="T630">Exemplo:</text:span></text:p>
      <text:p text:style-name="P174">&lt;<text:span text:style-name="T631">progress</text:span> <text:span text:style-name="T494">value</text:span>=<text:span text:style-name="T503">"70"</text:span> <text:span text:style-name="T494">max</text:span>=<text:span text:style-name="T503">"100"</text:span>&gt;<text:span text:style-name="T557">70</text:span> %&lt;/<text:span text:style-name="T494">progress</text:span>&gt;</text:p>
      <text:p text:style-name="P156"/>
      <text:p text:style-name="P204">Aula 12 – introdução às CSS</text:p>
      <text:p text:style-name="P153"/>
      <text:p text:style-name="P154"><text:tab/>Existem 3 formas de aplicar CSS nas <text:span text:style-name="T551">HTMLs</text:span>: Inline, Local ou Externo.</text:p>
      <text:p text:style-name="P154"/>
      <text:p text:style-name="P183"><text:span text:style-name="T88"><text:tab/>A forma </text:span><text:span text:style-name="T115">Inline</text:span><text:span text:style-name="T88"> é a </text:span><text:span text:style-name="T94">mais simples</text:span><text:span text:style-name="T88">, devendo ser aplicada somente para </text:span><text:span text:style-name="T111">pequenas </text:span><text:span text:style-name="T112">configurações</text:span><text:span text:style-name="T111"> </text:span><text:span text:style-name="T113">pontuais</text:span><text:span text:style-name="T89">, </text:span><text:span text:style-name="T94">caso contrário,</text:span><text:span text:style-name="T90"> o </text:span><text:span text:style-name="T94">código</text:span><text:span text:style-name="T90"> fica</text:span><text:span text:style-name="T94">rá </text:span><text:span text:style-name="T90">poluído </text:span><text:span text:style-name="T98">e confuso</text:span><text:span text:style-name="T89">. Ess</text:span><text:span text:style-name="T92">a </text:span><text:span text:style-name="T94">forma de CSS é inserida como parâmetro</text:span><text:span text:style-name="T95">s</text:span><text:span text:style-name="T94"> dentro das tags, na área do &lt;body&gt; e</text:span><text:span text:style-name="T89"> prevalece</text:span><text:span text:style-name="T94">m</text:span><text:span text:style-name="T89"> sobre </text:span><text:span text:style-name="T93">quaisquer outras </text:span><text:span text:style-name="T89">configurações gerais </text:span><text:span text:style-name="T94">de estilos </text:span><text:span text:style-name="T89">(</text:span><text:span text:style-name="T93">seja</text:span><text:span text:style-name="T94">m elas</text:span><text:span text:style-name="T93"> na &lt;head&gt; ou &lt;link&gt;</text:span><text:span text:style-name="T89">). </text:span><text:span text:style-name="T94">Para isso, adicione o parâmetro </text:span><text:span text:style-name="T248">style</text:span><text:span text:style-name="T100"> </text:span><text:span text:style-name="T101">e digite as declarações como no exemplo a seguir:</text:span></text:p>
      <text:p text:style-name="P188"><text:span text:style-name="T485">&lt;</text:span><text:span text:style-name="T491">h1</text:span><text:span text:style-name="T552"> </text:span><text:span text:style-name="T499">style</text:span><text:span text:style-name="T552">=</text:span><text:span text:style-name="T506">"color:mediumblue; font-size: 1.5em</text:span><text:span text:style-name="T485">&gt; </text:span><text:span text:style-name="T552">Capítulo 1</text:span><text:span text:style-name="T485">&lt;/</text:span><text:span text:style-name="T491">h1</text:span><text:span text:style-name="T485">&gt;</text:span></text:p>
      <text:p text:style-name="P198"/>
      <text:p text:style-name="P152"><text:span text:style-name="T550">P</text:span>ara as configurações <text:span text:style-name="T429">L</text:span><text:span text:style-name="T427">ocais</text:span> de um documento, <text:span text:style-name="T550">p</text:span>odemos <text:span text:style-name="T549">aplicar o estilo </text:span>adiciona<text:span text:style-name="T549">ndo </text:span>uma tag <text:span text:style-name="T403">&lt;style&gt;</text:span>,<text:span text:style-name="T548"> dentro da área &lt;head&gt;, e então estilizar cada conjunto de tags, como no exemplo abaixo:</text:span></text:p>
      <text:p text:style-name="P152"/>
      <text:p text:style-name="P173"><text:span text:style-name="T482">&lt;</text:span><text:span text:style-name="T488">style</text:span><text:span text:style-name="T482">&gt;</text:span></text:p>
      <text:p text:style-name="P67">        <text:span text:style-name="T556">body</text:span><text:span text:style-name="T541"> {</text:span></text:p>
      <text:p text:style-name="P67">            <text:span text:style-name="T496">background-color</text:span><text:span text:style-name="T541">: </text:span><text:span text:style-name="T505">lightsteelblue</text:span><text:span text:style-name="T541">;</text:span></text:p>
      <text:p text:style-name="P67">            <text:span text:style-name="T496">font-family</text:span><text:span text:style-name="T541">: </text:span><text:span text:style-name="T505">Arial</text:span><text:span text:style-name="T541">, </text:span><text:span text:style-name="T505">Helvetica</text:span><text:span text:style-name="T541">, </text:span><text:span text:style-name="T505">sans-serif</text:span><text:span text:style-name="T541">;</text:span></text:p>
      <text:p text:style-name="P67">            <text:span text:style-name="T496">font-size</text:span><text:span text:style-name="T541">: </text:span><text:span text:style-name="T558">20px</text:span><text:span text:style-name="T541">;</text:span></text:p>
      <text:p text:style-name="P67">        <text:span text:style-name="T541">}</text:span></text:p>
      <text:p text:style-name="P67">        <text:span text:style-name="T556">h1</text:span><text:span text:style-name="T541"> {</text:span></text:p>
      <text:p text:style-name="P67">            <text:span text:style-name="T496">color</text:span><text:span text:style-name="T541">: </text:span><text:span text:style-name="T505">darkblue</text:span><text:span text:style-name="T541">;</text:span></text:p>
      <text:p text:style-name="P67">            <text:span text:style-name="T496">background-color</text:span><text:span text:style-name="T541">: </text:span><text:span text:style-name="T505">lightblue</text:span><text:span text:style-name="T541">;</text:span></text:p>
      <text:p text:style-name="P67">        <text:span text:style-name="T541">}</text:span></text:p>
      <text:p text:style-name="P67">        <text:span text:style-name="T556">h2</text:span><text:span text:style-name="T541"> {</text:span></text:p>
      <text:p text:style-name="P67">            <text:span text:style-name="T496">color</text:span><text:span text:style-name="T541">: </text:span><text:span text:style-name="T505">darkred</text:span><text:span text:style-name="T541">;</text:span></text:p>
      <text:p text:style-name="P67">        <text:span text:style-name="T541">}</text:span></text:p>
      <text:p text:style-name="P67">        <text:span text:style-name="T556">p</text:span><text:span text:style-name="T541"> {</text:span></text:p>
      <text:p text:style-name="P67">            <text:span text:style-name="T496">text-align</text:span><text:span text:style-name="T541">: </text:span><text:span text:style-name="T505">justify</text:span><text:span text:style-name="T541">;</text:span></text:p>
      <text:p text:style-name="P67">        <text:span text:style-name="T541">}</text:span></text:p>
      <text:p text:style-name="P67">    <text:span text:style-name="T484">&lt;/</text:span><text:span text:style-name="T490">style</text:span><text:span text:style-name="T484">&gt;</text:span></text:p>
      <text:p text:style-name="P152"/>
      <text:p text:style-name="P152"/>
      <text:p text:style-name="P184"><text:span text:style-name="T95"><text:tab/>M</text:span><text:span text:style-name="T91">anter as </text:span><text:span text:style-name="T95">CSS</text:span><text:span text:style-name="T91"> fora do código HTML, além de uma maior organização, faz com que tudo seja reaproveitado de maneira mais eficiente nas outras páginas do site. Para isso, utilizamos a tag </text:span><text:span text:style-name="T232">&lt;link&gt;</text:span><text:span text:style-name="T90"> </text:span><text:span text:style-name="T91">especialmente configurada para trabalhar com arquivos </text:span><text:span text:style-name="T116">externos</text:span><text:span text:style-name="T91"> de estilo. Essa tag deve ser colocada dentro da área </text:span><text:span text:style-name="T187">&lt;head&gt;</text:span><text:span text:style-name="T90"> </text:span><text:span text:style-name="T91">do documento HTML. Opte </text:span><text:span text:style-name="T96">por</text:span><text:span text:style-name="T91"> </text:span><text:span text:style-name="T96">essa</text:span><text:span text:style-name="T91"> técnica </text:span><text:span text:style-name="T96">(</text:span><text:span text:style-name="T91">CSS external style</text:span><text:span text:style-name="T96">)</text:span><text:span text:style-name="T91"> sempre </text:span><text:soft-page-break/><text:span text:style-name="T91">que seu estilo for usado em várias páginas dentro do </text:span><text:span text:style-name="T99">mesmo </text:span><text:span text:style-name="T91">site </text:span><text:span text:style-name="T96">porque, ao usar </text:span><text:span text:style-name="T99">ess</text:span><text:span text:style-name="T96">a tag </text:span><text:span text:style-name="T188">&lt;link&gt;</text:span><text:span text:style-name="T96">,</text:span><text:span text:style-name="T91"> você pode compartilhar </text:span><text:span text:style-name="T96">um</text:span><text:span text:style-name="T91"> mesmo estilo entre </text:span><text:span text:style-name="T96">as páginas</text:span><text:span text:style-name="T91">, </text:span><text:span text:style-name="T99">reaproveitando código e </text:span><text:span text:style-name="T91">não </text:span><text:span text:style-name="T96">precisando</text:span><text:span text:style-name="T91"> </text:span><text:span text:style-name="T96">alterar</text:span><text:span text:style-name="T91"> vários arquivos quando o seu cliente solicitar uma pequena mudança no tom de uma determinada cor, por exemplo. </text:span><text:span text:style-name="T99">A</text:span><text:span text:style-name="T96">baixo, foi criado um arquivo com extensão </text:span><text:span text:style-name="T105">.css</text:span><text:span text:style-name="T96"> que </text:span><text:span text:style-name="T97">configura o estilo dos </text:span><text:span text:style-name="T108">seletores</text:span><text:span text:style-name="T96">.</text:span></text:p>
      <text:p text:style-name="P152"/>
      <text:p text:style-name="P195"><text:span text:style-name="T96">Nota:</text:span><text:span text:style-name="T290"> </text:span><text:span text:style-name="T301">/* </text:span><text:span text:style-name="T299">Assim são feitos os comentários em CSS </text:span><text:span text:style-name="T301">*/</text:span></text:p>
      <text:p text:style-name="P195"/>
      <text:p text:style-name="P196"><text:span text:style-name="T293">@charset </text:span><text:span text:style-name="T291">"UTF8"</text:span><text:span text:style-name="T294">;</text:span><text:span text:style-name="T295"> </text:span><text:span text:style-name="T300">/*evita incompatibilidade com acentos nas palavras*/</text:span></text:p>
      <text:p text:style-name="P65"><text:span text:style-name="T555">body</text:span> {</text:p>
      <text:p text:style-name="P67">    <text:span text:style-name="T496">background-color</text:span><text:span text:style-name="T541">: </text:span><text:span text:style-name="T505">lightgoldenrodyellow</text:span><text:span text:style-name="T541">;</text:span></text:p>
      <text:p text:style-name="P67">    <text:span text:style-name="T496">font-family</text:span><text:span text:style-name="T541">: </text:span><text:span text:style-name="T505">Arial</text:span><text:span text:style-name="T541">, </text:span><text:span text:style-name="T505">Helvetica</text:span><text:span text:style-name="T541">, </text:span><text:span text:style-name="T505">sans-serif</text:span><text:span text:style-name="T541">;</text:span></text:p>
      <text:p text:style-name="P67">    <text:span text:style-name="T496">font-size</text:span><text:span text:style-name="T541">: </text:span><text:span text:style-name="T558">20px</text:span><text:span text:style-name="T541">;</text:span></text:p>
      <text:p text:style-name="P65">}</text:p>
      <text:p text:style-name="P65"><text:span text:style-name="T555">h1</text:span> {</text:p>
      <text:p text:style-name="P67">    <text:span text:style-name="T496">color</text:span><text:span text:style-name="T541">: </text:span><text:span text:style-name="T505">maroon</text:span><text:span text:style-name="T541">;</text:span></text:p>
      <text:p text:style-name="P67">    <text:span text:style-name="T496">background-color</text:span><text:span text:style-name="T541">: </text:span><text:span text:style-name="T505">goldenrod</text:span><text:span text:style-name="T541">;</text:span></text:p>
      <text:p text:style-name="P65">}</text:p>
      <text:p text:style-name="P65"><text:span text:style-name="T555">h2</text:span> {</text:p>
      <text:p text:style-name="P67">    <text:span text:style-name="T496">color</text:span><text:span text:style-name="T541">: </text:span><text:span text:style-name="T505">darkred</text:span><text:span text:style-name="T541">;</text:span></text:p>
      <text:p text:style-name="P65">}</text:p>
      <text:p text:style-name="P65"><text:span text:style-name="T555">p</text:span> {</text:p>
      <text:p text:style-name="P67">    <text:span text:style-name="T496">text-align</text:span><text:span text:style-name="T541">: </text:span><text:span text:style-name="T505">justify</text:span><text:span text:style-name="T541">;</text:span></text:p>
      <text:p text:style-name="P65">}</text:p>
      <text:p text:style-name="P178"/>
      <text:p text:style-name="P155"><text:tab/>Após criar o documento CSS, conecte-o <text:span text:style-name="T559">à</text:span> <text:span text:style-name="T607">&lt;head&gt;</text:span> da página HTML através da tag:<text:tab/><text:span text:style-name="T486">&lt;</text:span><text:span text:style-name="T492">link</text:span><text:span text:style-name="T553"> </text:span><text:span text:style-name="T501">rel</text:span><text:span text:style-name="T553">=</text:span><text:span text:style-name="T507">"stylesheet"</text:span><text:span text:style-name="T553"> </text:span><text:span text:style-name="T501">href</text:span><text:span text:style-name="T553">=</text:span><text:span text:style-name="T507">"style.css"</text:span><text:span text:style-name="T486">&gt;</text:span></text:p>
      <text:p text:style-name="P102"/>
      <text:p text:style-name="P106"><text:tab/><text:span text:style-name="T331">A</text:span><text:span text:style-name="T327">talho</text:span><text:span text:style-name="T569"> para criar uma pasta dedicada aos estilos CSS: crie na </text:span><text:span text:style-name="T611">&lt;head&gt;</text:span><text:span text:style-name="T569"> um</text:span><text:span text:style-name="T447"> </text:span><text:span text:style-name="T449">link css</text:span><text:span text:style-name="T569">, como exemplo: </text:span><text:span text:style-name="T487">&lt;</text:span><text:span text:style-name="T493">link</text:span><text:span text:style-name="T554"> </text:span><text:span text:style-name="T502">rel</text:span><text:span text:style-name="T554">=</text:span><text:span text:style-name="T508">"stylesheet"</text:span><text:span text:style-name="T554"> </text:span><text:span text:style-name="T502">href</text:span><text:span text:style-name="T554">=</text:span><text:span text:style-name="T508">"</text:span><text:span text:style-name="T570">estilo/</text:span><text:span text:style-name="T508">style.css"</text:span><text:span text:style-name="T487">&gt;</text:span></text:p>
      <text:p text:style-name="P111">;<text:span text:style-name="T571">com o cursor em cima desse link, </text:span>aperte <text:span text:style-name="T604">CONTROL</text:span> + <text:span text:style-name="T605">ESPAÇO</text:span> e o VSCode vai acusar que não conseguiu encontrar a pasta, perguntando se deseja criá-la.</text:p>
      <text:p text:style-name="P201">Aprendizado do curso antigo</text:p>
      <text:p text:style-name="P170">HTML</text:p>
      <text:p text:style-name="P170"/>
      <text:p text:style-name="P187"><text:span text:style-name="T233">&lt;/hgroup&gt;</text:span><text:span text:style-name="T118"> </text:span><text:span text:style-name="T119">essa tag </text:span><text:span text:style-name="T118">agrupa títulos semelhantes, </text:span><text:span text:style-name="T119">com a</text:span><text:span text:style-name="T118"> mesma semântica. <text:line-break/></text:span><text:span text:style-name="T122">P</text:span><text:span text:style-name="T118">or exemplo: </text:span><text:span text:style-name="T189">&lt;hgroup&gt;&lt;h1&gt;</text:span><text:span text:style-name="T190">Game of thrones</text:span><text:span text:style-name="T189">&lt;/h1&gt;&lt;h2&gt;</text:span><text:span text:style-name="T190">Ch</text:span><text:span text:style-name="T191">r</text:span><text:span text:style-name="T190">onicles of </text:span><text:span text:style-name="T191">f</text:span><text:span text:style-name="T190">ire and bood</text:span><text:span text:style-name="T189">&lt;/h2&gt;&lt;h3&gt;autor George R. R. Martin&lt;/h3&gt;&lt;/hgroup&gt;</text:span></text:p>
      <text:p text:style-name="P108"/>
      <text:p text:style-name="P224"><text:span text:style-name="T286">Tags </text:span><text:span text:style-name="T287">estruturais</text:span><text:span text:style-name="T121"> </text:span><text:span text:style-name="T122">servem </text:span><text:span text:style-name="T121">para melhor visualização e otimização de SEO</text:span><text:span text:style-name="T120">:</text:span><text:span text:style-name="T118"><text:line-break/></text:span><text:span text:style-name="T233">&lt;/header&gt;</text:span><text:span text:style-name="T227"> </text:span><text:span text:style-name="T128">utilizad</text:span><text:span text:style-name="T130">a</text:span><text:span text:style-name="T128"> para representar </text:span><text:span text:style-name="T146">cabeçalhos</text:span><text:span text:style-name="T128">, sejam eles de um site, artigo ou seção.</text:span></text:p>
      <text:p text:style-name="P224"><text:span text:style-name="Strong_20_Emphasis"><text:span text:style-name="T234">&lt;/main&gt;</text:span></text:span><text:span text:style-name="Strong_20_Emphasis"><text:span text:style-name="T128"> </text:span></text:span><text:span text:style-name="T128"><text:s/>representa o conteúdo principal, relacionado diretamente com o tópico central da página</text:span></text:p>
      <text:p text:style-name="P186"><text:span text:style-name="T306">&lt;/footer&gt;</text:span><text:span text:style-name="T128"> rodapé</text:span></text:p>
      <text:p text:style-name="P186"><text:span text:style-name="T306">&lt;/section&gt;</text:span><text:span text:style-name="T128"> </text:span><text:span text:style-name="T131">identifica uma seção de conteúdo</text:span></text:p>
      <text:p text:style-name="P223"><text:span text:style-name="T306">&lt;/article&gt;</text:span><text:span text:style-name="T305"> </text:span><text:span text:style-name="T131">define um artigo, utilizada para </text:span><text:span text:style-name="T139">identificar</text:span><text:span text:style-name="T131"> o conteúdo da página </text:span><text:span text:style-name="T128"><text:line-break/></text:span><text:span text:style-name="T306">&lt;/aside&gt;</text:span><text:span text:style-name="T128"> </text:span><text:span text:style-name="T137">tag semântica para um </text:span><text:span text:style-name="T128">conteúdo lateral, próximo ao conteúdo principal. </text:span><text:span text:style-name="T141">Pode conter</text:span><text:span text:style-name="T137"> explicações, glossário, avisos, links relacionados, perfil do autor, etc.</text:span></text:p>
      <text:p text:style-name="P225"><text:span text:style-name="T306">&lt;/nav</text:span><text:span text:style-name="T268"> </text:span><text:span text:style-name="T266">id</text:span><text:span text:style-name="T268">= "</text:span><text:span text:style-name="T218">menu</text:span><text:span text:style-name="T268">"</text:span><text:span text:style-name="T306">&gt;</text:span><text:span text:style-name="T305"> </text:span><text:span text:style-name="T128">define </text:span><text:span text:style-name="T133">uma área</text:span><text:span text:style-name="T128"> </text:span><text:span text:style-name="T137">com elementos </text:span><text:span text:style-name="T128">de navegação, muito utilizad</text:span><text:span text:style-name="T133">a</text:span><text:span text:style-name="T128"> em conjunto com listas e na criação de menus. </text:span><text:span text:style-name="T129">Em azul, o parâmetro </text:span><text:span text:style-name="T256">id</text:span><text:span text:style-name="T178"> </text:span><text:span text:style-name="T129">atribui o </text:span><text:span text:style-name="T139">identificador</text:span><text:span text:style-name="T129"> </text:span><text:span text:style-name="T216">menu</text:span><text:span text:style-name="T129"> à tag </text:span><text:span text:style-name="T183">&lt;n</text:span><text:span text:style-name="T181">av</text:span><text:span text:style-name="T183">&gt;</text:span><text:span text:style-name="T129"> a fim de identificá-la nas </text:span><text:span text:style-name="T178">CSS</text:span><text:span text:style-name="T129">.</text:span></text:p>
      <text:p text:style-name="P226"><text:span text:style-name="T307">&lt;/figure&gt; </text:span><text:span text:style-name="T140">tag semântica para abrigar um conjunto de imagens, com seus títulos ou legendas</text:span><text:span text:style-name="T128"><text:line-break/></text:span><text:span text:style-name="T306">&lt;/figcaption&gt;</text:span><text:span text:style-name="T128"> adiciona uma </text:span><text:span text:style-name="T146">legenda</text:span><text:span text:style-name="T128"> à imagem. </text:span><text:span text:style-name="T129">E</text:span><text:span text:style-name="T128">ssa tag costuma ficar dentro da tag que abriga imagens </text:span><text:span text:style-name="T184">&lt;img&gt;</text:span><text:span text:style-name="T128"> </text:span><text:span text:style-name="T129">ou</text:span><text:span text:style-name="T128"> </text:span><text:span text:style-name="T184">&lt;figure&gt;</text:span></text:p>
      <text:p text:style-name="P229"/>
      <text:p text:style-name="P228"><text:span text:style-name="T118"><text:line-break/></text:span><text:span text:style-name="T308">&lt;wbr&gt;</text:span><text:span text:style-name="T118"> word breaker: permite </text:span><text:span text:style-name="T119">dividir uma</text:span><text:span text:style-name="T118"> palavra ao reduzir a tela, assim </text:span><text:span text:style-name="T119">ela</text:span><text:span text:style-name="T118"> pode ser quebrada para a próxima linha (muito </text:span><text:span text:style-name="T119">útil</text:span><text:span text:style-name="T118"> para grandes endereços de sites)<text:line-break/></text:span><text:span text:style-name="T266">&amp;shy;</text:span><text:span text:style-name="T118"> soft hyphen: semelhante à tag </text:span><text:span text:style-name="T182">&lt;wbr&gt;</text:span><text:span text:style-name="T118"> porém adiciona um hífen </text:span><text:span text:style-name="T119">(</text:span><text:span text:style-name="T118">ideal para divisão silábica de palavras grandes</text:span><text:span text:style-name="T119">)</text:span><text:span text:style-name="T118"><text:line-break/></text:span><text:span text:style-name="T267">&amp;nbsp;</text:span><text:span text:style-name="T118"> non-break spaces: adiciona um </text:span><text:span text:style-name="T150">espaço em branco</text:span><text:span text:style-name="T118"> lateral (</text:span><text:span text:style-name="T119">já que simples espaços ou enters são desconsiderados</text:span><text:span text:style-name="T118">)</text:span></text:p>
      <text:p text:style-name="P159"/>
      <text:p text:style-name="P159"/>
      <text:p text:style-name="P277"><text:span text:style-name="T388">C</text:span><text:span text:style-name="T387">riando </text:span><text:span text:style-name="T383">tabelas</text:span><text:span text:style-name="T387"> </text:span><text:span text:style-name="T388">HTML</text:span><text:span text:style-name="T387">:</text:span><text:span text:style-name="T459"><text:line-break/></text:span><text:span text:style-name="T576">&lt;table</text:span><text:span text:style-name="T612"> </text:span><text:span text:style-name="T580">id="tabela azul"</text:span><text:span text:style-name="T576">&gt;</text:span><text:span text:style-name="T459"> cria tabela, já com uma identificação para </text:span><text:span text:style-name="T464">uso </text:span><text:span text:style-name="T459"><text:s/></text:span><text:span text:style-name="T464">d</text:span><text:span text:style-name="T459">as CSS<text:line-break/></text:span><text:span text:style-name="T576">&lt;caption&gt;</text:span><text:span text:style-name="T459"> designa o </text:span><text:span text:style-name="T424">título</text:span><text:span text:style-name="T459"> da tabela<text:line-break/></text:span><text:span text:style-name="T576">&lt;th&gt;</text:span><text:span text:style-name="T465"> table head, </text:span><text:span text:style-name="T459">designa </text:span><text:span text:style-name="T465">título da </text:span><text:span text:style-name="T426">coluna</text:span></text:p>
      <text:p text:style-name="P230"><text:span text:style-name="T576">&lt;tr&gt;</text:span><text:span text:style-name="T459"> table </text:span><text:span text:style-name="T424">rows</text:span><text:span text:style-name="T459">, delimita as linhas<text:line-break/></text:span><text:span text:style-name="T576">&lt;td&gt;</text:span><text:span text:style-name="T459"> table </text:span><text:span text:style-name="T424">data</text:span><text:span text:style-name="T459">, delimita as células dentro de cada linha<text:line-break/><text:tab/></text:span><text:span text:style-name="T612">&lt;td</text:span><text:span text:style-name="T581"> rowspan="2"</text:span><text:span text:style-name="T612">&gt;</text:span><text:span text:style-name="T459"> </text:span><text:span text:style-name="T460">expansão</text:span><text:span text:style-name="T459"> em linha: </text:span><text:span text:style-name="T460">esse parâmetro é</text:span><text:span text:style-name="T459"> específico para a tag </text:span><text:span text:style-name="T593">&lt;td&gt;</text:span><text:span text:style-name="T459"> </text:span><text:span text:style-name="T460">e</text:span><text:span text:style-name="T459"> faz a célula ocupar mais de uma </text:span><text:span text:style-name="T424">linha</text:span><text:span text:style-name="T459">. </text:span><text:span text:style-name="T463">(mesclar)</text:span><text:span text:style-name="T459"><text:line-break/><text:tab/></text:span><text:span text:style-name="T612">&lt;td </text:span><text:span text:style-name="T581">colspan="2"</text:span><text:span text:style-name="T612">&gt;</text:span><text:span text:style-name="T459"> </text:span><text:span text:style-name="T460">expansão</text:span><text:span text:style-name="T459"> em </text:span><text:span text:style-name="T460">coluna</text:span><text:span text:style-name="T459">: faz a célula ocupar mais de uma </text:span><text:span text:style-name="T425">coluna</text:span><text:span text:style-name="T459">.</text:span></text:p>
      <text:p text:style-name="P276"/>
      <text:p text:style-name="P213"><text:span text:style-name="T389">Criando </text:span><text:span text:style-name="T384">formulários</text:span><text:span text:style-name="T389"> HTML</text:span><text:span text:style-name="T461"> </text:span><text:span text:style-name="T460">para </text:span><text:span text:style-name="T562">receber dados do usuário</text:span><text:span text:style-name="T563">:</text:span></text:p>
      <text:p text:style-name="P222"><text:span text:style-name="Strong_20_Emphasis"><text:span text:style-name="T309">&lt;/form&gt;</text:span></text:span><text:span text:style-name="Strong_20_Emphasis"><text:span text:style-name="T154"> </text:span></text:span><text:span text:style-name="T154">inicia um formulário, delimit</text:span><text:span text:style-name="T156">ando</text:span><text:span text:style-name="T154"> </text:span><text:span text:style-name="T156">sua</text:span><text:span text:style-name="T154"> área. Essa tag possui </text:span><text:span text:style-name="T156">2</text:span><text:span text:style-name="T154"> parâmetros importantes:</text:span></text:p>
      <text:list xml:id="list977557527" text:style-name="L9">
        <text:list-item>
          <text:p text:style-name="P252"><text:span text:style-name="T257">method = "</text:span><text:span text:style-name="T259">get</text:span><text:span text:style-name="T257">"</text:span><text:span text:style-name="T154">: mais veloz </text:span><text:span text:style-name="T157">porém</text:span><text:span text:style-name="T154"> menos seguro pois todos os dados de todos os objetos que estiverem no formulário vão ser colocados na URL assim que enviar </text:span><text:span text:style-name="T162">o</text:span><text:span text:style-name="T154"> formulário.</text:span></text:p>
        </text:list-item>
        <text:list-item>
          <text:p text:style-name="P252"><text:span text:style-name="T257">method = "</text:span><text:span text:style-name="T259">post</text:span><text:span text:style-name="T257">"</text:span><text:span text:style-name="T154">: mais lento porém mais seguro pois os dados serão enviados diretamente por pacotes dentro da solicitação </text:span><text:span text:style-name="T157">e </text:span><text:span text:style-name="T154">não pela URL.</text:span></text:p>
        </text:list-item>
      </text:list>
      <text:p text:style-name="P107"><text:span text:style-name="Strong_20_Emphasis"><text:span text:style-name="T583"/></text:span></text:p>
      <text:p text:style-name="P215"><text:span text:style-name="T577">&lt;/fieldset&gt;</text:span> tag semântica, indica um conjunto de campos. Exemplo: identificação, endereço, pagamento.</text:p>
      <text:p text:style-name="P215"><text:span text:style-name="T577">&lt;/legend&gt;</text:span> representa o título do campo de preenchimento ou, em outras palavras, representa um rótulo para o conteúdo do seu ancestral &lt;fieldset&gt;<text:line-break/><text:line-break/><text:span text:style-name="T577">&lt;input&gt;</text:span> é usada para criar controles interativos (<text:span text:style-name="T320">objetos</text:span>) para formulários. Essa tag não tem fechamento. <text:span text:style-name="T629">Alguns parâmetros são:</text:span></text:p>
      <text:list xml:id="list3305482864" text:style-name="L10">
        <text:list-item>
          <text:p text:style-name="P260"><text:span text:style-name="T259">t</text:span><text:span text:style-name="T258">ype:</text:span><text:span text:style-name="T154"> indica o tipo do campo. </text:span><text:span text:style-name="T169">Entre os vários parâmetros, os principais são</text:span><text:span text:style-name="T154"> </text:span><text:span text:style-name="T143">tex</text:span><text:span text:style-name="T142">t</text:span><text:span text:style-name="T154">, </text:span><text:span text:style-name="T143">password</text:span><text:span text:style-name="T154">, </text:span><text:span text:style-name="T147">e-mail</text:span><text:span text:style-name="T169">, </text:span><text:span text:style-name="T147">radio</text:span><text:span text:style-name="T169">, </text:span><text:span text:style-name="T147">range</text:span><text:span text:style-name="T169">, </text:span><text:span text:style-name="T147">checkbox</text:span><text:span text:style-name="T169">, </text:span><text:span text:style-name="T147">button</text:span><text:span text:style-name="T169">, </text:span><text:span text:style-name="T147">submit</text:span><text:span text:style-name="T169">, etc</text:span></text:p>
        </text:list-item>
        <text:list-item>
          <text:p text:style-name="P253"><text:span text:style-name="T259">placeholder</text:span><text:span text:style-name="T154">: é o texto-</text:span><text:span text:style-name="T175">dica</text:span><text:span text:style-name="T154"> mostrado antes de digitar na textbox</text:span></text:p>
        </text:list-item>
        <text:list-item>
          <text:p text:style-name="P254"><text:span text:style-name="T260">min</text:span><text:span text:style-name="T250">: </text:span><text:span text:style-name="T154">limita um valor mínimo </text:span><text:span text:style-name="T161">à</text:span><text:span text:style-name="T154"> caixa de texto</text:span></text:p>
        </text:list-item>
        <text:list-item>
          <text:p text:style-name="P261"><text:span text:style-name="T258">max</text:span><text:span text:style-name="T249">: </text:span><text:span text:style-name="T154">limita um valor máximo à caixa de texto</text:span></text:p>
        </text:list-item>
        <text:list-item>
          <text:p text:style-name="P262"><text:span text:style-name="T260">size:</text:span><text:span text:style-name="T153"> indica o tamanho da caixa (</text:span><text:span text:style-name="T168">quantos caracteres aparecem</text:span><text:span text:style-name="T153">) </text:span></text:p>
        </text:list-item>
        <text:list-item>
          <text:p text:style-name="P260"><text:span text:style-name="T260">maxlength:</text:span><text:span text:style-name="T153"> comprimento máximo (limita a quantidade de caracteres)</text:span></text:p>
        </text:list-item>
        <text:list-item>
          <text:p text:style-name="P261"><text:span text:style-name="T258">required</text:span><text:span text:style-name="T249">: </text:span><text:span text:style-name="T154">com essa cláusula, exige que o campo seja preenchido</text:span></text:p>
        </text:list-item>
        <text:list-item>
          <text:p text:style-name="P263"><text:span text:style-name="T260">readonly:</text:span><text:span text:style-name="T153"> impede que seja inserido valor na textbox</text:span></text:p>
        </text:list-item>
        <text:list-item>
          <text:p text:style-name="P263"><text:span text:style-name="T260">checked:</text:span><text:span text:style-name="T153"> já deixa a opção como marcada em uma checkbox</text:span></text:p>
        </text:list-item>
        <text:list-item>
          <text:p text:style-name="P263"><text:span text:style-name="T260">value:</text:span><text:span text:style-name="T153"> </text:span><text:span text:style-name="T174">define um valor como padrão</text:span></text:p>
        </text:list-item>
        <text:list-item>
          <text:p text:style-name="P253"><text:span text:style-name="T259">list</text:span><text:span text:style-name="T154">: se liga a tag &lt;datalist&gt;</text:span></text:p>
        </text:list-item>
      </text:list>
      <text:p text:style-name="P278"><text:span text:style-name="T309">&lt;datalist&gt;</text:span><text:span text:style-name="T154"> cria uma lista de preenchimento automático em um </text:span><text:span text:style-name="T193">&lt;input&gt;</text:span><text:span text:style-name="T154"> para ajudar o usuário a não digitar de maneira incorreta. </text:span><text:span text:style-name="T157">Como exemplo,</text:span><text:span text:style-name="T163"> </text:span><text:span text:style-name="T157">países.</text:span><text:span text:style-name="T154"><text:line-break/><text:line-break/></text:span><text:span text:style-name="T309">&lt;label&gt;</text:span><text:span text:style-name="T154"> </text:span><text:span text:style-name="T159">além de </text:span><text:span text:style-name="T163">rotular</text:span><text:span text:style-name="T160"> cada campo do </text:span><text:span text:style-name="T159">f</text:span><text:span text:style-name="T160">ormulário, </text:span><text:span text:style-name="T154">é usad</text:span><text:span text:style-name="T159">a</text:span><text:span text:style-name="T154"> para </text:span><text:span text:style-name="T143">referenciar um objeto, ligando-se ao </text:span><text:span text:style-name="T148">seu </text:span><text:span text:style-name="T143">parâmetro </text:span><text:span text:style-name="T262">id</text:span><text:span text:style-name="T154"> da tag </text:span><text:span text:style-name="T193">&lt;input&gt;</text:span><text:span text:style-name="T154">, </text:span><text:span text:style-name="T163">assim</text:span><text:span text:style-name="T154"> toda a palavra ou frase se torna uma área de interação </text:span><text:span text:style-name="T179">clicável</text:span><text:span text:style-name="T154">. Além de seu valor prático, </text:span><text:span text:style-name="T175">possui</text:span><text:span text:style-name="T154"> também um valor semântico, melhorando o SEO.<text:line-break/><text:line-break/></text:span><text:span text:style-name="T309">&lt;select&gt;</text:span><text:span text:style-name="T154"> cria caixas combinadas (</text:span><text:span text:style-name="T157">lista</text:span><text:span text:style-name="T154"> de escolha) combina</text:span><text:span text:style-name="T157">da</text:span><text:span text:style-name="T154"> com a tag &lt;option&gt;<text:line-break/></text:span><text:span text:style-name="T309">&lt;option</text:span><text:span text:style-name="T193"> </text:span><text:span text:style-name="T269">value="</text:span><text:span text:style-name="T219">RJ</text:span><text:span text:style-name="T269">" selected</text:span><text:span text:style-name="T309">&gt;</text:span><text:span text:style-name="T154"> mostra as </text:span><text:span text:style-name="T170">opções</text:span><text:span text:style-name="T154"> da tag &lt;select&gt;.<text:line-break/></text:span><text:span text:style-name="T157">Os parâmetros:</text:span></text:p>
      <text:list xml:id="list1952583310" text:style-name="L11">
        <text:list-item>
          <text:p text:style-name="P255"><text:span text:style-name="T259">selected</text:span><text:span text:style-name="T154">: já deixa a opção como </text:span><text:span text:style-name="T159">marcada/</text:span><text:span text:style-name="T154">selecionada</text:span></text:p>
        </text:list-item>
      </text:list>
      <text:list xml:id="list610391992" text:style-name="L12">
        <text:list-item>
          <text:p text:style-name="P256"><text:span text:style-name="T259">value</text:span><text:span text:style-name="T154">: envia somente o valor “RJ” ao banco de dados.</text:span></text:p>
        </text:list-item>
      </text:list>
      <text:p text:style-name="P233"><text:span text:style-name="T309">&lt;optgroup </text:span><text:span text:style-name="T194">label="Região Su</text:span><text:span text:style-name="T195">l</text:span><text:span text:style-name="T194">"</text:span><text:span text:style-name="T309">&gt;</text:span><text:span text:style-name="T154"> separa em áreas </text:span><text:span text:style-name="T163">um </text:span><text:span text:style-name="T154">grupo de tags </text:span><text:span text:style-name="T194">&lt;option&gt;</text:span></text:p>
      <text:p text:style-name="P235"/>
      <text:p text:style-name="P234"><text:span text:style-name="T309">&lt;/datalist&gt;</text:span><text:span text:style-name="T154"> oferece opções de </text:span><text:span text:style-name="T149">autofill</text:span><text:span text:style-name="T171"> (</text:span><text:span text:style-name="T154">preenchimento </text:span><text:span text:style-name="T171">automático)</text:span><text:span text:style-name="T154"> enquanto o usuário digita em uma textbox, </text:span><text:span text:style-name="T172">ajudando-o para não inserir um valor incorreto.</text:span><text:span text:style-name="T154"><text:line-break/><text:line-break/></text:span><text:span text:style-name="T309">&lt;textarea&gt;</text:span><text:span text:style-name="T154"> são </text:span><text:span text:style-name="T159">como </text:span><text:span text:style-name="T154">objetos textbox </text:span><text:span text:style-name="T159">só que </text:span><text:span text:style-name="T154">maiores, usados para </text:span><text:span text:style-name="Strong_20_Emphasis"><text:span text:style-name="T158">cria</text:span></text:span><text:span text:style-name="Strong_20_Emphasis"><text:span text:style-name="T157">r</text:span></text:span><text:span text:style-name="Strong_20_Emphasis"><text:span text:style-name="T158"> um </text:span></text:span><text:span text:style-name="T158">campo de preenchimento de </text:span><text:span text:style-name="T145">textos</text:span><text:span text:style-name="T158">. </text:span><text:span text:style-name="T173">Exemplo:<text:line-break/></text:span><text:span text:style-name="T318">&lt;</text:span><text:span text:style-name="T289">textarea</text:span><text:span text:style-name="T296"> </text:span><text:span text:style-name="T319">name</text:span><text:span text:style-name="T296">=</text:span><text:span text:style-name="T292">"tMsg"</text:span><text:span text:style-name="T296"> </text:span><text:span text:style-name="T319">id</text:span><text:span text:style-name="T296">=</text:span><text:span text:style-name="T292">"cMsg"</text:span><text:span text:style-name="T296"> </text:span><text:span text:style-name="T319">cols</text:span><text:span text:style-name="T296">=</text:span><text:span text:style-name="T292">"45"</text:span><text:span text:style-name="T296"> </text:span><text:span text:style-name="T319">rows</text:span><text:span text:style-name="T296">=</text:span><text:span text:style-name="T292">"5"</text:span><text:span text:style-name="T296"> </text:span><text:span text:style-name="T319">placeholder</text:span><text:span text:style-name="T296">=</text:span><text:span text:style-name="T292">"Deixe aqui sua mensagem"</text:span><text:span text:style-name="T296"> </text:span><text:span text:style-name="T318">&gt;&lt;/</text:span><text:span text:style-name="T289">textarea</text:span><text:span text:style-name="T318">&gt;</text:span></text:p>
      <text:p text:style-name="P236"/>
      <text:p text:style-name="P113"/>
      <text:p text:style-name="P112"><text:span text:style-name="T380">Criando tags </text:span><text:span text:style-name="T381">contêineres</text:span> <text:span text:style-name="T398">para </text:span><text:span text:style-name="T395">formatação</text:span><text:span text:style-name="T398"> de CSS:</text:span></text:p>
      <text:p text:style-name="P185"><text:span text:style-name="T306">&lt;span&gt;</text:span><text:span text:style-name="T132"> Apesar de ter uma funcionalidade e características parecidas com os parágrafos, costumam ser utilizadas apenas para </text:span><text:span text:style-name="T143">pequenas informações</text:span><text:span text:style-name="T132">, como </text:span><text:span text:style-name="T143">legendas</text:span><text:span text:style-name="T132"> de um formulário, legendas de uma imagem, etc. Também pode ser utilizada para formar um </text:span><text:span text:style-name="T143">container </text:span><text:span text:style-name="T144">genérico</text:span><text:span text:style-name="T143"> inline</text:span><text:span text:style-name="T132">, um </text:span><text:span text:style-name="T143">seletor de estilo</text:span><text:span text:style-name="T132"> que pode ser usado para aplicar CSS dentro de um </text:span><text:span text:style-name="T143">trecho específico</text:span><text:span text:style-name="T132">.</text:span></text:p>
      <text:p text:style-name="P275"><text:span text:style-name="T309">&lt;div&gt;</text:span><text:span text:style-name="T154"> não possui um valor semântico </text:span><text:span text:style-name="T164">mas é</text:span><text:span text:style-name="T154"> muito utilizada para organizar melhor o conteúdo, defini</text:span><text:span text:style-name="T165">ndo</text:span><text:span text:style-name="T154"> </text:span><text:span text:style-name="T143">divisões lógicas</text:span><text:span text:style-name="T166">,</text:span><text:span text:style-name="T154">organiza</text:span><text:span text:style-name="T167">ndo</text:span><text:span text:style-name="T154"> as informações </text:span><text:span text:style-name="T155">ao</text:span><text:span text:style-name="T154"> delimit</text:span><text:span text:style-name="T155">á-l</text:span><text:span text:style-name="T154">as dentro de um layout, permitindo </text:span><text:span text:style-name="T143">aplicação particular de CSS,</text:span><text:span text:style-name="T154"> centraliza</text:span><text:span text:style-name="T155">ndo </text:span><text:span text:style-name="T154">blocos de conteúdo, cria</text:span><text:span text:style-name="T155">ndo</text:span><text:span text:style-name="T154"> efeitos de coluna,</text:span><text:span text:style-name="T155"> </text:span><text:span text:style-name="T154">diferentes áreas de cor e muito mais.</text:span></text:p>
      <text:p text:style-name="P271"><text:span text:style-name="T380">Criando</text:span> <text:span text:style-name="T381">mapas de imagens</text:span><text:span text:style-name="T380">:</text:span></text:p>
      <text:p text:style-name="P114"><text:span text:style-name="T577">&lt;map&gt;</text:span> é usada com a tag <text:span text:style-name="T577">&lt;area&gt;</text:span> para definir um mapa de imagem (a área clicável do link). Existem 3 tipos de área: retângulo (<text:span text:style-name="T527">rect</text:span>), círculo(<text:span text:style-name="T527">circle</text:span>) e polígono(<text:span text:style-name="T527">poly</text:span>).<text:line-break/>Dentro de um mapa, existem áreas. Dentro de cada área é preciso informar os <text:span text:style-name="T606">4</text:span> seguintes atributos:</text:p>
      <text:list xml:id="list3709641117" text:style-name="L13">
        <text:list-item>
          <text:p text:style-name="P244"><text:span text:style-name="T624">o </text:span><text:span text:style-name="T320">shape</text:span> <text:span text:style-name="T624">(rect, circle ou poly</text:span>)</text:p>
        </text:list-item>
        <text:list-item>
          <text:p text:style-name="P245">as <text:span text:style-name="T320">coords</text:span> desse shape <text:span text:style-name="T627">em x,y</text:span> <text:span text:style-name="T624">(</text:span>a ordem respectiva das coordenadas <text:span text:style-name="T627">caso o shape seja um </text:span><text:span text:style-name="T439">retângulo</text:span><text:span text:style-name="T627"> são</text:span>: <text:span text:style-name="T622">canto superior esquerdo → canto inferior direito; caso o shape seja um </text:span><text:span text:style-name="T440">círculo</text:span><text:span text:style-name="T622"> são: o centro da circunferência e o tamanho do raio (em pixels). Essas coordenadas podem ser encontradas através de um editor de imagens, como o Paint)</text:span></text:p>
        </text:list-item>
        <text:list-item>
          <text:p text:style-name="P245">o <text:span text:style-name="T332">href</text:span> <text:span text:style-name="T623">é o endereço do arquivo que será aberto (se precisar abrir em uma posição específica desse arquivo, separe-o em </text:span><text:span text:style-name="T614">articles</text:span><text:span text:style-name="T623"> identificados por </text:span><text:span text:style-name="T339">#</text:span><text:span text:style-name="T340">id</text:span><text:span text:style-name="T623"> e depois use uma</text:span> <text:span text:style-name="T320">#</text:span> <text:span text:style-name="T624">após o endereço do </text:span><text:span text:style-name="T615">href</text:span><text:span text:style-name="T624"> </text:span>para abri-<text:span text:style-name="T625">lo</text:span> diretamente posicionado no artigo<text:span text:style-name="T622"> escolhido, identificado</text:span> através do <text:span text:style-name="T608">id</text:span><text:span text:style-name="T623">)</text:span></text:p>
        </text:list-item>
        <text:list-item>
          <text:p text:style-name="P246">o <text:span text:style-name="T320">target </text:span><text:span text:style-name="T626">(i</text:span>ndica onde <text:span text:style-name="T626">exibir o arquivo</text:span>, geralmente em um <text:span text:style-name="T613">iframe</text:span><text:span text:style-name="T339">)</text:span>.</text:p>
        </text:list-item>
      </text:list>
      <text:p text:style-name="P10"/>
      <text:p text:style-name="P76"><text:span text:style-name="T134">P</text:span><text:span text:style-name="T135">a</text:span><text:span text:style-name="T134">sso a passo para criar um mapa</text:span><text:span text:style-name="T135"> de imagens:</text:span></text:p>
      <text:list xml:id="list2324472355" text:style-name="L14">
        <text:list-item>
          <text:p text:style-name="P257"><text:span text:style-name="T134">L</text:span><text:span text:style-name="T135">ink a imagem ao mapa através do parâmetro </text:span><text:span text:style-name="T261">usemap</text:span><text:span text:style-name="T135">. Exemplo:<text:line-break/></text:span><text:span text:style-name="T310">&lt;img src="imagens/glass.jpg" </text:span><text:span text:style-name="T312">usemap</text:span><text:span text:style-name="T310">="#meumapa"/&gt;</text:span></text:p>
        </text:list-item>
        <text:list-item>
          <text:p text:style-name="P257"><text:span text:style-name="T134">U</text:span><text:span text:style-name="T135">se a tag &lt;map&gt;. Exemplo:<text:line-break/></text:span><text:span text:style-name="T312">&lt;map</text:span><text:span text:style-name="T310"> name="meumapa"</text:span><text:span text:style-name="T312">&gt;</text:span></text:p>
        </text:list-item>
        <text:list-item>
          <text:p text:style-name="P264"><text:span text:style-name="T134">U</text:span><text:span text:style-name="T135">se a tag &lt;area&gt; </text:span><text:span text:style-name="T138">com os parâmetros:</text:span><text:span text:style-name="T135"> </text:span><text:span text:style-name="T264">shape</text:span><text:span text:style-name="T135">, </text:span><text:span text:style-name="T263">coords</text:span><text:span text:style-name="T138">,</text:span><text:span text:style-name="T135"> </text:span><text:span text:style-name="T264">href</text:span><text:span text:style-name="T135"> e também o </text:span><text:span text:style-name="T263">target</text:span><text:span text:style-name="T135"><text:line-break/>Exemplo:</text:span><text:span text:style-name="T310">&lt;area </text:span><text:span text:style-name="T312">shape</text:span><text:span text:style-name="T310">="rect" </text:span><text:span text:style-name="T312">coords</text:span><text:span text:style-name="T310">="179,202,170,160" </text:span><text:span text:style-name="T312">href</text:span><text:span text:style-name="T310">="glass.html#tela" </text:span><text:span text:style-name="T312">target</text:span><text:span text:style-name="T310">="janela"/&gt;</text:span></text:p>
        </text:list-item>
        <text:list-item>
          <text:p text:style-name="P258"><text:span text:style-name="T136">F</text:span><text:span text:style-name="T135">eche a tag </text:span><text:span text:style-name="T192">&lt;/map&gt;</text:span></text:p>
        </text:list-item>
        <text:list-item>
          <text:p text:style-name="P273"><text:span text:style-name="T136">I</text:span><text:span text:style-name="T135">ndique o iframe. Exemplo:</text:span><text:span text:style-name="T180"><text:line-break/></text:span><text:span text:style-name="T313">&lt;iframe</text:span><text:span text:style-name="T311"> src="glass.html" name="janela" id="specs"</text:span><text:span text:style-name="T313">&gt; &lt;/iframe&gt;</text:span></text:p>
        </text:list-item>
      </text:list>
      <text:p text:style-name="P200"><text:span text:style-name="T390">CSS</text:span><text:line-break/></text:p>
      <text:p text:style-name="P206"><text:span text:style-name="T589">C</text:span>uidado ao escrever os parâmetros porque <text:span text:style-name="T399">ESPAÇO</text:span> <text:span text:style-name="T423">indica mudança de parâmetro</text:span></text:p>
      <text:p text:style-name="P109"/>
      <text:p text:style-name="P232"><text:span text:style-name="T578">O</text:span> site <text:a xlink:type="simple" xlink:href="https://expressprefixr.herokuapp.com/" text:style-name="Internet_20_link" text:visited-style-name="Visited_20_Internet_20_Link">prefixr</text:a> reduz consideravelmente o código CSS e ajuda <text:span text:style-name="T578">também</text:span> na <text:span text:style-name="T320">retrocompatibilidade</text:span> de navegadores.<text:line-break/><text:line-break/>No CSS, existem 2 tipos de <text:span text:style-name="T320">posicionamento: </text:span></text:p>
      <text:list xml:id="list4018657977" text:style-name="L15">
        <text:list-item>
          <text:p text:style-name="P259"><text:span text:style-name="T150">absoluto</text:span><text:span text:style-name="T176">: o objeto fica livre por toda a página</text:span></text:p>
        </text:list-item>
        <text:list-item>
          <text:p text:style-name="P259"><text:span text:style-name="T150">relativo</text:span><text:span text:style-name="T118">: </text:span><text:span text:style-name="T123">o objeto fica preso </text:span><text:span text:style-name="T118">dentro do cont</text:span><text:span text:style-name="T123">ê</text:span><text:span text:style-name="T118">iner</text:span></text:p>
        </text:list-item>
      </text:list>
      <text:p text:style-name="P12"/>
      <text:p text:style-name="P77"><text:span text:style-name="T124">N</text:span><text:span text:style-name="T118">o CSS, </text:span><text:span text:style-name="T151">uma</text:span><text:span text:style-name="T150"> hash(#) identifica a "id", </text:span><text:span text:style-name="T152">já o ponto(.) identifica uma classe</text:span><text:span text:style-name="T126">.</text:span></text:p>
      <text:p text:style-name="P248"/>
      <text:p text:style-name="P110"><text:span text:style-name="T572">Diferença entre </text:span><text:span text:style-name="T573">id</text:span><text:span text:style-name="T572"> e </text:span><text:span text:style-name="T573">class</text:span><text:span text:style-name="T572">:</text:span><text:line-break/><text:span text:style-name="T582">T</text:span><text:span text:style-name="T459">anto para HTML quanto para CSS, um </text:span><text:span text:style-name="T392">id</text:span><text:span text:style-name="T459"> só pode ser aplicado para um </text:span><text:span text:style-name="T462">único </text:span><text:span text:style-name="T459">objeto e não para vários. Para resolver isso e identificar vários objetos existe a </text:span><text:span text:style-name="T392">class</text:span><text:span text:style-name="T459">, que define a formatação de vários objetos.</text:span></text:p>
      <text:p text:style-name="P110"><text:span text:style-name="T459"/></text:p>
      <text:p text:style-name="P77"><text:span text:style-name="T177">Dica:</text:span><text:span text:style-name="T127"> crie o hábito de colocar id em todos objetos HTML, isso facilitará muito na hora da formatação em CSS</text:span><text:span text:style-name="T118"><text:line-break/></text:span></text:p>
      <text:p text:style-name="P110"><text:span text:style-name="T527">padding</text:span>: é o parâmetro <text:span text:style-name="T587">que define o espaço </text:span><text:span text:style-name="T423">interno</text:span> <text:span text:style-name="T587">do objeto</text:span><text:line-break/><text:span text:style-name="T527">margin</text:span>: é o parâmetro <text:span text:style-name="T587">que define o espaço </text:span><text:span text:style-name="T423">externo</text:span> do objeto<text:line-break/><text:line-break/><text:span text:style-name="T320">@</text:span><text:span text:style-name="T592">font-face {}</text:span>: use esse comando no topo do documento CSS para <text:span text:style-name="T578">importar</text:span> uma fonte que está dentro do projeto.<text:line-break/><text:line-break/>O <text:a xlink:type="simple" xlink:href="https://fonts.google.com/" text:style-name="Internet_20_link" text:visited-style-name="Visited_20_Internet_20_Link">Google </text:a><text:a xlink:type="simple" xlink:href="https://fonts.google.com/" text:style-name="Internet_20_link" text:visited-style-name="Visited_20_Internet_20_Link"><text:span text:style-name="T578">F</text:span></text:a><text:a xlink:type="simple" xlink:href="https://fonts.google.com/" text:style-name="Internet_20_link" text:visited-style-name="Visited_20_Internet_20_Link">onts</text:a> é um <text:span text:style-name="T578">ótimo </text:span>repositório de fontes.<text:line-break/><text:line-break/>Caso o navegador do usuário esteja desatualizado e não reconheça a fonte importada, ele <text:span text:style-name="T578">então </text:span>apresentará a sua fonte padrão<text:line-break/></text:p>
      <text:p text:style-name="P179">3 formas de representar cores:</text:p>
      <text:list xml:id="list1749030298" text:style-name="L16">
        <text:list-item>
          <text:p text:style-name="P247"><text:span text:style-name="T522">HSB</text:span><text:span text:style-name="T459"> (matiz, saturação e luminosidade). Podendo apresentar ou não o parâmetro de </text:span><text:span text:style-name="T424">opacidade/transparência</text:span><text:span text:style-name="T459">, sendo 1 = 100% e 0.5 = 50%. Por exemplo: </text:span><text:span text:style-name="T525">color: hsla(202º, 82%, 76%, 0.6);</text:span></text:p>
        </text:list-item>
        <text:list-item>
          <text:p text:style-name="P247"><text:span text:style-name="T509">R</text:span><text:span text:style-name="T620">G</text:span><text:span text:style-name="T619">B</text:span><text:span text:style-name="T459"> (red, green, blue) Podendo apresentar ou não o parâmetro de </text:span><text:span text:style-name="T424">opacidade</text:span><text:span text:style-name="T459">, por exemplo: </text:span><text:span text:style-name="T525">color: rgba(35, 137, 195, 0.3);</text:span></text:p>
        </text:list-item>
        <text:list-item>
          <text:p text:style-name="P247"><text:span text:style-name="T525">Código</text:span><text:span text:style-name="T459"> </text:span><text:span text:style-name="T522">Hexadecimal</text:span><text:span text:style-name="T459">. Por exemplo: </text:span><text:span text:style-name="T526">#002233</text:span></text:p>
        </text:list-item>
      </text:list>
      <text:p text:style-name="P15"/>
      <text:p text:style-name="P11"><text:soft-page-break/><text:span text:style-name="T381">Webkit</text:span> é um <text:span text:style-name="T423">motor de renderização</text:span> HTML usado pelos navegadores. Ele suporta várias propriedades CSS personalizadas, permitindo fazer zoom, dar perspectivas, rotacionar, ajustar tamanho, inclinar ou traduzir elementos.<text:line-break/>O prefixo -webkit- quer dizer que só os browsers que têm estrutura do webkit é que vão usar/ler/aplicar essa regr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Inter" svg:font-family="Inter, BlinkMacSystemFont, 'Segoe UI', Roboto, Oxygen, Ubuntu, Cantarell, 'Fira Sans', 'Droid Sans', 'Helvetica Neue', sans-sans"/>
    <style:font-face style:name="Mangal1" svg:font-family="Mangal"/>
    <style:font-face style:name="arial" svg:font-family="arial, sans-serif"/>
    <style:font-face style:name="Microsoft Sans Serif1" svg:font-family="'Microsoft Sans Serif'" style:font-family-generic="swiss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8-06T17:07:54.720000000</dc:date>
    <meta:editing-duration>P11DT8H26M36S</meta:editing-duration>
    <meta:editing-cycles>70</meta:editing-cycles>
    <meta:document-statistic meta:table-count="0" meta:image-count="13" meta:object-count="0" meta:page-count="24" meta:paragraph-count="327" meta:word-count="5256" meta:character-count="33136" meta:non-whitespace-character-count="27785"/>
  </office:meta>
</office:document-meta>
</file>